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花旗认为AI的蓬勃发展将提振美国和亚洲的股市 (Free Version)</text:span>
</text:h>
      <text:p text:style-name="P4">
Author: Katy Barnato</text:p>
      <text:p text:style-name="P4">
Publisher: 华尔街日报中文网</text:p>
      <text:p text:style-name="P4">
Published Time: 2023-05-27T-5:25:00.000Z</text:p>
      <text:p text:style-name="P4">
Modified Time: 2023-05-27T01:25:00.000Z</text:p>
      <text:p text:style-name="P4">
Created Time: 2023-05-27T00:15:00.000Z</text:p>
      <text:p text:style-name="P4">
Description: 花旗集团策略师将对美股的评级调高至中性，并予以科技股增持评级，理由是AI需求的蓬勃发展和美联储加息周期预期将结束。</text:p>
      <text:p text:style-name="P4">
Images: []</text:p>
      <text:p text:style-name="P4">
Categories: ['金融市场']</text:p>
      <text:p text:style-name="P4">
Keywords: SYND</text:p>
      <text:p text:style-name="P4">
Type: Article</text:p>
      <!--METADATA-->
      <text:p text:style-name="P4">
花旗集团(Citigroup, C)策略师将对美股的评级调高至中性，并予以科技股增持评级，理由是人工智能(AI)需求的蓬勃发展和美联储加息周期预期将结束。</text:p>
      <text:p text:style-name="P4">
Source: <text:a xlink:type="simple" xlink:href="https://cn.wsj.com/articles/%E8%8A%B1%E6%97%97%E8%AE%A4%E4%B8%BAai%E7%9A%84%E8%93%AC%E5%8B%83%E5%8F%91%E5%B1%95%E5%B0%86%E6%8F%90%E6%8C%AF%E7%BE%8E%E5%9B%BD%E5%92%8C%E4%BA%9A%E6%B4%B2%E7%9A%84%E8%82%A1%E5%B8%82-291d95ce" text:style-name="Internet_20_link" text:visited-style-name="Visited_20_Internet_20_Link">
https://cn.wsj.com/articles/%E8%8A%B1%E6%97%97%E8%AE%A4%E4%B8%BAai%E7%9A%84%E8%93%AC%E5%8B%83%E5%8F%91%E5%B1%95%E5%B0%86%E6%8F%90%E6%8C%AF%E7%BE%8E%E5%9B%BD%E5%92%8C%E4%BA%9A%E6%B4%B2%E7%9A%84%E8%82%A1%E5%B8%82-291d95ce</text:a>
</text:p>
      <!--NEWS-->
      <text:h text:style-name="P10" text:outline-level="1">
<text:span text:style-name="T4">
格什科维奇的律师对俄罗斯法院延长其审前拘留时间的决定提出上诉 (Free Version)</text:span>
</text:h>
      <text:p text:style-name="P4">
Author: Alan Cullison</text:p>
      <text:p text:style-name="P4">
Publisher: 华尔街日报中文网</text:p>
      <text:p text:style-name="P4">
Published Time: 2023-05-27T01:05:00.000Z</text:p>
      <text:p text:style-name="P4">
Modified Time: 2023-05-27T01:05:00.000Z</text:p>
      <text:p text:style-name="P4">
Created Time: 2023-05-26T23:54:00.000Z</text:p>
      <text:p text:style-name="P4">
Description: 莫斯科一家法院本周稍早决定将《华尔街日报》记者埃文·格什科维奇的庭审前拘留时间至少延长至8月30日。</text:p>
      <text:p text:style-name="P4">
Images: []</text:p>
      <text:p text:style-name="P4">
Categories: ['国际']</text:p>
      <text:p text:style-name="P4">
Keywords: SYND</text:p>
      <text:p text:style-name="P4">
Type: Article</text:p>
      <!--METADATA-->
      <text:p text:style-name="P4">
《华尔街日报》(The Wall Street Journal)记者埃文·格什科维奇(EvanGershkovich)的律师对莫斯科一家法院本周稍早作出的将其庭审前拘留时间至少延长至8月30日的决定提出上诉。</text:p>
      <text:p text:style-name="P4">
Source: <text:a xlink:type="simple" xlink:href="https://cn.wsj.com/articles/%E6%A0%BC%E4%BB%80%E7%A7%91%E7%BB%B4%E5%A5%87%E7%9A%84%E5%BE%8B%E5%B8%88%E5%AF%B9%E4%BF%84%E7%BD%97%E6%96%AF%E6%B3%95%E9%99%A2%E5%BB%B6%E9%95%BF%E5%85%B6%E5%AE%A1%E5%89%8D%E6%8B%98%E7%95%99%E6%97%B6%E9%97%B4%E7%9A%84%E5%86%B3%E5%AE%9A%E6%8F%90%E5%87%BA%E4%B8%8A%E8%AF%89-9adb362b" text:style-name="Internet_20_link" text:visited-style-name="Visited_20_Internet_20_Link">
https://cn.wsj.com/articles/%E6%A0%BC%E4%BB%80%E7%A7%91%E7%BB%B4%E5%A5%87%E7%9A%84%E5%BE%8B%E5%B8%88%E5%AF%B9%E4%BF%84%E7%BD%97%E6%96%AF%E6%B3%95%E9%99%A2%E5%BB%B6%E9%95%BF%E5%85%B6%E5%AE%A1%E5%89%8D%E6%8B%98%E7%95%99%E6%97%B6%E9%97%B4%E7%9A%84%E5%86%B3%E5%AE%9A%E6%8F%90%E5%87%BA%E4%B8%8A%E8%AF%89-9adb362b</text:a>
</text:p>
      <!--NEWS-->
      <text:h text:style-name="P10" text:outline-level="1">
<text:span text:style-name="T4">
中国推动俄乌停火的努力在欧洲受到冷遇 (Free Version)</text:span>
</text:h>
      <text:p text:style-name="P4">
Author: Kim Mackrael / Bojan Pancevski</text:p>
      <text:p text:style-name="P4">
Publisher: 华尔街日报中文网</text:p>
      <text:p text:style-name="P4">
Published Time: 2023-05-27T01:10:00.000Z</text:p>
      <text:p text:style-name="P4">
Modified Time: 2023-05-27T01:10:00.000Z</text:p>
      <text:p text:style-name="P4">
Created Time: 2023-05-26T23:58:00.000Z</text:p>
      <text:p text:style-name="P4">
Description: 中国试图分化西方，西方国家不为所动。</text:p>
      <text:p text:style-name="P4">
Images: []</text:p>
      <text:p text:style-name="P4">
Categories: ['国际']</text:p>
      <text:p text:style-name="P4">
Keywords: SYND</text:p>
      <text:p text:style-name="P4">
Type: Article</text:p>
      <!--METADATA-->
      <text:p text:style-name="P4">
中国派出一名特使到欧洲来推动中方提出的乌克兰和平计划，他带来了一个明确的信息：美国在欧洲的盟友应该坚持其战略自主，并敦促立即停火，让俄罗斯占据它现在占领的乌克兰部分领土，这是了解这名特使与欧洲各国政府会谈内容的西方官员透露的。</text:p>
      <text:p text:style-name="P4">
Source: <text:a xlink:type="simple" xlink:href="https://cn.wsj.com/articles/%E4%B8%AD%E5%9B%BD%E6%8E%A8%E5%8A%A8%E4%BF%84%E4%B9%8C%E5%81%9C%E7%81%AB%E7%9A%84%E5%8A%AA%E5%8A%9B%E5%9C%A8%E6%AC%A7%E6%B4%B2%E5%8F%97%E5%88%B0%E5%86%B7%E9%81%87-fdddce98" text:style-name="Internet_20_link" text:visited-style-name="Visited_20_Internet_20_Link">
https://cn.wsj.com/articles/%E4%B8%AD%E5%9B%BD%E6%8E%A8%E5%8A%A8%E4%BF%84%E4%B9%8C%E5%81%9C%E7%81%AB%E7%9A%84%E5%8A%AA%E5%8A%9B%E5%9C%A8%E6%AC%A7%E6%B4%B2%E5%8F%97%E5%88%B0%E5%86%B7%E9%81%87-fdddce98</text:a>
</text:p>
      <!--NEWS-->
      <text:h text:style-name="P10" text:outline-level="1">
<text:span text:style-name="T4">
瑞信被责令对格鲁吉亚大亨作出巨额赔偿 (Free Version)</text:span>
</text:h>
      <text:p text:style-name="P4">
Author: Weilun Soon</text:p>
      <text:p text:style-name="P4">
Publisher: 华尔街日报中文网</text:p>
      <text:p text:style-name="P4">
Published Time: 2023-05-27T01:25:00.000Z</text:p>
      <text:p text:style-name="P4">
Modified Time: 2023-05-27T01:25:00.000Z</text:p>
      <text:p text:style-name="P4">
Created Time: 2023-05-27T00:17:00.000Z</text:p>
      <text:p text:style-name="P4">
Description: 新加坡一法院责令瑞信旗下一信托子公司对格鲁吉亚前总理进行赔偿，但裁决书中没有列出要支付的具体赔偿金额。</text:p>
      <text:p text:style-name="P4">
Images: []</text:p>
      <text:p text:style-name="P4">
Categories: ['金融市场']</text:p>
      <text:p text:style-name="P4">
Keywords: SYND</text:p>
      <text:p text:style-name="P4">
Type: Article</text:p>
      <!--METADATA-->
      <text:p text:style-name="P4">
新加坡一法院责令瑞信(Credit Suisse)旗下一信托子公司对格鲁吉亚前总理进行赔偿，但裁决书中没有列出要支付的具体赔偿金额。</text:p>
      <text:p text:style-name="P4">
Source: <text:a xlink:type="simple" xlink:href="https://cn.wsj.com/articles/%E7%91%9E%E4%BF%A1%E8%A2%AB%E8%B4%A3%E4%BB%A4%E5%AF%B9%E6%A0%BC%E9%B2%81%E5%90%89%E4%BA%9A%E5%A4%A7%E4%BA%A8%E4%BD%9C%E5%87%BA%E5%B7%A8%E9%A2%9D%E8%B5%94%E5%81%BF-b4fdd403" text:style-name="Internet_20_link" text:visited-style-name="Visited_20_Internet_20_Link">
https://cn.wsj.com/articles/%E7%91%9E%E4%BF%A1%E8%A2%AB%E8%B4%A3%E4%BB%A4%E5%AF%B9%E6%A0%BC%E9%B2%81%E5%90%89%E4%BA%9A%E5%A4%A7%E4%BA%A8%E4%BD%9C%E5%87%BA%E5%B7%A8%E9%A2%9D%E8%B5%94%E5%81%BF-b4fdd403</text:a>
</text:p>
      <!--NEWS-->
      <text:h text:style-name="P10" text:outline-level="1">
<text:span text:style-name="T4">
中概股简报：拼多多盘前大涨15%，第一季度净利润和收入超预期 (Free Version)</text:span>
</text:h>
      <text:p text:style-name="P4">
Author: None</text:p>
      <text:p text:style-name="P4">
Publisher: 华尔街日报中文网</text:p>
      <text:p text:style-name="P4">
Published Time: 2023-05-27T01:35:00.000Z</text:p>
      <text:p text:style-name="P4">
Modified Time: 2023-05-27T01:35:00.000Z</text:p>
      <text:p text:style-name="P4">
Created Time: 2023-05-27T00:24:00.000Z</text:p>
      <text:p text:style-name="P4">
Description: 李彦宏：百度很快会正式推出文心大模型3.5版本；法拉第未来宣第一阶段交付将于5月底开始；动视暴雪与网易“矛盾”再升级。</text:p>
      <text:p text:style-name="P4">
Images: []</text:p>
      <text:p text:style-name="P4">
Categories: ['金融市场', '股市']</text:p>
      <text:p text:style-name="P4">
Keywords: SYND</text:p>
      <text:p text:style-name="P4">
Type: Article</text:p>
      <!--METADATA-->
      <text:p text:style-name="P4">
<text:span text:style-name="T4">
拼多多盘前大涨15% 股价自六个半月低点大幅反弹，1Q利润和收入远超预期</text:span>
</text:p>
      <text:p text:style-name="P4">
Source: <text:a xlink:type="simple" xlink:href="https://cn.wsj.com/articles/%E4%B8%AD%E6%A6%82%E8%82%A1%E7%AE%80%E6%8A%A5-%E6%8B%BC%E5%A4%9A%E5%A4%9A%E7%9B%98%E5%89%8D%E5%A4%A7%E6%B6%A815-%E7%AC%AC%E4%B8%80%E5%AD%A3%E5%BA%A6%E5%87%80%E5%88%A9%E6%B6%A6%E5%92%8C%E6%94%B6%E5%85%A5%E8%BF%9C%E8%B6%85%E9%A2%84%E6%9C%9F-8fdcdfc5" text:style-name="Internet_20_link" text:visited-style-name="Visited_20_Internet_20_Link">
https://cn.wsj.com/articles/%E4%B8%AD%E6%A6%82%E8%82%A1%E7%AE%80%E6%8A%A5-%E6%8B%BC%E5%A4%9A%E5%A4%9A%E7%9B%98%E5%89%8D%E5%A4%A7%E6%B6%A815-%E7%AC%AC%E4%B8%80%E5%AD%A3%E5%BA%A6%E5%87%80%E5%88%A9%E6%B6%A6%E5%92%8C%E6%94%B6%E5%85%A5%E8%BF%9C%E8%B6%85%E9%A2%84%E6%9C%9F-8fdcdfc5</text:a>
</text:p>
      <!--NEWS-->
      <text:h text:style-name="P10" text:outline-level="1">
<text:span text:style-name="T4">
押注AI另有省钱途径，不必非要投资英伟达 (Free Version)</text:span>
</text:h>
      <text:p text:style-name="P4">
Author: Jacky Wong</text:p>
      <text:p text:style-name="P4">
Publisher: 华尔街日报中文网</text:p>
      <text:p text:style-name="P4">
Published Time: 2023-05-27T01:45:00.000Z</text:p>
      <text:p text:style-name="P4">
Modified Time: 2023-05-27T01:45:00.000Z</text:p>
      <text:p text:style-name="P4">
Created Time: 2023-05-26T02:35:00.000Z</text:p>
      <text:p text:style-name="P4">
Description: 英伟达正从人工智能的繁荣中获得重大提振，但如果投资者不想为这只昂贵的股票掏腰包，那么还有其他选择。</text:p>
      <text:p text:style-name="P4">
Images: []</text:p>
      <text:p text:style-name="P4">
Categories: ['金融市场', '股闻天下']</text:p>
      <text:p text:style-name="P4">
Keywords: SYND,LINK:EN|WP-WSJ-0000917823</text:p>
      <text:p text:style-name="P4">
Type: Article</text:p>
      <!--METADATA-->
      <text:p text:style-name="P4">
在淘金热时期，卖镐头和铁锹最赚钱。如果你想要尝试难度更大的玩法，那就买下制造这些镐头和铁锹的公司。</text:p>
      <text:p text:style-name="P4">
Source: <text:a xlink:type="simple" xlink:href="https://cn.wsj.com/articles/%E6%8A%BC%E6%B3%A8ai%E5%8F%A6%E6%9C%89%E7%9C%81%E9%92%B1%E9%80%94%E5%BE%84-%E4%B8%8D%E5%BF%85%E9%9D%9E%E8%A6%81%E6%8A%95%E8%B5%84%E8%8B%B1%E4%BC%9F%E8%BE%BE-de4b7d90" text:style-name="Internet_20_link" text:visited-style-name="Visited_20_Internet_20_Link">
https://cn.wsj.com/articles/%E6%8A%BC%E6%B3%A8ai%E5%8F%A6%E6%9C%89%E7%9C%81%E9%92%B1%E9%80%94%E5%BE%84-%E4%B8%8D%E5%BF%85%E9%9D%9E%E8%A6%81%E6%8A%95%E8%B5%84%E8%8B%B1%E4%BC%9F%E8%BE%BE-de4b7d90</text:a>
</text:p>
      <!--NEWS-->
      <text:h text:style-name="P10" text:outline-level="1">
<text:span text:style-name="T4">
英国监管机构称Meta已提议限制自身对其他企业广告数据的使用 (Free Version)</text:span>
</text:h>
      <text:p text:style-name="P4">
Author: Joe Hoppe</text:p>
      <text:p text:style-name="P4">
Publisher: 华尔街日报中文网</text:p>
      <text:p text:style-name="P4">
Published Time: 2023-05-27T01:55:00.000Z</text:p>
      <text:p text:style-name="P4">
Modified Time: 2023-05-27T01:55:00.000Z</text:p>
      <text:p text:style-name="P4">
Created Time: 2023-05-27T00:49:00.000Z</text:p>
      <text:p text:style-name="P4">
Description: 英国反垄断监管机构周五表示，Meta Platforms已提出限制对其他企业的广告数据的使用，以应对竞争方面的关切。</text:p>
      <text:p text:style-name="P4">
Images: []</text:p>
      <text:p text:style-name="P4">
Categories: ['科技']</text:p>
      <text:p text:style-name="P4">
Keywords: SYND</text:p>
      <text:p text:style-name="P4">
Type: Article</text:p>
      <!--METADATA-->
      <text:p text:style-name="P4">
None</text:p>
      <text:p text:style-name="P4">
Source: <text:a xlink:type="simple" xlink:href="https://cn.wsj.com/articles/%E8%8B%B1%E5%9B%BD%E7%9B%91%E7%AE%A1%E6%9C%BA%E6%9E%84%E7%A7%B0meta%E5%B7%B2%E6%8F%90%E8%AE%AE%E9%99%90%E5%88%B6%E8%87%AA%E8%BA%AB%E5%AF%B9%E5%85%B6%E4%BB%96%E4%BC%81%E4%B8%9A%E5%B9%BF%E5%91%8A%E6%95%B0%E6%8D%AE%E7%9A%84%E4%BD%BF%E7%94%A8-39f5d0b1" text:style-name="Internet_20_link" text:visited-style-name="Visited_20_Internet_20_Link">
https://cn.wsj.com/articles/%E8%8B%B1%E5%9B%BD%E7%9B%91%E7%AE%A1%E6%9C%BA%E6%9E%84%E7%A7%B0meta%E5%B7%B2%E6%8F%90%E8%AE%AE%E9%99%90%E5%88%B6%E8%87%AA%E8%BA%AB%E5%AF%B9%E5%85%B6%E4%BB%96%E4%BC%81%E4%B8%9A%E5%B9%BF%E5%91%8A%E6%95%B0%E6%8D%AE%E7%9A%84%E4%BD%BF%E7%94%A8-39f5d0b1</text:a>
</text:p>
      <!--NEWS-->
      <text:h text:style-name="P10" text:outline-level="1">
<text:span text:style-name="T4">
美国债务上限最后期限逼近，有望达成协议 (Free Version)</text:span>
</text:h>
      <text:p text:style-name="P4">
Author: Natalie Andrews / David Harrison / Kristina Peterson</text:p>
      <text:p text:style-name="P4">
Publisher: 华尔街日报中文网</text:p>
      <text:p text:style-name="P4">
Published Time: 2023-05-27T02:00:00.000Z</text:p>
      <text:p text:style-name="P4">
Modified Time: 2023-05-27T02:00:00.000Z</text:p>
      <text:p text:style-name="P4">
Created Time: 2023-05-26T23:35:00.000Z</text:p>
      <text:p text:style-name="P4">
Description: 白宫和国会谈判代表在削减开支和提高美元债务上限的问题上抓紧时间达成协议，但在要求更多人工作以获得联邦福利的问题上针锋相对。</text:p>
      <text:p text:style-name="P4">
Images: []</text:p>
      <text:p text:style-name="P4">
Categories: ['国际']</text:p>
      <text:p text:style-name="P4">
Keywords: SYND</text:p>
      <text:p text:style-name="P4">
Type: Article</text:p>
      <!--METADATA-->
      <text:p text:style-name="P4">
白宫和国会谈判代表在削减开支和提高31.4万亿美元债务上限的问题上抓紧时间达成协议，但在要求更多人工作以获得联邦福利的问题上却针锋相对。</text:p>
      <text:p text:style-name="P4">
Source: <text:a xlink:type="simple" xlink:href="https://cn.wsj.com/articles/%E7%BE%8E%E5%9B%BD%E5%80%BA%E5%8A%A1%E4%B8%8A%E9%99%90%E6%9C%80%E5%90%8E%E6%9C%9F%E9%99%90%E9%80%BC%E8%BF%91-%E6%9C%89%E6%9C%9B%E8%BE%BE%E6%88%90%E5%8D%8F%E8%AE%AE-3e60633b" text:style-name="Internet_20_link" text:visited-style-name="Visited_20_Internet_20_Link">
https://cn.wsj.com/articles/%E7%BE%8E%E5%9B%BD%E5%80%BA%E5%8A%A1%E4%B8%8A%E9%99%90%E6%9C%80%E5%90%8E%E6%9C%9F%E9%99%90%E9%80%BC%E8%BF%91-%E6%9C%89%E6%9C%9B%E8%BE%BE%E6%88%90%E5%8D%8F%E8%AE%AE-3e60633b</text:a>
</text:p>
      <!--NEWS-->
      <text:h text:style-name="P10" text:outline-level="1">
<text:span text:style-name="T4">
G7峰会、乌克兰战争、中俄远东互动和本周更多重要故事</text:span>
</text:h>
      <text:p text:style-name="P4">
Author: https://www.facebook.com/bbcworldservice/</text:p>
      <text:p text:style-name="P4">
Publisher: BBC News 中文</text:p>
      <text:p text:style-name="P4">
Published Time: 2023-05-27T02:51:57.000Z</text:p>
      <text:p text:style-name="P4">
Modified Time: 2023-05-27T02:51:57.000Z</text:p>
      <text:p text:style-name="P4">
Description: 刚刚过去的一周，BBC中文以下新闻内容受到读者的关注。如果你错过了，我们带你一一回顾。</text:p>
      <text:p text:style-name="P4">
Images: ["<text:a xlink:type="simple" xlink:href="https://ichef.bbci.co.uk/news/640/cpsprodpb/4DDE/production/_129843991_whatsubject.jpg" text:style-name="Internet_20_link" text:visited-style-name="Visited_20_Internet_20_Link">
_129843991_wh...</text:a>
", "<text:a xlink:type="simple" xlink:href="https://ichef.bbci.co.uk/news/640/cpsprodpb/18276/production/_129843989_whatsubject.jpg" text:style-name="Internet_20_link" text:visited-style-name="Visited_20_Internet_20_Link">
_129843989_wh...</text:a>
"]</text:p>
      <text:p text:style-name="P4">
Videos: []</text:p>
      <text:p text:style-name="P4">
Tags: ['乌克兰局势升温', '中國', '政治', '美国', '乌克兰']</text:p>
      <text:p text:style-name="P4">
Type: Article</text:p>
      <!--METADATA-->
      <text:h text:style-name="P12" text:outline-level="3">
<text:span text:style-name="T4">
G7峰会、乌克兰战争、中俄远东互动和本周更多重要故事</text:span>
</text:h>
      <text:p text:style-name="P4">
2023年5月27日  <draw:frame draw:style-name="fr1" draw:name="Image2" text:anchor-type="as-char" svg:width="6.9236in" svg:height="3.894525in" draw:z-index="0">
<draw:image xlink:href="../Images/BBC Chinese/2023-05-27T02-51-57.000Z/_129843991_whatsubject.jpg" xlink:type="simple" xlink:show="embed" xlink:actuate="onLoad" draw:mime-type="image/jpeg"/>
</draw:frame>
</text:p>
      <text:p text:style-name="P4">
图像来源，  Getty Image</text:p>
      <text:p text:style-name="P4">
图像加注文字，</text:p>
      <text:p text:style-name="P4">
1893年的符拉迪沃斯托克港，此时距割让给俄国33年。</text:p>
      <text:p text:style-name="P4">
<text:span text:style-name="T4">
五月第四周，七大工业国集团（G7）领袖高峰会在日本广岛落幕。乌克兰总统泽连斯基（Volodymyr Zelensky 泽伦斯基）受到全球瞩目。</text:span>
</text:p>
      <text:p text:style-name="P4">
美国总统拜登在G7峰会闭幕时透露，就解除对中国国防部长李尚福的制裁“正在磋商中”。然而仅一天后，美国国务院发言人就做出澄清表示，不会取消对李尚福的制裁。美中关系回暖蒙上阴影。</text:p>
      <text:p text:style-name="P4">
除此之外，中国打算在吉林省增加俄罗斯符拉迪沃斯托克港（旧称“海参崴”）作为内贸货物中转口岸。BBC带你了解中俄远东互动的现实与历史。</text:p>
      <text:p text:style-name="P4">
刚刚过去的一周，BBC中文以下新闻内容受到读者的关注。如果你错过了，我们带你一一回顾。</text:p>
      <text:h text:style-name="P12" text:outline-level="3">
<text:span text:style-name="T4">
1. 符拉迪沃斯托克变身中国内贸港？</text:span>
</text:h>
      <text:p text:style-name="P4">
<draw:frame draw:style-name="fr1" draw:name="Image3" text:anchor-type="as-char" svg:width="6.9236in" svg:height="3.894525in" draw:z-index="0">
<draw:image xlink:href="../Images/BBC Chinese/2023-05-27T02-51-57.000Z/_129843989_whatsubject.jpg" xlink:type="simple" xlink:show="embed" xlink:actuate="onLoad" draw:mime-type="image/jpeg"/>
</draw:frame>
</text:p>
      <text:p text:style-name="P4">
图像来源，  Getty Image</text:p>
      <text:p text:style-name="P4">
图像加注文字，</text:p>
      <text:p text:style-name="P4">
符拉迪沃斯托克临近俄、中、朝三国交界之处，三面临海，是俄罗斯在太平洋沿岸最大的港口。</text:p>
      <text:p text:style-name="P4">
中国海关总署近期发文称，同意在吉林省进一步扩大内贸货物跨境运输业务范围，增加俄罗斯符拉迪沃斯托克港（中国旧称“海参崴”）作为内贸货物中转口岸。</text:p>
      <text:p text:style-name="P4">
这意味着，中国的货物在国内运输，穿过中俄边境，通过符拉迪沃斯托克港出海，再在中国东南沿海港口卸货。而中国则按照国内货物流通来处理，不必经过出口和进口的繁杂程序。</text:p>
      <text:p text:style-name="P4">
<text:a xlink:type="simple" xlink:href="https://www.bbc.com/zhongwen/simp/chinese-news-65687574" text:style-name="Internet_20_link" text:visited-style-name="Visited_20_Internet_20_Link">
 符拉迪沃斯托克变身中国内贸港？中俄远东互动的现实与历史 </text:a>
</text:p>
      <text:h text:style-name="P12" text:outline-level="3">
<text:span text:style-name="T4">
2. G7峰会：联合声明剑指中国“经济胁迫” 泽连斯基成最后一日焦点</text:span>
</text:h>
      <text:p text:style-name="P4">
</text:p>
      <text:p text:style-name="P4">
图像来源，  Getty Images</text:p>
      <text:p text:style-name="P4">
图像加注文字，</text:p>
      <text:p text:style-name="P4">
乌克兰总统泽连斯基亲自飞抵广岛，并与多国领袖会面，全球瞩目。</text:p>
      <text:p text:style-name="P4">
七大工业国集团（G7）领袖高峰会周日（5月21日）在日本广岛落幕。周六抵达的乌克兰总统泽连斯基（Volodymyr Zelensky泽伦斯基）会议最后一天与多国领袖会面， 受全球瞩目。</text:p>
      <text:p text:style-name="P4">
此次会议扩大了参与国家范围，澳大利亚及印度领袖均受邀请出席。 同时，“四方安全对话”（QUAD）也改在广岛会场举行。</text:p>
      <text:p text:style-name="P4">
<text:a xlink:type="simple" xlink:href="https://www.bbc.com/zhongwen/simp/world-65662960" text:style-name="Internet_20_link" text:visited-style-name="Visited_20_Internet_20_Link">
 G7峰会：联合声明剑指中国“经济胁迫” 泽连斯基成最后一日焦点 </text:a>
</text:p>
      <text:h text:style-name="P12" text:outline-level="3">
<text:span text:style-name="T4">
3. 乌克兰战争：BBC透过卫星图片披露俄罗斯军队的防御部署</text:span>
</text:h>
      <text:p text:style-name="P4">
</text:p>
      <text:p text:style-name="P4">
在被俄罗斯占领的克里米亚半岛上，一个海滩度假村现在布满了军事防御工事，另个主要道路两旁设有反坦克壕沟。</text:p>
      <text:p text:style-name="P4">
BBC Verify的丹尼尔·帕隆博（ Daniele Palumbo）与艾赫旺·雷沃特（​​ErwanRivault）分析了一些重要的卫星图片，披露俄罗斯军队为了准备应对乌克兰可能的大规模反攻所建造的大片防御工事。</text:p>
      <text:h text:style-name="P12" text:outline-level="3">
<text:span text:style-name="T4">
4. 拜登政府出“乌龙”，美中关系“回暖”再蒙阴影</text:span>
</text:h>
      <text:p text:style-name="P4">
</text:p>
      <text:p text:style-name="P4">
图像来源，  Getty Images</text:p>
      <text:p text:style-name="P4">
美国总统拜登早些时候在七国集团峰会闭幕时透露，就解除对中国国防部长李尚福的制裁“正在磋商中”。他还称，今年2月发生的间谍气球事件相当愚蠢；並表示，预计两国关系“即将解冻”。</text:p>
      <text:p text:style-name="P4">
拜登此番言论受到广泛关注。然而，仅一天后，美国国务院发言人就做出澄清表示，不会取消对李尚福的制裁 <text:span text:style-name="T4">
，</text:span>
 让“回暖”之说蒙上浓雾。</text:p>
      <text:p text:style-name="P4">
<text:a xlink:type="simple" xlink:href="https://www.bbc.com/zhongwen/simp/world-65705268" text:style-name="Internet_20_link" text:visited-style-name="Visited_20_Internet_20_Link">
 拜登政府出“乌龙”，美中关系“回暖”再蒙阴影 </text:a>
</text:p>
      <text:h text:style-name="P12" text:outline-level="3">
<text:span text:style-name="T4">
5. 中国一标志性同志机构“因不可抗力”关闭 性少数群体倍感“唇亡齿寒”</text:span>
</text:h>
      <text:p text:style-name="P4">
</text:p>
      <text:p text:style-name="P4">
图像来源，  Getty Images</text:p>
      <text:p text:style-name="P4">
“北同文化”是一家开展青年心理支持和多元性别教育的公益机构，2008年成立。因资历深厚、资源广泛等因素，在性少数群体中被视为推动权益保障的重要平台，也为中国首都以外地区的相关机构撑起保护伞。</text:p>
      <text:p text:style-name="P4">
该机构宣布“因不可抗力”决定终止运营。最近几年，在中国言论空间紧缩的环境下，许多LGBTQ的团体纷纷停止运作，北同最终也难逃厄运。</text:p>
      <text:p text:style-name="P4">
<text:a xlink:type="simple" xlink:href="https://www.bbc.com/zhongwen/simp/chinese-news-65656315" text:style-name="Internet_20_link" text:visited-style-name="Visited_20_Internet_20_Link">
 中国一标志性同志机构“因不可抗力”关闭 性少数群体倍感“唇亡齿寒” </text:a>
</text:p>
      <text:p text:style-name="P4">
<text:span text:style-name="T4">
本周其他</text:span>
 <text:span text:style-name="T4">
重要</text:span>
 <text:span text:style-name="T4">
故事：</text:span>
</text:p>
      <text:p text:style-name="P4">
<text:a xlink:type="simple" xlink:href="https://www.bbc.com/zhongwen/simp/chinese-news-65704881" text:style-name="Internet_20_link" text:visited-style-name="Visited_20_Internet_20_Link">
 香港器官捐赠争议与中国国家安全问题的联想 </text:a>
  * <text:a xlink:type="simple" xlink:href="https://www.bbc.com/zhongwen/simp/chinese-news-65595495" text:style-name="Internet_20_link" text:visited-style-name="Visited_20_Internet_20_Link">
 台湾纪录片《九枪》导演专访： 越南“黑工”惨案彰显外劳被“系统性剥削”问题 </text:a>
  * <text:a xlink:type="simple" xlink:href="https://www.bbc.com/zhongwen/simp/business-65680773" text:style-name="Internet_20_link" text:visited-style-name="Visited_20_Internet_20_Link">
 ChatGPT产业：中国会在人工智能赛道上超越美国吗 </text:a>
</text:p>
      <text:p text:style-name="P4">
Source: <text:a xlink:type="simple" xlink:href="https://www.bbc.com/zhongwen/simp/world-65720127" text:style-name="Internet_20_link" text:visited-style-name="Visited_20_Internet_20_Link">
https://www.bbc.com/zhongwen/simp/world-65720127</text:a>
</text:p>
      <!--NEWS-->
      <text:h text:style-name="P10" text:outline-level="1">
<text:span text:style-name="T4">
苏丹：缴获来自外国的武器  快速支援部队谴责军方关于退役人员的决定</text:span>
</text:h>
      <text:p text:style-name="P4">
Author: 半岛电视台＋通讯社</text:p>
      <text:p text:style-name="P4">
Publisher: Al Jazeera</text:p>
      <text:p text:style-name="P4">
Published Time: 2023-05-27T04:06:45</text:p>
      <text:p text:style-name="P4">
Modified Time: 2023-05-27T04:07:13</text:p>
      <text:p text:style-name="P4">
Description: 苏丹军方消息人士称，苏丹东部红海地区的情报部门没收了来自外国的武器，与此同时，苏丹快速支援部队谴责了军方征召退役士兵重回部队以及武装全体有能力者的决定。</text:p>
      <text:p text:style-name="P4">
Images: ["<text:a xlink:type="simple" xlink:href="https://chinese.aljazeera.net/wp-content/uploads/2023/05/image-413-1685158441.jpg" text:style-name="Internet_20_link" text:visited-style-name="Visited_20_Internet_20_Link">
image-413-168...</text:a>
", "<text:a xlink:type="simple" xlink:href="https://chinese.aljazeera.net/wp-content/uploads/2023/05/image-1685158519.jpg" text:style-name="Internet_20_link" text:visited-style-name="Visited_20_Internet_20_Link">
image-1685158...</text:a>
"]</text:p>
      <text:p text:style-name="P4">
Topics: ['军事', '政治', '新闻']</text:p>
      <text:p text:style-name="P4">
Keywords: ['军事', '政治', '新闻', '苏丹']</text:p>
      <text:p text:style-name="P4">
Type: Article</text:p>
      <!--METADATA-->
      <text:p text:style-name="P4">
<draw:frame draw:style-name="fr1" draw:name="Image8" text:anchor-type="as-char" svg:width="6.9236in" svg:height="3.890305in" draw:z-index="0">
<draw:image xlink:href="../Images/Aljazeera Chinese/2023-05-27T04-06-45/image-413-1685158441.jpg" xlink:type="simple" xlink:show="embed" xlink:actuate="onLoad" draw:mime-type="image/jpeg"/>
</draw:frame>
 苏丹爆发冲突 (社交网站)</text:p>
      <text:p text:style-name="P4">
苏丹军方消息人士称，苏丹东部红海地区的情报部门没收了来自外国的武器，与此同时，苏丹快速支援部队谴责了军方征召退役士兵重回部队以及武装全体有能力者的决定。</text:p>
      <text:p text:style-name="P4">
军方消息人士告诉半岛电视台记者，其情报部门在红海州苏阿金地区以南查获了走私武器和弹药，并且还在苏丹东部监测到了一个从事军火走私的团伙的活动。</text:p>
      <text:p text:style-name="P4">
消息人士补充称，苏丹情报部门追捕了那些负责将武器和弹药带入东部地区的人员，并解释称，他们正将这些武器和弹药转移给所谓的“叛乱分子”（指快速支援部队）。</text:p>
      <text:p text:style-name="P4">
与此同时，苏丹快速支援部队在26日晚间发表的一份声明中指出，“开始宣布总动员并要求有能力者拿起武器，这清楚地反映了政变分子的绝望和困惑，表明他们在战场上未能战胜我们的部队，并企图利用无辜公民来代替他们作战，而不是保卫手无寸铁的公民的安全和平安。”</text:p>
      <text:p text:style-name="P4">
这项声明补充称，这项措施证实，“武装部队的决定已被前政权分子劫持，并且存在不止一个决策中心”。</text:p>
      <text:h text:style-name="P13" text:outline-level="4">
<text:span text:style-name="T4">
“志愿”动员</text:span>
</text:h>
      <text:p text:style-name="P4">
此前，苏丹国防部长亚辛·易卜拉欣·亚辛号召退役军人自下周一开始前往最近的军事单位报到。军方发言人称此举为“志愿”征召入伍。</text:p>
      <text:p text:style-name="P4">
苏丹国防部长在一份声明中指出，“我们呼吁武装部队的所有退役人员——包括军官、士官和士兵，以及全体有能力拿起武器的人员，前往最近的军事指挥部报到，以获得武装来保护他们的生命、他们的尊严、他们的邻居、他们的荣誉，并根据这些地区的计划来开展工作。”</text:p>
      <text:p text:style-name="P4">
声明补充称，这项呼吁是在“叛军侮辱包括作家、记者、法官和医生在内的国家象征人物，并监禁、追捕和逮捕退役正规军人”之后发出的。</text:p>
      <text:p text:style-name="P4">
<draw:frame draw:style-name="fr1" draw:name="Image9" text:anchor-type="as-char" svg:width="6.9236in" svg:height="3.893106in" draw:z-index="0">
<draw:image xlink:href="../Images/Aljazeera Chinese/2023-05-27T04-06-45/image-1685158519.jpg" xlink:type="simple" xlink:show="embed" xlink:actuate="onLoad" draw:mime-type="image/jpeg"/>
</draw:frame>
 苏丹爆发冲突 (社交网站)</text:p>
      <text:p text:style-name="P4">
在上述呼吁出台之际，苏丹军方与快速支援部队在该国首都喀土穆的大部分战线保持着谨慎平静。此前一天，双方在为时7天的休战期间爆发了最为激烈的冲突。需要指出的是，这项休战是苏丹冲突双方于5月20日在与沙特和美国的调解下达成的。</text:p>
      <text:p text:style-name="P4">
然而，当地消息人士告诉半岛电视台记者，北喀土穆以北的哈法亚郊区响起了炮击和防空火力的声音。</text:p>
      <text:p text:style-name="P4">
另一方面，苏丹西部的北科尔多凡州、南达尔富尔州、西达尔富尔州的局势趋于平静。</text:p>
      <text:p text:style-name="P4">
在靠近战区的街区内，街道上空无一人，而其他地区的人们则争先恐后地趁着停火时间购买他们的生活必需品，部分商人还试图将他们的货物转移到更为安全的地方。</text:p>
      <text:h text:style-name="P13" text:outline-level="4">
<text:span text:style-name="T4">
约旦大使官邸遭到袭击</text:span>
</text:h>
      <text:p text:style-name="P4">
另一方面，约旦外交部宣布，其驻喀土穆大使的官邸遭到袭击和破坏，该部对袭击其外交总部的事件提出谴责。</text:p>
      <text:p text:style-name="P4">
约旦外交部在一份声明中指出，其大使和使馆工作人员没有受到任何伤害，因为他们目前位于苏丹东部的苏丹港市。</text:p>
      <text:p text:style-name="P4">
该部表示，“约旦王国谴责一切形式的暴力和破坏行为，尤其是那些侵犯外交建筑神圣性的行为。”</text:p>
      <text:p text:style-name="P4">
自苏丹战火爆发以来，已有多处外交总部遭到袭击。约旦曾在5月中旬宣布，其驻喀土穆大使馆遭到了袭击。</text:p>
      <text:p text:style-name="P4">
需要指出的是，自今年4月15日以来，苏丹军队与快速支援部队在苏丹持续发生冲突，目前已造成数百人死亡，超过100万人在国内流离失所，还有超过30万人逃往邻近国家。.</text:p>
      <text:p text:style-name="P4">
根据“武装冲突及其事实”网站公布的数据，自这场冲突爆发以来，死亡人数已达1800人，其中大部分人死于喀土穆，以及西达尔富尔州首府朱奈纳。</text:p>
      <text:p text:style-name="P4">
Source: <text:a xlink:type="simple" xlink:href="https://chinese.aljazeera.net/news/military/2023/5/27/%e8%8b%8f%e4%b8%b9%e7%bc%b4%e8%8e%b7%e6%9d%a5%e8%87%aa%e5%a4%96%e5%9b%bd%e7%9a%84%e6%ad%a6%e5%99%a8%e5%bf%ab%e9%80%9f%e6%94%af%e6%8f%b4%e9%83%a8%e9%98%9f%e8%b0%b4%e8%b4%a3%e5%86%9b%e6%96%b9%e5%85%b3" text:style-name="Internet_20_link" text:visited-style-name="Visited_20_Internet_20_Link">
https://chinese.aljazeera.net/news/military/2023/5/27/%e8%8b%8f%e4%b8%b9%e7%bc%b4%e8%8e%b7%e6%9d%a5%e8%87%aa%e5%a4%96%e5%9b%bd%e7%9a%84%e6%ad%a6%e5%99%a8%e5%bf%ab%e9%80%9f%e6%94%af%e6%8f%b4%e9%83%a8%e9%98%9f%e8%b0%b4%e8%b4%a3%e5%86%9b%e6%96%b9%e5%85%b3</text:a>
</text:p>
      <!--NEWS-->
      <text:h text:style-name="P10" text:outline-level="1">
<text:span text:style-name="T4">
乌克兰情报部门指责俄罗斯准备实施核挑衅  多条战线上轰炸持续</text:span>
</text:h>
      <text:p text:style-name="P4">
Author: 半岛电视台＋通讯社</text:p>
      <text:p text:style-name="P4">
Publisher: Al Jazeera</text:p>
      <text:p text:style-name="P4">
Published Time: 2023-05-27T08:21:26</text:p>
      <text:p text:style-name="P4">
Modified Time: 2023-05-27T08:22:13</text:p>
      <text:p text:style-name="P4">
Description: 乌克兰军事情报部门指责俄军准备在接下来的几个小时内对扎波罗热核电站发起“重大挑衅”，与此同时，俄罗斯继续对乌克兰多个地区发动导弹袭击，而俄境内的一些地点也遭到了轰炸。</text:p>
      <text:p text:style-name="P4">
Images: ["<text:a xlink:type="simple" xlink:href="https://chinese.aljazeera.net/wp-content/uploads/2023/05/image-411-1685174278.jpg" text:style-name="Internet_20_link" text:visited-style-name="Visited_20_Internet_20_Link">
image-411-168...</text:a>
", "<text:a xlink:type="simple" xlink:href="https://chinese.aljazeera.net/wp-content/uploads/2023/05/image-1-1685174375.jpg" text:style-name="Internet_20_link" text:visited-style-name="Visited_20_Internet_20_Link">
image-1-16851...</text:a>
", "<text:a xlink:type="simple" xlink:href="https://chinese.aljazeera.net/wp-content/uploads/2023/05/image-2-1685174421.jpg" text:style-name="Internet_20_link" text:visited-style-name="Visited_20_Internet_20_Link">
image-2-1685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 text:anchor-type="as-char" svg:width="6.9236in" svg:height="3.895499in" draw:z-index="0">
<draw:image xlink:href="../Images/Aljazeera Chinese/2023-05-27T08-21-26/image-411-1685174278.jpg" xlink:type="simple" xlink:show="embed" xlink:actuate="onLoad" draw:mime-type="image/jpeg"/>
</draw:frame>
 俄乌战争造成的建筑物损毁 (通讯社)</text:p>
      <text:p text:style-name="P4">
乌克兰军事情报部门指责俄罗斯军队准备在接下来的几个小时内，针对扎波罗热核电站发起所谓的“重大挑​​衅”，与此同时，俄罗斯继续对乌克兰多个地区发动导弹袭击，而俄罗斯境内的一些地点也遭到了轰炸。</text:p>
      <text:p text:style-name="P4">
乌克兰国防部的情报部门在26日晚间表示，俄罗斯军队正计划对处于俄军控制下的扎波罗热核电站地区发动袭击，然后再宣布有放射性物质泄漏，并将此事归咎于乌克兰。</text:p>
      <text:p text:style-name="P4">
乌克兰国防部在社交媒体上发布的声明中补充称，俄罗斯试图挑衅国际社会，并推动其对此事开展调查，从而要求停火并允许其重新部署队伍，以挫败乌克兰军队准备发动的反击。</text:p>
      <text:p text:style-name="P4">
基辅方面表示，在接收几批西方武器之后，它正准备发动一场大规模的反击，旨在从俄罗斯军队手中夺回失地。</text:p>
      <text:p text:style-name="P4">
<draw:frame draw:style-name="fr1" draw:name="Image11" text:anchor-type="as-char" svg:width="6.9236in" svg:height="3.894525in" draw:z-index="0">
<draw:image xlink:href="../Images/Aljazeera Chinese/2023-05-27T08-21-26/image-1-1685174375.jpg" xlink:type="simple" xlink:show="embed" xlink:actuate="onLoad" draw:mime-type="image/jpeg"/>
</draw:frame>
 俄乌战争  由上至下：顿巴斯地区、卢甘斯克、顿涅茨克、乌克兰、扎波罗热、赫尔松、亚速海、俄罗斯、克里米亚半岛 (半岛电视台)</text:p>
      <text:h text:style-name="P13" text:outline-level="4">
<text:span text:style-name="T4">
心理诊所遇袭</text:span>
</text:h>
      <text:p text:style-name="P4">
与此同时，在过去几个小时内，俄罗斯和乌克兰双方继续发动导弹和无人机袭击。</text:p>
      <text:p text:style-name="P4">
乌克兰当局在26日宣布，第聂伯市的一家诊所遭遇导弹袭击，造成至少两人死亡，另有包括两名儿童在内的30人受伤。</text:p>
      <text:p text:style-name="P4">
乌克兰总统泽连斯基发布的一些照片显示了建筑物被毁，并从中升起黑烟的场景，他还解释称：“俄罗斯的新增导弹袭击，新的危害人类罪行。”</text:p>
      <text:p text:style-name="P4">
乌克兰第一夫人泽连斯卡娅解释称，受到袭击的诊所是一家提供心理服务的诊所。</text:p>
      <text:p text:style-name="P4">
另一方面，正在对乌克兰进行第三次访问的美国参议员林赛·格雷厄姆谴责了这场袭击，并称其为战争罪行。</text:p>
      <text:p text:style-name="P4">
<draw:frame draw:style-name="fr1" draw:name="Image12" text:anchor-type="as-char" svg:width="6.9236in" svg:height="3.894525in" draw:z-index="0">
<draw:image xlink:href="../Images/Aljazeera Chinese/2023-05-27T08-21-26/image-2-1685174421.jpg" xlink:type="simple" xlink:show="embed" xlink:actuate="onLoad" draw:mime-type="image/jpeg"/>
</draw:frame>
 无人机袭击 (通讯社)</text:p>
      <text:h text:style-name="P13" text:outline-level="4">
<text:span text:style-name="T4">
别尔哥罗德遭到轰炸</text:span>
</text:h>
      <text:p text:style-name="P4">
另一方面，俄罗斯连续第五天宣布，乌克兰轰炸了俄罗斯边境省份别尔哥罗德，此外，还通过无人机轰炸了距离克里米亚半岛200公里的克拉斯诺达尔。</text:p>
      <text:p text:style-name="P4">
别尔哥罗德省省长维亚切斯拉夫·格拉德科夫表示，数十枚炮弹落在这个与乌克兰接壤的俄罗斯省份内。</text:p>
      <text:p text:style-name="P4">
别尔哥罗德地方当局宣布，正在研究在地区防御部队的框架内，以保护当地民众为目的而为其提供武装的法律选项。</text:p>
      <text:p text:style-name="P4">
而在位于俄罗斯南部、拥有超过100万人口的克拉斯诺达尔，有一些建筑物在受到两架无人机的袭击后受损，但尚无人员伤亡记录。</text:p>
      <text:p text:style-name="P4">
另一方面，乌克兰东部顿涅茨克省亲俄地方当局表示，乌克兰军队使用两枚远程导弹袭击了马里乌波尔市的亚速钢铁厂周边地区，但这场轰炸没有造成任何损害。</text:p>
      <text:p text:style-name="P4">
乌克兰马里乌波尔市议会在其Telegram频道上发布了几段视频，画面显示工厂升起浓烟，而顿涅茨克当局声称，该厂受到了乌克兰军队的袭击。</text:p>
      <text:p text:style-name="P4">
Source: <text:a xlink:type="simple" xlink:href="https://chinese.aljazeera.net/news/war-in-ukraine/2023/5/27/%e4%b9%8c%e5%85%8b%e5%85%b0%e6%83%85%e6%8a%a5%e9%83%a8%e9%97%a8%e6%8c%87%e8%b4%a3%e4%bf%84%e7%bd%97%e6%96%af%e5%87%86%e5%a4%87%e5%ae%9e%e6%96%bd%e6%a0%b8%e6%8c%91%e8%a1%85" text:style-name="Internet_20_link" text:visited-style-name="Visited_20_Internet_20_Link">
https://chinese.aljazeera.net/news/war-in-ukraine/2023/5/27/%e4%b9%8c%e5%85%8b%e5%85%b0%e6%83%85%e6%8a%a5%e9%83%a8%e9%97%a8%e6%8c%87%e8%b4%a3%e4%bf%84%e7%bd%97%e6%96%af%e5%87%86%e5%a4%87%e5%ae%9e%e6%96%bd%e6%a0%b8%e6%8c%91%e8%a1%85</text:a>
</text:p>
      <!--NEWS-->
      <text:h text:style-name="P10" text:outline-level="1">
<text:span text:style-name="T4">
珠峰登顶70周年：父辈首次成功的经历和如今的攀登热潮</text:span>
</text:h>
      <text:p text:style-name="P4">
Author: https://www.facebook.com/bbcworldservice/</text:p>
      <text:p text:style-name="P4">
Publisher: BBC News 中文</text:p>
      <text:p text:style-name="P4">
Published Time: 2023-05-27T09:30:36.000Z</text:p>
      <text:p text:style-name="P4">
Modified Time: 2023-05-27T09:30:36.000Z</text:p>
      <text:p text:style-name="P4">
Description: 70年前，有人首次成功登上了位于中尼边境的世界最高峰珠穆朗玛峰。最早征服8849米高峰的两个人已经不在了，但他们的儿子告诉BBC，父亲的成就如何改变了登山运动。</text:p>
      <text:p text:style-name="P4">
Images: ["<text:a xlink:type="simple" xlink:href="https://ichef.bbci.co.uk/news/640/cpsprodpb/011F/production/_129878200_everest1.jpg" text:style-name="Internet_20_link" text:visited-style-name="Visited_20_Internet_20_Link">
_129878200_ev...</text:a>
"]</text:p>
      <text:p text:style-name="P4">
Videos: []</text:p>
      <text:p text:style-name="P4">
Tags: ['自然']</text:p>
      <text:p text:style-name="P4">
Type: Article</text:p>
      <!--METADATA-->
      <text:h text:style-name="P12" text:outline-level="3">
<text:span text:style-name="T4">
珠峰登顶70周年：父辈首次成功的经历和如今的攀登热潮</text:span>
</text:h>
      <ul>
        <li>
斯瓦米纳坦·纳塔拉詹（Swaminathan Natarajan)   * BBC国际台</li>
      </ul>
      <text:p text:style-name="P4">
2023年5月27日  <draw:frame draw:style-name="fr1" draw:name="Image13" text:anchor-type="as-char" svg:width="6.9236in" svg:height="3.894525in" draw:z-index="0">
<draw:image xlink:href="../Images/BBC Chinese/2023-05-27T09-30-36.000Z/_129878200_everest1.jpg" xlink:type="simple" xlink:show="embed" xlink:actuate="onLoad" draw:mime-type="image/jpeg"/>
</draw:frame>
</text:p>
      <text:p text:style-name="P4">
图像来源，  Getty Images</text:p>
      <text:p text:style-name="P4">
图像加注文字，</text:p>
      <text:p text:style-name="P4">
1953年5月29日，丹增·诺盖(39岁)和埃德蒙·希拉里(33岁)登顶珠穆朗玛峰后不久拍摄的照片。</text:p>
      <text:p text:style-name="P4">
<text:span text:style-name="T4">
“我认为他们是真正的开拓者和探险家，给未知领域铺平了道路。正是因为他们两人和他们的团队，我们今天才能做很多事情。” 詹姆林·丹增·诺盖（JamlingTenzing Norgay）说。</text:span>
</text:p>
      <text:p text:style-name="P4">
他指的是70年前的5月29日，那一天他的父亲成为全球首次登顶世界最高峰的人。</text:p>
      <text:p text:style-name="P4">
丹增·诺盖 （Tenzing Norgay）在新西兰养蜂人埃德蒙·希拉里（Edmund Hillary）的陪同下登上了尼泊尔与中国边境的珠穆朗玛峰。</text:p>
      <text:p text:style-name="P4">
两位登山者的儿子，詹姆林·丹增·诺盖（Jamling Tenzing Norgay）和彼得·希拉里（PeterHillary），从小就听着父亲的英雄故事长大。两人都追随父亲的脚步征服了珠穆朗玛峰。</text:p>
      <text:p text:style-name="P4">
在这次历史性攀登的周年纪念日，他们自豪地向BBC讲述了父亲的辉煌成就。</text:p>
      <text:p text:style-name="P4">
<text:a xlink:type="simple" xlink:href="https://www.bbc.com/zhongwen/simp/world-48571610" text:style-name="Internet_20_link" text:visited-style-name="Visited_20_Internet_20_Link">
 24次登顶珠峰的夏尔巴向导发出的警告 </text:a>
  * <text:a xlink:type="simple" xlink:href="https://www.bbc.com/zhongwen/simp/world-48414350" text:style-name="Internet_20_link" text:visited-style-name="Visited_20_Internet_20_Link">
 珠峰“人山人海 ”、山道拥堵暴露的险情 </text:a>
</text:p>
      <text:h text:style-name="P12" text:outline-level="3">
<text:span text:style-name="T4">
登顶先驱</text:span>
</text:h>
      <text:p text:style-name="P4">
</text:p>
      <text:p text:style-name="P4">
图像来源，  Jamling Norgay</text:p>
      <text:p text:style-name="P4">
图像加注文字，</text:p>
      <text:p text:style-name="P4">
1970年代中期，詹姆林与他的父亲和弟弟在一起。</text:p>
      <text:p text:style-name="P4">
“他们上去时只是普通人，回来后成了世界英雄。这并没有改变他们。他们都是同样简单和谦逊的人。都用自己的余生回馈了喜马拉雅山的人民，” 詹姆林自豪地说。</text:p>
      <text:p text:style-name="P4">
“每当有人做了以前从未做到过的事情，就会向别人发出你也可以做到的信号。在（人类首次登顶珠峰）70周年之际，让我们庆祝这一成就。”</text:p>
      <text:p text:style-name="P4">
1953年的登顶无疑开创了一个先例，很多人都会效仿：在今年登山季的头十天里，500多人登上了8849米高的珠峰峰顶。</text:p>
      <text:p text:style-name="P4">
技术、物流和通信的进步使这一切成为可能，但丹增·诺盖和埃德蒙·希拉里当时是在没有GPS或卫星电话等现代设备的情况下实现了这一壮举。</text:p>
      <text:p text:style-name="P4">
他们成功的消息过了三天才传到伦敦。</text:p>
      <text:p text:style-name="P4">
在这次登顶之前的30年里，两人多次探险都未能成功。</text:p>
      <text:p text:style-name="P4">
其中丹增·诺盖参与了20年里的六次登顶尝试，包括1952年那次近在咫尺的失败。</text:p>
      <text:p text:style-name="P4">
“当我父亲还是个养牦牛的男孩时，他常常好奇为什么没有鸟能飞过那座山，” 詹姆林回忆说。</text:p>
      <text:p text:style-name="P4">
“喇嘛（高级佛教僧侣）的预言激励着他，他说佛教徒会首先登上顶峰。”</text:p>
      <text:h text:style-name="P12" text:outline-level="3">
<text:span text:style-name="T4">
闻名世界的15分钟</text:span>
</text:h>
      <text:p text:style-name="P4">
</text:p>
      <text:p text:style-name="P4">
图像来源，  Peter Hillary</text:p>
      <text:p text:style-name="P4">
图像加注文字，</text:p>
      <text:p text:style-name="P4">
埃德蒙·希拉里(中)和彼得(右)与像明玛次仁这样的夏尔巴人登山者保持着长久往来。</text:p>
      <text:p text:style-name="P4">
彼得说，当父亲被邀请参加英国第九次攀登珠峰探险队时，他知道那是个创造历史的好机会。</text:p>
      <text:p text:style-name="P4">
“他一直都知道自己想要走在前面。他是个雄心勃勃的人，”彼得在接受BBC《见证历史》节目采访时表示。</text:p>
      <text:p text:style-name="P4">
“我记得最清楚的一件事是，他描述自己如何穿过冰雪向南峰攀登。”</text:p>
      <text:p text:style-name="P4">
“他说他当时在前面，切出台阶，大片的雪和冰从陡峭的山坡上崩落下来，落到西藏。”</text:p>
      <text:p text:style-name="P4">
他们不顾恶劣的天气继续前进。彼得说，如果是其它高峰，他父亲可能会放弃，改天再来。他相信内心有个声音告诉父亲要继续前进。</text:p>
      <text:p text:style-name="P4">
他们在到达山顶时已经缺氧了。在世界之巅待了大约15分钟后，他们下来了。</text:p>
      <text:h text:style-name="P12" text:outline-level="3">
<text:span text:style-name="T4">
标志性形象</text:span>
</text:h>
      <text:p text:style-name="P4">
</text:p>
      <text:p text:style-name="P4">
图像来源，  ullstein bild via Getty Images</text:p>
      <text:p text:style-name="P4">
图像加注文字，</text:p>
      <text:p text:style-name="P4">
丹增在珠穆朗玛峰上的照片，由埃德蒙·希拉里拍摄。</text:p>
      <text:p text:style-name="P4">
丹增在雪里埋了一些糖果和饼干，作为佛教的祭品。</text:p>
      <text:p text:style-name="P4">
埃德蒙·希拉里拍摄了几张照片，照片中丹增挥舞着代表英国、尼泊尔、联合国和印度的旗帜。</text:p>
      <text:p text:style-name="P4">
但是没有希拉里在顶峰的照片。</text:p>
      <text:p text:style-name="P4">
“爸爸开玩笑说，据他所知，丹增从未用过相机——他不认为这是开始的地方，”彼得回忆道。</text:p>
      <text:p text:style-name="P4">
几十年后，当彼得和詹姆林登上珠穆朗玛峰时，他们都更清楚自己的父亲曾穿越过的未知领域。</text:p>
      <text:p text:style-name="P4">
“我第一次攀登是在1990年。我只是一直在想我爸爸。当我走到希拉里台阶时，我目睹了我父亲看到过的景象。我也有同样的经历。这让人非常激动，”彼得告诉BBC。</text:p>
      <text:p text:style-name="P4">
詹姆林1996年因宗教和个人原因“登顶”。</text:p>
      <text:p text:style-name="P4">
他和父亲都是夏尔巴人，这是来自西藏的民族，以登山技能而闻名，他们与喜马拉雅山有着深厚的精神联系。</text:p>
      <text:p text:style-name="P4">
“对我来说，这更像是一次朝圣。我想重新与我的宗教和习俗联系起来，了解我父亲所经历的一切。”</text:p>
      <text:h text:style-name="P12" text:outline-level="3">
<text:span text:style-name="T4">
过度拥挤</text:span>
</text:h>
      <text:p text:style-name="P4">
</text:p>
      <text:p text:style-name="P4">
图像来源，  Getty Images</text:p>
      <text:p text:style-name="P4">
图像加注文字，</text:p>
      <text:p text:style-name="P4">
2001年，登山者在攀登珠穆朗玛峰的一个斜坡时排起了长队。</text:p>
      <text:p text:style-name="P4">
随着每年都有众多人登顶珠峰，彼得和詹姆林没有像他们的父亲那样受到公众的追捧。</text:p>
      <text:p text:style-name="P4">
周二，卡米·丽塔（Kami Rita）第28次登上顶峰，打破了自己创造的纪录，而这距离他自己上次创造纪录只有一周的时间。</text:p>
      <text:p text:style-name="P4">
但他说自己不会很快退休，可能是因为他的竞争对手夏尔巴人帕桑达瓦（Pasang Dawa）紧随其后，已经26次登顶，而且还在增加。</text:p>
      <text:p text:style-name="P4">
拉克帕·夏尔巴（Lakpa Sherpa）保持着女性登山者的纪录，去年她第10次登顶。他们都不是家喻户晓的人物。</text:p>
      <text:p text:style-name="P4">
“与我父亲的时代相比，现在攀岩变得容易多了。技术帮助很大。登顶后，一些人乘坐直升机从2号营地前往加德满都。所有的路线都设定好了，氧气和其他设备都由夏尔巴人携带。”詹姆林继续说道。</text:p>
      <text:p text:style-name="P4">
“没有冒险的刺激。它已经成为一项摄影事件。爬山并不是因为他们喜欢爬。”</text:p>
      <text:p text:style-name="P4">
彼得部分赞同这一观点。“我们从大本营到山顶有很多绳索，有跨越裂缝的梯子，还有夏尔巴人团队在营地里端着热茶。你可以在6300米到6500米的高空被直升机安全救出。”</text:p>
      <text:p text:style-name="P4">
“可是山还是老样子。这是一座具有挑战性的大山。”</text:p>
      <text:p text:style-name="P4">
这说法较为保守。在过去的100年里，有300多名登山者死亡。仅这一季，死亡人数就达到11人。</text:p>
      <text:p text:style-name="P4">
“这座山教会你尊重自然，”卡姆林说。“我们只是这个星球上的过客。”</text:p>
      <text:p text:style-name="P4">
</text:p>
      <text:p text:style-name="P4">
图像来源，  Getty Images</text:p>
      <text:p text:style-name="P4">
Source: <text:a xlink:type="simple" xlink:href="https://www.bbc.com/zhongwen/simp/world-65731114" text:style-name="Internet_20_link" text:visited-style-name="Visited_20_Internet_20_Link">
https://www.bbc.com/zhongwen/simp/world-65731114</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5-27T10:48:27</text:p>
      <text:p text:style-name="P4">
Modified Time: 2023-05-27T14:02:05</text:p>
      <text:p text:style-name="P4">
Description: 俄罗斯驳斥了美国总统乔·拜登对俄罗斯在白俄罗斯部署战术核武器的批评，并且还指出，美国几十年来都在整个欧洲做同样的事情。</text:p>
      <text:p text:style-name="P4">
Images: ["<text:a xlink:type="simple" xlink:href="https://chinese.aljazeera.net/wp-content/uploads/2023/05/image-2-1685174421.jpg" text:style-name="Internet_20_link" text:visited-style-name="Visited_20_Internet_20_Link">
image-2-1685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9" text:anchor-type="as-char" svg:width="6.9236in" svg:height="3.894525in" draw:z-index="0">
<draw:image xlink:href="../Images/Aljazeera Chinese/2023-05-27T10-48-27/image-2-1685174421.jpg" xlink:type="simple" xlink:show="embed" xlink:actuate="onLoad" draw:mime-type="image/jpeg"/>
</draw:frame>
越境袭击俄罗斯的武装团体领导人承诺将会发动更多袭击 (通讯社)</text:p>
      <ul>
        <li>
在邻近白俄罗斯的俄罗斯普斯科夫地区，两场无人机袭击造成的爆炸损坏了输油管道设施，但没有人员伤亡报告。   * 在乌克兰总统泽连斯基呼吁德黑兰停止向莫斯科提供无人机后，伊朗指责泽连斯基进行“反伊朗宣传”，并称他的言论旨在吸引西方更多的武器和财政援助。</li>
      </ul>
      <text:p text:style-name="P4">
阅读更多</text:p>
      <text:p text:style-name="P4">
Source: <text:a xlink:type="simple" xlink:href="https://chinese.aljazeera.net/news/war-in-ukraine/liveblog/2023/5/27/%e4%bf%84%e7%bd%97%e6%96%af%e5%af%b9%e4%b9%8c%e5%85%8b%e5%85%b0%e6%88%98%e4%ba%89%e7%9a%84%e4%bb%8a%e6%97%a5%e5%8f%91%e5%b1%95-342" text:style-name="Internet_20_link" text:visited-style-name="Visited_20_Internet_20_Link">
https://chinese.aljazeera.net/news/war-in-ukraine/liveblog/2023/5/27/%e4%bf%84%e7%bd%97%e6%96%af%e5%af%b9%e4%b9%8c%e5%85%8b%e5%85%b0%e6%88%98%e4%ba%89%e7%9a%84%e4%bb%8a%e6%97%a5%e5%8f%91%e5%b1%95-342</text:a>
</text:p>
      <!--NEWS-->
      <text:h text:style-name="P10" text:outline-level="1">
<text:span text:style-name="T4">
非洲为苏丹问题召开首场首脑级会议  喀土穆发出威胁</text:span>
</text:h>
      <text:p text:style-name="P4">
Author: 半岛电视台＋通讯社</text:p>
      <text:p text:style-name="P4">
Publisher: Al Jazeera</text:p>
      <text:p text:style-name="P4">
Published Time: 2023-05-27T14:04:04</text:p>
      <text:p text:style-name="P4">
Modified Time: 2023-05-27T14:04:04</text:p>
      <text:p text:style-name="P4">
Description: 非盟和平与安全理事会将于27日召开国家元首和政府首脑级会议，以讨论苏丹当前的危机，与此同时，苏丹军队与快速支援部队之间的前线保持着谨慎的平静。</text:p>
      <text:p text:style-name="P4">
Images: ["<text:a xlink:type="simple" xlink:href="https://chinese.aljazeera.net/wp-content/uploads/2023/05/RTSIRB3Q-1685178959.jpg" text:style-name="Internet_20_link" text:visited-style-name="Visited_20_Internet_20_Link">
RTSIRB3Q-1685...</text:a>
", "<text:a xlink:type="simple" xlink:href="https://chinese.aljazeera.net/wp-content/uploads/2023/05/image-1685195559.jpg" text:style-name="Internet_20_link" text:visited-style-name="Visited_20_Internet_20_Link">
image-1685195...</text:a>
", "<text:a xlink:type="simple" xlink:href="https://chinese.aljazeera.net/wp-content/uploads/2023/05/image-1-1685195616.jpg" text:style-name="Internet_20_link" text:visited-style-name="Visited_20_Internet_20_Link">
image-1-16851...</text:a>
", "<text:a xlink:type="simple" xlink:href="https://chinese.aljazeera.net/wp-content/uploads/2023/05/image-413-1685158441.jpg" text:style-name="Internet_20_link" text:visited-style-name="Visited_20_Internet_20_Link">
image-413-168...</text:a>
"]</text:p>
      <text:p text:style-name="P4">
Topics: ['军事', '政治', '新闻']</text:p>
      <text:p text:style-name="P4">
Keywords: ['军事', '政治', '新闻', '世界', '苏丹', '非洲']</text:p>
      <text:p text:style-name="P4">
Type: Article</text:p>
      <!--METADATA-->
      <text:p text:style-name="P4">
<draw:frame draw:style-name="fr1" draw:name="Image20" text:anchor-type="as-char" svg:width="6.9236in" svg:height="4.478184in" draw:z-index="0">
<draw:image xlink:href="../Images/Aljazeera Chinese/2023-05-27T14-04-04/RTSIRB3Q-1685178959.jpg" xlink:type="simple" xlink:show="embed" xlink:actuate="onLoad" draw:mime-type="image/jpeg"/>
</draw:frame>
非盟和平与安全理事会在亚的斯亚贝巴举行部长级会议，以讨论苏丹问题（路透社）</text:p>
      <text:p text:style-name="P4">
非盟和平与安全理事会将于今天（27日）召开国家元首和政府首脑级会议，以讨论苏丹当前的危机，与此同时，苏丹军队与快速支援部队之间的前线保持着谨慎的平静，而这已经是冲突双方达成的停火协议的倒数第二天。</text:p>
      <text:p text:style-name="P4">
非盟委员会主席穆萨·法基在会议上向各位领导人提交了一份报告，其中包括非盟对解决苏丹当前危机的设想。这项愿景包括实现全面停火、保护平民、提供人道主义援助以及恢复包括所有苏丹人在内的全面对话。</text:p>
      <text:p text:style-name="P4">
法基表示，非盟和平与安全理事会呼吁平民参与苏丹的停火谈判。</text:p>
      <text:p text:style-name="P4">
另一方面，埃及总统塞西表示，必须在苏丹达成永久且可持续的停火，他还强调了与相邻各国协调以结束这场危机的重要性。</text:p>
      <text:p text:style-name="P4">
根据非盟和平与安全理事会宪章，苏丹没有参加这场会议——该宪章不允许任何卷入冲突的国家参加这类会议。</text:p>
      <text:p text:style-name="P4">
需要指出的是，这是该理事会首次召开元首级别的会议以讨论苏丹危机，此前，该理事会已组织过3场常驻代表级别的会议来讨论这一问题。</text:p>
      <text:h text:style-name="P13" text:outline-level="4">
<text:span text:style-name="T4">
没有军事解决方案</text:span>
</text:h>
      <text:p text:style-name="P4">
在这样的背景下，非盟和平与安全理事会在半岛电视台掌握的一份声明中表示，苏丹危机没有军事解决方案，并呼吁立即无条件结束战斗。</text:p>
      <text:p text:style-name="P4">
这项声明补充称，发生在苏丹的战争，是由于对去年12月签署的框架协议存在意见分歧而造成的。</text:p>
      <text:p text:style-name="P4">
声明还指出，该理事会呼吁让平民作为第三方参与谈判，以停止当前的战争。需要指出的是，直至本月9日，这场战争已导致近70万人流离失所。</text:p>
      <text:p text:style-name="P4">
该理事会强调，需要建立机制来监督和​​核实停火并保护重要的民用设施，例如喀土穆机场。</text:p>
      <text:p text:style-name="P4">
该理事会还指出，在过去一段时期内，苏丹的停火协议并没有在很大程度上得到遵守，而且这项协议对平民的作用非常有限。</text:p>
      <text:p text:style-name="P4">
<draw:frame draw:style-name="fr1" draw:name="Image21" text:anchor-type="as-char" svg:width="6.9236in" svg:height="3.894525in" draw:z-index="0">
<draw:image xlink:href="../Images/Aljazeera Chinese/2023-05-27T14-04-04/image-1685195559.jpg" xlink:type="simple" xlink:show="embed" xlink:actuate="onLoad" draw:mime-type="image/jpeg"/>
</draw:frame>
 苏丹爆发冲突 (通讯社)</text:p>
      <text:h text:style-name="P13" text:outline-level="4">
<text:span text:style-name="T4">
威胁退出非盟</text:span>
</text:h>
      <text:p text:style-name="P4">
另一方面，一名苏丹外交消息人士告诉半岛电视台记者，苏丹已经通知非盟，如果非盟在不咨询该国的情况下采取措施，那么它将会退出非盟。</text:p>
      <text:p text:style-name="P4">
消息人士补充称，苏丹阻挠了在5月12日举行伊加特（IGAD，即政府间发展组织）峰会的计划，理由是该计划是在未与喀土穆协商的情况下制定的。</text:p>
      <text:p text:style-name="P4">
另一方面，一位知情的苏丹外交消息人士告诉半岛电视台记者，联合国秘书长古特雷斯的苏丹事务代表沃尔克·佩雷茨不会再回到苏丹，尽管古特雷斯表达了对他的信任。</text:p>
      <text:p text:style-name="P4">
外交消息人士指出，苏丹行使了它作为一个完全主权国家的权利，并且在它的一封信中提出了它拒绝与佩雷茨打交道的理由，尤其是联合国代表团应该是应苏丹要求而来，并且要根据第六章的规定运作。</text:p>
      <text:p text:style-name="P4">
消息人士补充称，联合国在苏丹的特派团将继续照常工作，直至在与喀土穆的协商下选出代替佩雷茨的代表人选。</text:p>
      <text:p text:style-name="P4">
消息人士强调，佩雷茨不会再冒险返回苏丹，而且在苏丹主权委员会主席布尔汉致信联合国秘书长之后，苏丹政府不会承认他，也不会与他打交道。</text:p>
      <text:p text:style-name="P4">
<draw:frame draw:style-name="fr1" draw:name="Image22" text:anchor-type="as-char" svg:width="6.9236in" svg:height="3.894525in" draw:z-index="0">
<draw:image xlink:href="../Images/Aljazeera Chinese/2023-05-27T14-04-04/image-1-1685195616.jpg" xlink:type="simple" xlink:show="embed" xlink:actuate="onLoad" draw:mime-type="image/jpeg"/>
</draw:frame>
 联合国秘书长任命的苏丹特使沃尔克·佩雷茨(通讯社)</text:p>
      <text:h text:style-name="P13" text:outline-level="4">
<text:span text:style-name="T4">
古特雷斯感到震惊</text:span>
</text:h>
      <text:p text:style-name="P4">
布尔汉曾要求联合国秘书长古特雷斯提名一位继任者，来接替沃尔克·佩雷茨的苏丹特使之职，以维护联合国与苏丹之间的关系。</text:p>
      <text:p text:style-name="P4">
布尔汉在致联合国秘书长的信中补充称，如果不是在包括沃尔克·佩雷茨在内的部分势力那里看到了鼓励的迹象，快速支援部队负责人达加洛（亦称“哈米德提”）也不会选择发动叛乱。</text:p>
      <text:p text:style-name="P4">
联合国秘书长发言人斯蒂芬·杜加里克告诉半岛电视台记者，联合国秘书长对他从布尔汉那里收到的信感到震惊——布尔汉在信中要求他将他的苏丹特使撤职。</text:p>
      <text:p text:style-name="P4">
杜加里克指出，联合国秘书长为佩雷茨所做的工作感到自豪，并重申了对他的充分信任。</text:p>
      <text:p text:style-name="P4">
实地方面，半岛电视台记者报道称，在恩图曼市西南部地区响起了战斗机盘旋的声音以及断断续续的枪声。</text:p>
      <text:p text:style-name="P4">
当地时间5月27日，苏丹军队与快速支援部队之间的战线保持着谨慎的平静，而这也是双方上周六在沙特城市吉达签署的协议所规定的休战的倒数第二天。</text:p>
      <text:p text:style-name="P4">
另一方面，一名军方消息人士告诉半岛电视台记者，其情报部门在苏丹东部红海州苏阿金地区以南查获了走私武器和弹药。</text:p>
      <text:p text:style-name="P4">
该军方消息人士还指出，其情报部门还在苏丹东部监测到了一个从事军火走私的团伙的活动。</text:p>
      <text:p text:style-name="P4">
该消息人士补充称，苏丹情报部门追捕了那些负责将武器和弹药带入东部地区的人员——他们正将这些武器和弹药转移给所谓的“叛乱分子”（指快速支援部队）。</text:p>
      <text:p text:style-name="P4">
<draw:frame draw:style-name="fr1" draw:name="Image23" text:anchor-type="as-char" svg:width="6.9236in" svg:height="3.890305in" draw:z-index="0">
<draw:image xlink:href="../Images/Aljazeera Chinese/2023-05-27T14-04-04/image-413-1685158441.jpg" xlink:type="simple" xlink:show="embed" xlink:actuate="onLoad" draw:mime-type="image/jpeg"/>
</draw:frame>
 苏丹爆发冲突 (社交网站)</text:p>
      <text:h text:style-name="P13" text:outline-level="4">
<text:span text:style-name="T4">
征召退役人员</text:span>
</text:h>
      <text:p text:style-name="P4">
苏丹国防部长亚辛·易卜拉欣·亚辛宣布，征召退役军官、士官和士兵支持军方当前的军事努力。</text:p>
      <text:p text:style-name="P4">
根据这位国防部长发表的一份声明，征召对象包括65岁以下的军官、士官和士兵，前提是他们身体健康并具有携带和使用武器的能力。</text:p>
      <text:p text:style-name="P4">
这项声明呼吁那些符合条件的人员自下周一开始前往最近的军事单位报到。</text:p>
      <text:p text:style-name="P4">
这位国防部长还强调，这些决定由因叛乱造成的形势催生的。</text:p>
      <text:p text:style-name="P4">
另一方面，苏丹快速支援部队则认为，苏丹军方宣布开始动员和武装退役军人的决定，反映了军方在战场上遭遇的失败。</text:p>
      <text:p text:style-name="P4">
快速支援部队在其发布的一份声明中指出，这些“政变者”的举措清楚地表明了他们当前的绝望与困惑。</text:p>
      <text:p text:style-name="P4">
声明还指出，快速支援部队指责苏丹军方试图利用无辜公民来代替他们作战，而不是保卫手无寸铁的公民的安全和平安。</text:p>
      <text:h text:style-name="P13" text:outline-level="4">
<text:span text:style-name="T4">
西达尔富尔地区</text:span>
</text:h>
      <text:p text:style-name="P4">
在实地方面，西达尔富尔州州长哈米斯·阿卜杜拉·阿布·巴基尔告诉半岛电视台记者，由于苏丹军方与快速支援部队之间的冲突转变为部落之间的对抗，该州的死亡人数已上升至近850人，其中包括近200名儿童。</text:p>
      <text:p text:style-name="P4">
该州州长证实，在医院、药房和医疗领域内的商店遭到摧毁之后，当地的卫生部门已经崩溃，而受伤人数上升至超过2600人，其中包括近700名儿童。</text:p>
      <text:p text:style-name="P4">
该州长呼吁国际社会紧急干预西达尔富尔州局势，并称该州是一个受损严重的州——该州首府朱奈纳市的所有居民都无家可归、没有食物，此外，该市大部分水源、电力和通讯完全中断，并且持续遭受迫击炮弹的袭击。</text:p>
      <text:p text:style-name="P4">
Source: <text:a xlink:type="simple" xlink:href="https://chinese.aljazeera.net/news/military/2023/5/27/%e9%9d%9e%e6%b4%b2%e4%b8%ba%e8%8b%8f%e4%b8%b9%e9%97%ae%e9%a2%98%e5%8f%ac%e5%bc%80%e9%a6%96%e5%9c%ba%e9%a6%96%e8%84%91%e7%ba%a7%e4%bc%9a%e8%ae%ae" text:style-name="Internet_20_link" text:visited-style-name="Visited_20_Internet_20_Link">
https://chinese.aljazeera.net/news/military/2023/5/27/%e9%9d%9e%e6%b4%b2%e4%b8%ba%e8%8b%8f%e4%b8%b9%e9%97%ae%e9%a2%98%e5%8f%ac%e5%bc%80%e9%a6%96%e5%9c%ba%e9%a6%96%e8%84%91%e7%ba%a7%e4%bc%9a%e8%ae%ae</text:a>
</text:p>
      <!--NEWS-->
      <text:h text:style-name="P10" text:outline-level="1">
<text:span text:style-name="T4">
乌克兰请求德国提供“金牛座”巡航导弹 射程可及俄领土</text:span>
</text:h>
      <text:p text:style-name="P4">
Author: None (Language: zh)</text:p>
      <text:p text:style-name="P4">
Publisher: None</text:p>
      <text:p text:style-name="P4">
Time: 2023-05-27T14:15:00Z</text:p>
      <text:p text:style-name="P4">
Description: 柏林方面证实，德国国防部已经收到乌克兰方面有关提供“金牛座”巡航导弹的请求。这种巡航导弹射程可以覆盖俄罗斯领土。德国总理肖尔茨日前重申，提供给基辅方面的武器只能在乌克兰领土上使用。</text:p>
      <text:p text:style-name="P4">
Videos: []</text:p>
      <text:p text:style-name="P4">
Images: []</text:p>
      <text:p text:style-name="P4">
Subject: 时政风云</text:p>
      <text:p text:style-name="P4">
Subjects: ['德中关系', '欧债危机', '俄罗斯', '欧盟', '乌克兰', '岛屿主权争端', '专题报道：全景观看“习马会”', '德国', '中国', '留学德国']</text:p>
      <text:p text:style-name="P4">
Keywords: ['乌克兰战争', '德国', '金牛座巡航导弹', '武器援助', '俄罗斯', '无人机', '瓦格纳集团', '中国', '李辉']</text:p>
      <text:p text:style-name="P4">
ID: 65753350</text:p>
      <!--METADATA-->
      <text:p text:style-name="P4">
<text:a xlink:type="simple" xlink:href="https://www.dw.com/zh/overlay/image/article/65753350/65704831" text:style-name="Internet_20_link" text:visited-style-name="Visited_20_Internet_20_Link">
 </text:a>
</text:p>
      <text:p text:style-name="P4">
韩国也在使用“金牛座”巡航导弹（图为韩国国防部资料照片）</text:p>
      <text:p text:style-name="P4">
（德国之声中文网）据德国国防部发言人透露，乌克兰已请求德国提供“金牛座”（Taurus）巡航导弹。这种巡航导弹的射程超过500公里，如果配备了这种导弹，乌克兰将具备打击俄罗斯领土的能力。</text:p>
      <text:p text:style-name="P4">
德国国防部周六对法新社记者证实，柏林方面“近日从乌克兰收到了相关请求”。  到目前为止，西方联盟在为基辅方面提供武器方面仍然较为谨慎，尤其是涉及打击范围有可能触及俄罗斯的武器方面。</text:p>
      <text:p text:style-name="P4">
本周五，德国总理肖尔茨重申，德国向乌克兰提供的武器不得用于打击俄罗斯领土。</text:p>
      <text:p text:style-name="P4">
</text:p>
      <text:p text:style-name="P4">
“金牛座”射程可覆盖俄罗斯境内</text:p>
      <text:p text:style-name="P4">
“俄罗斯入侵了乌克兰，因此乌克兰可以采取自我防卫”，肖尔茨在访问爱沙尼亚首都塔林时说，“与此同时，很明显的是我们提供的武器只能在乌克兰领土上使用。”</text:p>
      <text:h text:style-name="P12" text:outline-level="3">
<text:span text:style-name="T4">
中国特使：将致力于乌克兰冲突的政治解决</text:span>
</text:h>
      <text:p text:style-name="P4">
作为中国欧亚事务特别代表访问莫斯科的外交官李辉表示，北京将会为政治解决乌克兰危机作出具体的努力。</text:p>
      <text:p text:style-name="P4">
他在会见俄罗斯国防部官员时强调，中国在乌克兰问题上一贯坚持“客观公正”的立场，“遵循《联合国宪章》的宗旨和原则，积极劝和促谈，根据事情本身的是非曲直决定自己的立场”。</text:p>
      <text:p text:style-name="P4">
</text:p>
      <text:p text:style-name="P4">
中国特使李辉</text:p>
      <text:p text:style-name="P4">
在此前一天，李辉会见了俄罗斯外长拉夫罗夫。俄外交部称，双方就解决乌克兰冲突的前景举行了磋商。此前，李辉在欧洲之行框架下已访问乌克兰、波兰、法国、德国等国。</text:p>
      <text:h text:style-name="P12" text:outline-level="3">
<text:span text:style-name="T4">
俄罗斯多地宣称遭到无人机袭击</text:span>
</text:h>
      <text:p text:style-name="P4">
位于俄罗斯西北部的普斯科夫州州长韦杰尼尔科夫（Mikhail Vedernikov）称，两架无人机的袭击在当地造成了爆炸，但是没有造成人员伤亡。</text:p>
      <text:p text:style-name="P4">
韦杰尼尔科夫表示，爆炸发生在距离白俄罗斯边界只有不到10公里的小镇Litvinovo，遭袭建筑被毁。他指责基辅方面要为这一袭击负责。</text:p>
      <text:p text:style-name="P4">
与此同时，俄罗斯西南部的库尔斯克州也传出遭到乌克兰炮击导致普列霍沃村一名建筑工人死亡的消息。该州州长斯塔罗沃伊特（RomanStarovoit）表示，正在村庄附近开展工作，以加强俄乌边界的防卫。</text:p>
      <text:p text:style-name="P4">
几个小时之后，俄罗斯媒体报道称，位于莫斯科西北部的德鲁日巴输油管道（Druzhba，又译为友谊输油管道）遭到袭击。</text:p>
      <text:h text:style-name="P12" text:outline-level="3">
<text:span text:style-name="T4">
英情报机构：瓦格纳集团可能从巴赫穆特周边地区撤出</text:span>
</text:h>
      <text:p text:style-name="P4">
英国国防部在一份最新情报中指出，效力于俄罗斯的瓦格纳雇佣军可能“已经开始撤离他们在巴赫穆特周边的一些阵地”。</text:p>
      <text:p text:style-name="P4">
这份情报文件还指出：“2023年5月25日，瓦格纳集团领导人普里戈津表示，他的军队从巴赫穆特撤离的行动已经开始，将阵地移交给俄罗斯国防部的工作将会持续到6月1日。”</text:p>
      <text:p text:style-name="P4">
英国国防部指出，虽然瓦格纳集团创始人普里戈津与俄国防部不和，但是其雇佣军部队“可能会被用于下一步在顿巴斯地区的进攻行动”。</text:p>
      <text:p text:style-name="P4">
（路透社、法新社等）</text:p>
      <text:p text:style-name="P4">
Source: <text:a xlink:type="simple" xlink:href="https://www.dw.com/zh/乌克兰请求德国提供-金牛座-巡航导弹-射程可及俄领土/a-65753350" text:style-name="Internet_20_link" text:visited-style-name="Visited_20_Internet_20_Link">
https://www.dw.com/zh/乌克兰请求德国提供-金牛座-巡航导弹-射程可及俄领土/a-65753350?maca=chi-rss-chi-all-1127-rdf</text:a>
</text:p>
      <!--NEWS-->
      <text:h text:style-name="P10" text:outline-level="1">
<text:span text:style-name="T4">
香港公民党宣布自行解散</text:span>
</text:h>
      <text:p text:style-name="P4">
Author: None</text:p>
      <text:p text:style-name="P4">
Publisher: Radio Free Asia (Organization)</text:p>
      <text:p text:style-name="P4">
Published Time: 2023-05-27T16:47:00-04:00</text:p>
      <text:p text:style-name="P4">
Modified Time: 2023-05-28T12:06: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4.612011in" draw:z-index="0">
<draw:image xlink:href="../Images/rfamandarin/2023-05-27T16-47-00-04-00/000000.png" xlink:type="simple" xlink:show="embed" xlink:actuate="onLoad" draw:mime-type="image/png"/>
</draw:frame>
 香港公民党现主席梁家杰 <text:a xlink:type="simple" xlink:href="https://www.rfa.org/mandarin/Xinwen/7-05272023164354.html/@@images/image" text:style-name="Internet_20_link" text:visited-style-name="Visited_20_Internet_20_Link">
</text:a>
路透社图片</text:p>
      <text:p text:style-name="P4">
香港最著名的民主团体之一公民党，周六投票决定自行解散，香港当局镇压该党并威胁逮捕关押该党成员后，该党无法推选一个领导人。</text:p>
      <text:p text:style-name="P4">
据法新社27日报道，香港公民党被称为 "律师党"，因为该党许多创始人都在法律界工作。该党成立于2006年，旨在促进香港的民主化进程。</text:p>
      <text:p text:style-name="P4">
据公民党现主席梁家杰称，"在所有程序完成后，公民党将从地球上消失"。梁家杰是该党的创始人之一，也是自1997年英国将香港交还给中国以来香港民主运动的著名人物。</text:p>
      <text:p text:style-name="P4">
2007年，梁家杰是第一位，也是迄今为止唯一一位在没有得到北京支持的情况下竞选香港行政长官职位的候选人。不出所料，他在选举中败北。但他的政党从那时起就一直致力于成为一支"执政 "力量，而不仅仅是反对派。</text:p>
      <text:p text:style-name="P4">
在其最受欢迎的时候，公民党在香港的反对派中排名第二，在2012年的立法会选举中赢得了六个席位。</text:p>
      <text:p text:style-name="P4">
近年来，香港的反对派受到中国实施的国家安全法和选举制度改革的打击，这些改革在很大程度上将民主人士排除在地方政治之外。</text:p>
      <text:p text:style-name="P4">
中国于2020年在香港实施了国安法，公民党多名成员被捕，包括前立法会议员杨岳桥和谭文豪。杨和谭在一起正在进行的国家安全案件中被拘留了两年多，并被拒绝保释，而另一名高级成员吴霭仪则被判非法集会罪名成立。其他人则逃亡国外。</text:p>
      <text:p text:style-name="P4">
（责编：梒青）</text:p>
      <text:p text:style-name="P4">
Source: <text:a xlink:type="simple" xlink:href="https://www.rfa.org/mandarin/Xinwen/7-05272023164354.html" text:style-name="Internet_20_link" text:visited-style-name="Visited_20_Internet_20_Link">
https://www.rfa.org/mandarin/Xinwen/7-05272023164354.html</text:a>
</text:p>
      <!--NEWS-->
      <text:h text:style-name="P10" text:outline-level="1">
<text:span text:style-name="T4">
苏丹战事未歇 政府军强人要求撤换联合国特使</text:span>
</text:h>
      <text:p text:style-name="P4">
Publisher: 法新社</text:p>
      <text:p text:style-name="P4">
Published Time: 2023-05-28T-13:32:08+00:00</text:p>
      <text:p text:style-name="P4">
Modified Time: 2023-05-28T06:20:01+00:00</text:p>
      <text:p text:style-name="P4">
Description: （法新社喀土穆27日电） 苏丹政府军总司令柏罕指控，联合国苏丹事务特别代表柏蒂斯煽动政府军与准军事团体间的残酷战争。这是柏罕疑似一连串升高冲突举措的最新一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28T-13-32-08-00-00/000000.png" xlink:type="simple" xlink:show="embed" xlink:actuate="onLoad" draw:mime-type="image/png"/>
</draw:frame>
</text:p>
      <text:p text:style-name="P4">
法新社报导，联合国秘书长古特瑞斯（Antonio Guterres）表示，他对柏罕（Abdel Fattah al-Burhan）来信感到「震惊」。柏罕信中要求「提名新的人选来取代」柏蒂斯（VolkerPerthes），并指控柏蒂斯在协助一场政治进程中犯下「欺诈和虚假讯息」。这场政治进程后来破裂，引发这场迄今6周的城市战。</text:p>
      <text:p text:style-name="P4">
柏罕与他的前副手、准军事团体「快速支援部队」指挥官达加洛（Mohamed HamdanDaglo）4月15日原本要在联合国斡旋下见面协商，但却在当天动起干戈，首都喀土穆（Khartoum）沦为战区。</text:p>
      <text:p text:style-name="P4">
柏罕在信中指责柏蒂斯存有偏见，不尊重「国家主权」。</text:p>
      <text:p text:style-name="P4">
他说，柏蒂斯在提交给联合国的报告中，描绘一幅误导性「共识」画面，「若没有这些刺激性迹象，叛军首脑达加洛就不会展开军事行动」。</text:p>
      <text:p text:style-name="P4">
然而，永远无法证实究竟是谁开了第一枪。</text:p>
      <text:p text:style-name="P4">
根据非政府组织「武装冲突地点和事件资料组」（Armed Conflict Location and Event DataProject）统计，苏丹各地的战斗已造成1800多人死亡。</text:p>
      <text:p text:style-name="P4">
联合国则表示，苏丹境内已有超过100万人流离失所，此外还有31万9000人逃往邻国，也引发此地稳定性的疑虑。 （译者：纪锦玲）</text:p>
      <text:p text:style-name="P4">
Source: <text:a xlink:type="simple" xlink:href="https://www.rfi.fr/cn/%E5%9B%BD%E9%99%85%E6%8A%A5%E9%81%93/20230528-%E8%8B%8F%E4%B8%B9%E6%88%98%E4%BA%8B%E6%9C%AA%E6%AD%87-%E6%94%BF%E5%BA%9C%E5%86%9B%E5%BC%BA%E4%BA%BA%E8%A6%81%E6%B1%82%E6%92%A4%E6%8D%A2%E8%81%94%E5%90%88%E5%9B%BD%E7%89%B9%E4%BD%BF" text:style-name="Internet_20_link" text:visited-style-name="Visited_20_Internet_20_Link">
https://www.rfi.fr/cn/%E5%9B%BD%E9%99%85%E6%8A%A5%E9%81%93/20230528-%E8%8B%8F%E4%B8%B9%E6%88%98%E4%BA%8B%E6%9C%AA%E6%AD%87-%E6%94%BF%E5%BA%9C%E5%86%9B%E5%BC%BA%E4%BA%BA%E8%A6%81%E6%B1%82%E6%92%A4%E6%8D%A2%E8%81%94%E5%90%88%E5%9B%BD%E7%89%B9%E4%BD%BF</text:a>
</text:p>
      <!--NEWS-->
      <text:h text:style-name="P10" text:outline-level="1">
<text:span text:style-name="T4">
债务危机有解 拜登麦卡锡敲定原则性协议</text:span>
</text:h>
      <text:p text:style-name="P4">
Publisher: 法新社</text:p>
      <text:p text:style-name="P4">
Published Time: 2023-05-28T-17:02:08+00:00</text:p>
      <text:p text:style-name="P4">
Modified Time: 2023-05-28T04:35:03+00:00</text:p>
      <text:p text:style-name="P4">
Description: （法新社华盛顿27日电） 美国媒体今天报导，美国总统拜登和共和党国会议员已就提高美国债务上限达成原则性协议，以避免灾难性违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28T-17-02-08-00-00/000000.png" xlink:type="simple" xlink:show="embed" xlink:actuate="onLoad" draw:mime-type="image/png"/>
</draw:frame>
</text:p>
      <text:p text:style-name="P4">
双方在长时间对峙后，赶在潜在违约的6月5日大限之前取得突破。</text:p>
      <text:p text:style-name="P4">
美国财政部长叶伦（JanetYellen）昨天警告，若国会未能同意提高举债上限，美国债务可能于6月5日违约，将之前预期6月1日可能违约的期限更新至6月5日。（译者：刘文瑜/核稿：蔡佳敏）</text:p>
      <text:p text:style-name="P4">
Source: <text:a xlink:type="simple" xlink:href="https://www.rfi.fr/cn/%E5%9B%BD%E9%99%85%E6%8A%A5%E9%81%93/20230528-%E5%80%BA%E5%8A%A1%E5%8D%B1%E6%9C%BA%E6%9C%89%E8%A7%A3-%E6%8B%9C%E7%99%BB%E9%BA%A6%E5%8D%A1%E9%94%A1%E6%95%B2%E5%AE%9A%E5%8E%9F%E5%88%99%E6%80%A7%E5%8D%8F%E8%AE%AE" text:style-name="Internet_20_link" text:visited-style-name="Visited_20_Internet_20_Link">
https://www.rfi.fr/cn/%E5%9B%BD%E9%99%85%E6%8A%A5%E9%81%93/20230528-%E5%80%BA%E5%8A%A1%E5%8D%B1%E6%9C%BA%E6%9C%89%E8%A7%A3-%E6%8B%9C%E7%99%BB%E9%BA%A6%E5%8D%A1%E9%94%A1%E6%95%B2%E5%AE%9A%E5%8E%9F%E5%88%99%E6%80%A7%E5%8D%8F%E8%AE%AE</text:a>
</text:p>
      <!--NEWS-->
      <text:h text:style-name="P10" text:outline-level="1">
<text:span text:style-name="T4">
塞尔维亚枪案引怒火 民众连续4周末聚首都抗议</text:span>
</text:h>
      <text:p text:style-name="P4">
Publisher: 法新社</text:p>
      <text:p text:style-name="P4">
Published Time: 2023-05-28T-2:02:07+00:00</text:p>
      <text:p text:style-name="P4">
Modified Time: 2023-05-28T07:35:02+00:00</text:p>
      <text:p text:style-name="P4">
Description: （法新社贝尔格勒27日电） 塞尔维亚连续发生两起枪击案造成18人死亡、其中一半是儿童之后，数以万计民众今天在首都贝尔格勒（Belgrade）举行第4场每周一次的反政府抗议活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28T-2-02-07-00-00/000000.png" xlink:type="simple" xlink:show="embed" xlink:actuate="onLoad" draw:mime-type="image/png"/>
</draw:frame>
</text:p>
      <text:p text:style-name="P4">
示威者无畏大雨，手持鲜花，包围了国营 塞尔维亚国家电视台（RTS）的大楼，要求行政高层和编辑部主管下台。</text:p>
      <text:p text:style-name="P4">
「塞尔维亚反对暴力」抗议活动已升高成为自20多年前广泛示威导致强人米洛塞维奇（Slobodan Milosevic）下台以来，规模最大的集会。</text:p>
      <text:p text:style-name="P4">
他们对执政党益发不满。抗议者表示，这都是政府和他们控制的媒体机构煽动的暴力文化。</text:p>
      <text:p text:style-name="P4">
40岁的瓦伦特（Dusan Valent）告诉法新社：「我来这里是因为我受够了谎言和贪腐。在人们意识到这有可能、我们确实有选择之前，这里什么都不会改变。」</text:p>
      <text:p text:style-name="P4">
抗议活动是在5月初造成18人死亡、数人受伤的大规模枪击事件后成形的。</text:p>
      <text:p text:style-name="P4">
死者中有9人是贝尔格勒一所小学的学生，他们被一名 13岁的学生枪杀。</text:p>
      <text:p text:style-name="P4">
示威者还希望政府吊销宣传暴力内容的电视频道许可证，并关闭透过攻击政治异议人士来挑起紧张局势的亲政府报纸。</text:p>
      <text:p text:style-name="P4">
他们还希望内政部长和情报部门负责人辞职。</text:p>
      <text:p text:style-name="P4">
Source: <text:a xlink:type="simple" xlink:href="https://www.rfi.fr/cn/%E5%9B%BD%E9%99%85%E6%8A%A5%E9%81%93/20230528-%E5%A1%9E%E5%B0%94%E7%BB%B4%E4%BA%9A%E6%9E%AA%E6%A1%88%E5%BC%95%E6%80%92%E7%81%AB-%E6%B0%91%E4%BC%97%E8%BF%9E%E7%BB%AD4%E5%91%A8%E6%9C%AB%E8%81%9A%E9%A6%96%E9%83%BD%E6%8A%97%E8%AE%AE" text:style-name="Internet_20_link" text:visited-style-name="Visited_20_Internet_20_Link">
https://www.rfi.fr/cn/%E5%9B%BD%E9%99%85%E6%8A%A5%E9%81%93/20230528-%E5%A1%9E%E5%B0%94%E7%BB%B4%E4%BA%9A%E6%9E%AA%E6%A1%88%E5%BC%95%E6%80%92%E7%81%AB-%E6%B0%91%E4%BC%97%E8%BF%9E%E7%BB%AD4%E5%91%A8%E6%9C%AB%E8%81%9A%E9%A6%96%E9%83%BD%E6%8A%97%E8%AE%AE</text:a>
</text:p>
      <!--NEWS-->
      <text:h text:style-name="P10" text:outline-level="1">
<text:span text:style-name="T4">
德韩为什么要分享军事情报？</text:span>
</text:h>
      <text:p text:style-name="P4">
Author: None (Language: zh)</text:p>
      <text:p text:style-name="P4">
Publisher: None</text:p>
      <text:p text:style-name="P4">
Time: 2023-05-28T-2:14:00Z</text:p>
      <text:p text:style-name="P4">
Description: 近日，德国和韩国签署了共享军事情报协议。柏林和首尔旨在通过该协议在乌克兰冲突和印太紧张局势下提高其防御能力。</text:p>
      <text:p text:style-name="P4">
Videos: []</text:p>
      <text:p text:style-name="P4">
Images: []</text:p>
      <text:p text:style-name="P4">
Subject: 时政风云</text:p>
      <text:p text:style-name="P4">
Subjects: []</text:p>
      <text:p text:style-name="P4">
Keywords: ['德中关系', '韩国', '欧债危机', '欧盟', '岛屿主权争端', '专题报道：全景观看“习马会”', '德国', '中国', '留学德国', '中共十九大']</text:p>
      <text:p text:style-name="P4">
ID: 65730498</text:p>
      <!--METADATA-->
      <text:p text:style-name="P4">
<text:a xlink:type="simple" xlink:href="https://www.dw.com/zh/overlay/image/article/65730498/65704831" text:style-name="Internet_20_link" text:visited-style-name="Visited_20_Internet_20_Link">
 </text:a>
</text:p>
      <text:p text:style-name="P4">
在2017年9月12日的一次演习中，韩国空军F-15K战斗机发射了“金牛座”(TAURUS)远程空地导弹</text:p>
      <text:p text:style-name="P4">
（德国之声中文网）德国总理肖尔茨5月21日只在韩国停留了几个小时，不过，此次访问以及与韩国总统尹锡悦的会谈已促成了一系列协议的产生，最引人注目的是关于 <text:a xlink:type="simple" xlink:href="https://www.dw.com/zh/zh/德国与韩国将签署军事机密协议/a-65690800" text:style-name="Internet_20_link" text:visited-style-name="Visited_20_Internet_20_Link">
德韩共享军事情报和简化两国国防工业供应链的协议 </text:a>
。</text:p>
      <text:p text:style-name="P4">
这次双边峰会前，肖尔茨刚在日本广岛参加了G7峰会。两场峰会都尤其关注了正在发生的乌克兰安全危机和东北亚地区一触即发的紧张局势。中国再次成为最重要的话题。</text:p>
      <text:p text:style-name="P4">
分析人士指出，肖尔茨和尹锡悦之间的防务合作只是各国之间类似合作的最新例子。所有这些合作都可以看作是对中国影响力的一种反击。</text:p>
      <text:p text:style-name="P4">
</text:p>
      <text:p text:style-name="P4">
德国总理肖尔茨5月21日访问韩国并和韩国总统尹锡悦会晤</text:p>
      <text:p text:style-name="P4">
北京的所作所为--从单方面占领南海有争议的岛屿并将其军事化，到与日本在东海岛屿问题上对抗，以及与印度在边界领土上的冲突--这些都可以反过来作为新联盟和协议出现的一个理由。</text:p>
      <text:p text:style-name="P4">
近年来，德国一直在加强在印太的角色。2021年，一艘德国军舰穿越该地区，并与其他国家的海军进行了一系列演习，最近，德国也派出战机参加了联合演习。</text:p>
      <text:h text:style-name="P12" text:outline-level="3">
<text:span text:style-name="T4">
韩国与北约的关系将进一步加强</text:span>
</text:h>
      <text:p text:style-name="P4">
在与尹锡悦会晤前，肖尔茨参观了韩朝边境非军事区（板门店）。在重重设防的边界上，肖尔茨说，平壤不断发展核武器和远程导弹，显示朝鲜半岛的局势依然存在危险，朝鲜仍然是"对该地区和平与安全的威胁"。</text:p>
      <text:p text:style-name="P4">
在随后的会谈中，两位领导人就分享和保护军事机密的协议达成了一致，并建立了机制，让军事供应链具有更大弹性。</text:p>
      <text:p text:style-name="P4">
美国特洛伊大学首尔校区的国际关系教授平克斯顿（Dan Pinkston）指出，"北京的扩张主义政策 "是那些与中国不结盟的国家加强彼此合作的一个原因。</text:p>
      <text:p text:style-name="P4">
"我预测会出现更多这样的合作。"平克斯顿告诉德国之声。他说，"韩国军队可以预见将与北约和其他有着共同安全关切的国家一起举行军事演习。这些演习对于确保武器弹药部件配套，确保供应链得到保障至关重要"。</text:p>
      <text:h text:style-name="P12" text:outline-level="3">
<text:span text:style-name="T4">
乌克兰战争深深震撼了韩国</text:span>
</text:h>
      <text:p text:style-name="P4">
除了德国海空军与韩国军队举行演习外，首尔还在向欧洲出口先进的武器系统。去年，韩国与北约成员国波兰签署了估计价值高达150亿欧元（162亿美元）的大规模的国防协议，包括出售近1000辆K2主战坦克，648枚自行榴弹炮和48架FA050战斗机。</text:p>
      <text:p text:style-name="P4">
韩国希望，与德国这样的欧洲大国建立更紧密的联盟可以增强其在印太地区对潜在对手的威慑力。</text:p>
      <text:p text:style-name="P4">
前韩国外交官和高级情报官员罗钟一（Rah Jong-yil）说："很明显，韩国正在寻求与西方国家更紧密、更多的接触，而这显然可以归因乌克兰战争的爆发，这对韩国是一个很大的打击。"他说，"在该地区，中国当然是最大的担忧，但我们也必须密切关注朝鲜和俄罗斯。"</text:p>
      <text:h text:style-name="P12" text:outline-level="3">
<text:span text:style-name="T4">
中国也在找盟友</text:span>
</text:h>
      <text:p text:style-name="P4">
在首尔在西方寻找亲密盟友的同时，中国似乎也在展开自己的外交攻势。</text:p>
      <text:p text:style-name="P4">
"最近几个月，北京一直在与中东和中亚的一些国家接触，希望建立自己的联盟，因此双方都在建立伙伴关系并致力于改善自身利益，"罗钟一说 。</text:p>
      <text:p text:style-name="P4">
在广岛G7峰会召开的同时，北京在西安市与五个中亚国家--哈萨克斯坦、吉尔吉斯斯坦、塔吉克斯坦、土库曼斯坦和乌兹别克斯坦--举行了峰会。中国最近还充当了中东的和平调解人，并因促成沙特阿拉伯和伊朗消除多年的敌意而受到赞誉。</text:p>
      <text:p text:style-name="P4">
对于中国试图提高其在亚洲本已非常强大的影响力，首尔当然不会忽视。</text:p>
      <ul>
        <li>
</li>
      </ul>
      <h5>
中韩关系：先做生意，再谈战略利益？</h5>
      <text:h text:style-name="P12" text:outline-level="3">
<text:span text:style-name="T4">
“台湾问题也是一个全球性问题”</text:span>
</text:h>
      <text:p text:style-name="P4">
韩国总统尹锡悦4月19日在接受路透社专访谈到台湾海峡局势说，韩国和国际社会站在一起，反对试图以武力改变台海现状。他还说:“台湾问题不仅是中国和台湾之间的问题，也和朝鲜问题一样，是一个全球性问题。”次日中国外交部召见韩国驻华大使提出严正交涉，称尹锡悦的言论“完全不可接受”。韩国外交部同日也召见中国驻韩大使，就中方评论韩国总统涉台发言表达抗议。两国关系再度蒙上阴影。建交30年来，中韩关系经历了怎样的发展？</text:p>
      <ul>
        <li>
</li>
      </ul>
      <h5>
中韩关系：先做生意，再谈战略利益？</h5>
      <text:h text:style-name="P12" text:outline-level="3">
<text:span text:style-name="T4">
90年代才建交</text:span>
</text:h>
      <text:p text:style-name="P4">
1992年8月24日，中华人民共和国与大韩民国正式建立大使级外交关系，结束了两国长期互不承认和相互隔绝的历史。图为韩国外长李相玉（前左）和中国外长钱其琛在北京签署、交换建交联合公报。之前一天，韩国宣布与中华民国断交，使台湾失去了亚洲最后一个邦交国。</text:p>
      <ul>
        <li>
</li>
      </ul>
      <h5>
中韩关系：先做生意，再谈战略利益？</h5>
      <text:h text:style-name="P12" text:outline-level="3">
<text:span text:style-name="T4">
韩国总统首访</text:span>
</text:h>
      <text:p text:style-name="P4">
1992年9月，时任韩国总统卢泰愚（1995年资料图片）在两国建交数周后便出访中国，会见了中共中央总书记江泽民、国家主席杨尚昆、国务院总理李鹏等人。双方签署了《中韩贸易协定》、《中韩投资保护协定》等一系列合作协议。</text:p>
      <ul>
        <li>
</li>
      </ul>
      <h5>
中韩关系：先做生意，再谈战略利益？</h5>
      <text:h text:style-name="P12" text:outline-level="3">
<text:span text:style-name="T4">
从全面合作到战略伙伴</text:span>
</text:h>
      <text:p text:style-name="P4">
上世纪90年代末到2000年代初，韩国总统金大中在任期间，中韩关系被提升为 “面向21世纪的全面合作伙伴关系”。2008年5月，时任韩国总统李明博访华时，两国关系被再次提升为“战略合作伙伴关系”。图为中国总理温家宝2010年5月访问韩国时受到李明博的欢迎。</text:p>
      <ul>
        <li>
</li>
      </ul>
      <h5>
中韩关系：先做生意，再谈战略利益？</h5>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h5>
中韩关系：先做生意，再谈战略利益？</h5>
      <text:h text:style-name="P12" text:outline-level="3">
<text:span text:style-name="T4">
“蜜月期”</text:span>
</text:h>
      <text:p text:style-name="P4">
朴槿惠（图：2016年在杭州参加G20峰会）任韩国总统期间也多次访问北京，2014年习近平也曾访问韩国，中韩两国关系被认为i进入“蜜月期”，两国经济、文化领域的交往进一步密切。</text:p>
      <ul>
        <li>
</li>
      </ul>
      <h5>
中韩关系：先做生意，再谈战略利益？</h5>
      <text:h text:style-name="P12" text:outline-level="3">
<text:span text:style-name="T4">
萨德事件</text:span>
</text:h>
      <text:p text:style-name="P4">
鉴于朝鲜发展核武能力对韩国构成的安全威胁，2016年，韩国政府决定部署美国的萨德反导弹系统（THAAD）。由于其雷达有探测到中方的潜在能力，被中国认为会对其国土安全造成影响。在反对无效后，北京对韩采取多项反制措施，包括对禁制韩国媒体及艺人演出、旅游封锁等。这些措施也导致中韩关系迅速冷却。</text:p>
      <ul>
        <li>
</li>
      </ul>
      <h5>
中韩关系：先做生意，再谈战略利益？</h5>
      <text:h text:style-name="P12" text:outline-level="3">
<text:span text:style-name="T4">
殃及韩国企业</text:span>
</text:h>
      <text:p text:style-name="P4">
由于部署萨德系统的地皮，是首尔政府向韩国乐天集团置换而来，该零售业巨头成为中国官方和民间报复的目标。一时间出现消费者抵制乐天、示威抗议，甚至供货商断供，数十家乐天超市被“勒令停业”。此外，三星手机、启亚汽车等韩国品牌的销量也暴跌。中国旅行社纷纷下架韩国游，让韩国旅游业受到冲击。</text:p>
      <ul>
        <li>
</li>
      </ul>
      <h5>
中韩关系：先做生意，再谈战略利益？</h5>
      <text:h text:style-name="P12" text:outline-level="3">
<text:span text:style-name="T4">
“三不一限”共识</text:span>
</text:h>
      <text:p text:style-name="P4">
2017年11月，中韩达成共识，韩方表明不考虑追加新的萨德系统；对既有的萨德系统在使用上进行必要的限制；不加入美国反导体系；不发展韩美日三方军事同盟及无意损害中方安全利益。2017年时任总统文在寅访问中国以后，两国关系开始趋于缓和。</text:p>
      <ul>
        <li>
</li>
      </ul>
      <h5>
中韩关系：先做生意，再谈战略利益？</h5>
      <text:h text:style-name="P12" text:outline-level="3">
<text:span text:style-name="T4">
机遇还是威胁</text:span>
</text:h>
      <text:p text:style-name="P4">
中国是韩国最大的贸易伙伴、出口市场和进口来源国，韩国则是中国第三大贸易伙伴国。在韩国最大单一收入来源半导体出口中，对华出口超过四成。2022年8月韩国《中央日报》的一份问卷调查显示，19.3%的受访者认为中国的崛起是一种“机会”，而75.4%的受访者认为这是一种“威胁”。图为抗议文在寅政府与朝鲜亲善政策的韩国民众打出反中标语（2018年4月，首尔）。</text:p>
      <ul>
        <li>
</li>
      </ul>
      <h5>
中韩关系：先做生意，再谈战略利益？</h5>
      <text:h text:style-name="P12" text:outline-level="3">
<text:span text:style-name="T4">
靠向哪一边</text:span>
</text:h>
      <text:p text:style-name="P4">
现任韩国总统尹锡悦（右）2022年5月上任后表现出更积极向美国靠拢的路线，表示将加速萨德系统的部署建设。韩国2022年5月正式加入美国牵头的“印太经济框架”(IPEF)，并于8月宣布加入美国主导、包括日本、韩国和台湾的“芯片四方联盟”，其目的除强化供应链，也包括对中国的技术出口管制。</text:p>
      <ul>
        <li>
</li>
      </ul>
      <h5>
中韩关系：先做生意，再谈战略利益？</h5>
      <text:h text:style-name="P12" text:outline-level="3">
<text:span text:style-name="T4">
韩国的“安全关切”</text:span>
</text:h>
      <text:p text:style-name="P4">
种种迹象表明，韩国正在力图减少经济上对中国的依赖性。在2022年中韩建交30周年之际，吉林大学国际关系研究所副所长孙兴杰在《明报》撰文称，目前中韩需要拓展合作领域，在安全议题上沟通协调，“补齐安全合作短板”。图为韩国星洲郡部署的萨德导弹防御系统（2017年9月资料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朝鲜就在韩国的边境另一侧，是最尖锐和直接的军事威胁，"平克斯顿说。"但更重要的情况是，台湾海峡、南中国海、人权和全球治理问题都事关中国，这将是未来的挑战。"</text:p>
      <text:p text:style-name="P4">
Source: <text:a xlink:type="simple" xlink:href="https://www.dw.com/zh/德韩为什么要分享军事情报？/a-65730498" text:style-name="Internet_20_link" text:visited-style-name="Visited_20_Internet_20_Link">
https://www.dw.com/zh/德韩为什么要分享军事情报？/a-65730498?maca=chi-rss-chi-all-1127-rdf</text:a>
</text:p>
      <!--NEWS-->
      <text:h text:style-name="P10" text:outline-level="1">
<text:span text:style-name="T4">
坎城影展 役所广司夺最佳男主角</text:span>
</text:h>
      <text:p text:style-name="P4">
Publisher: 法新社</text:p>
      <text:p text:style-name="P4">
Published Time: 2023-05-28T-22:32:08+00:00</text:p>
      <text:p text:style-name="P4">
Modified Time: 2023-05-28T03:05:02+00:00</text:p>
      <text:p text:style-name="P4">
Description: （法新社法国坎城27日电） 日本影星役所广司今天以德国导演文温德斯（Wim Wenders）作品「完美的日子」（Perfect Days，暂译），登上坎城影展影帝。</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8T-22-32-08-00-00/000000.png" xlink:type="simple" xlink:show="embed" xlink:actuate="onLoad" draw:mime-type="image/png"/>
</draw:frame>
</text:p>
      <text:p text:style-name="P4">
67岁的役所广司在领取奖座时说：「我要特别感谢文温德斯…他真的创造了一个伟大的角色。」</text:p>
      <text:p text:style-name="P4">
多才多艺的役所广司从影超过40年，戏路十分宽广，扮演过军阀、黑道大哥、杀手以及警察等，这次在新片则是扮演一个维持东京公厕清洁的普通人。</text:p>
      <text:p text:style-name="P4">
役所广司也曾踏入好莱坞拍过片，作品包括2005年的「艺伎回忆录」（Memoirs of a Geisha）以及一年后的「火线交错」（Babel）。</text:p>
      <text:p text:style-name="P4">
役所广司在「完美的日子」中几乎没有对白，他在谈到这个角色时表示，文温德斯「给我很少的讯息…非常神秘，即使到了今天，我对这个角色仍几乎一无所知」。</text:p>
      <text:p text:style-name="P4">
谈到与77岁文温德斯这样一位欧洲电影圈重量级人物合作的经验，役所广司说：「这是我第一次这样拍片，时间很短，也没有彩排。」</text:p>
      <text:p text:style-name="P4">
役所广司1956年出生于长崎县谏旱，最初在市政厅任职，后来从报纸上看到广告后于1979年投入演出。</text:p>
      <text:p text:style-name="P4">
他2003年告诉法国媒体说，在800名人选中，他是被选中的最后4人之一，「时至今日，只剩我还在吃演员这行饭」。</text:p>
      <text:p text:style-name="P4">
他在1985年的作品「蒲公英」（Tampopo）中饰演黑道大哥，是他演艺生涯中第一个突破性角色，这部片讲述女主角朝着做出全镇最好吃的拉面而努力。</text:p>
      <text:p text:style-name="P4">
之后，他较为知名的大银幕作品还包括1997年金棕榈奖得主「鳗鱼」（The Eel）以及2017年的「第三次杀人」（The Third Murder）。</text:p>
      <text:p text:style-name="P4">
2009年，他执导了从影第一部也是唯一一部长片「蛤蟆的油」（Toad's Oil），并身兼片中主角。</text:p>
      <text:p text:style-name="P4">
当被问及让他继续在影坛打拚的动力为何时，他2019年告诉知名娱乐新闻媒体「好莱坞报导」（The HollywoodReporter）说：「我老认为自己做得不太到位，但一定会在下一部做到完美。」</text:p>
      <text:p text:style-name="P4">
「我猜这就是我在这一行的瘾头，让我一做就是40年。」</text:p>
      <text:p text:style-name="P4">
Source: <text:a xlink:type="simple" xlink:href="https://www.rfi.fr/cn/%E7%BC%A4%E7%BA%B7%E4%B8%96%E7%95%8C/20230528-%E5%9D%8E%E5%9F%8E%E5%BD%B1%E5%B1%95-%E5%BD%B9%E6%89%80%E5%B9%BF%E5%8F%B8%E5%A4%BA%E6%9C%80%E4%BD%B3%E7%94%B7%E4%B8%BB%E8%A7%92" text:style-name="Internet_20_link" text:visited-style-name="Visited_20_Internet_20_Link">
https://www.rfi.fr/cn/%E7%BC%A4%E7%BA%B7%E4%B8%96%E7%95%8C/20230528-%E5%9D%8E%E5%9F%8E%E5%BD%B1%E5%B1%95-%E5%BD%B9%E6%89%80%E5%B9%BF%E5%8F%B8%E5%A4%BA%E6%9C%80%E4%BD%B3%E7%94%B7%E4%B8%BB%E8%A7%92</text:a>
</text:p>
      <!--NEWS-->
      <text:h text:style-name="P10" text:outline-level="1">
<text:span text:style-name="T4">
社民党160岁生日——有没有庆祝的理由？</text:span>
</text:h>
      <text:p text:style-name="P4">
Author: None (Language: zh)</text:p>
      <text:p text:style-name="P4">
Publisher: None</text:p>
      <text:p text:style-name="P4">
Time: 2023-05-28T-6:12:00Z</text:p>
      <text:p text:style-name="P4">
Description: 社民党领导着德国联邦政府，社民党人肖尔茨担任着总理。尽管如此，气氛并不理想。民意调查显示社民党支持率下降，其与绿党及自民党的联合执政也并不顺利。</text:p>
      <text:p text:style-name="P4">
Videos: []</text:p>
      <text:p text:style-name="P4">
Images: []</text:p>
      <text:p text:style-name="P4">
Subject: 时政风云</text:p>
      <text:p text:style-name="P4">
Subjects: []</text:p>
      <text:p text:style-name="P4">
Keywords: ['德中关系', '欧债危机', '欧盟', '德国', '留学德国', '留学德国', '德国联邦大选', '默克尔']</text:p>
      <text:p text:style-name="P4">
ID: 65717953</text:p>
      <!--METADATA-->
      <text:p text:style-name="P4">
<text:a xlink:type="simple" xlink:href="https://www.dw.com/zh/overlay/image/article/65717953/60018421" text:style-name="Internet_20_link" text:visited-style-name="Visited_20_Internet_20_Link">
 </text:a>
</text:p>
      <text:p text:style-name="P4">
社民党（SPD）是德国最古老的政党</text:p>
      <text:p text:style-name="P4">
（德国之声中文网）在位于柏林的社民党总部，值得庆祝的理由已不多见。因而每一条捷报都会备受重视。“今天对我们来说是一个美好的夜晚。我们为不来梅和不来梅港的社民党感到非常自豪，”社民党总书记库纳特（KevinKühnert）在社民党于5月14日赢得不来梅州议会选举后表示道。</text:p>
      <text:p text:style-name="P4">
社民党市长博文舒尔特（Andreas Bovenschulte）在竞选活动结束时甚至唱起了《Stand byme》（站在我身旁），而从柏林赶来增援的社民党主席克林贝尔（Lars Klingbeil）则用吉他从旁伴奏，以音乐的方式呼吁选民“站在社民党身旁”。最终，社民党在不来梅获得了29.8%的选票，是70多年来倒数第二差的选举成绩。</text:p>
      <text:p text:style-name="P4">
</text:p>
      <text:p text:style-name="P4">
演唱《站在我身旁》（Stand by me）：社民党主席克林贝尔（Lars Klingbeil）和社民党市长博文舒尔特（AndreasBovenschulte）在竞选中用音乐为自己拉票</text:p>
      <text:h text:style-name="P12" text:outline-level="3">
<text:span text:style-name="T4">
<text:span text:style-name="T4">
下坠中的执政党</text:span>
</text:span>
</text:h>
      <text:p text:style-name="P4">
位于柏林总部的社民党想从不来梅的成功里汲取一些经验。社民党总书记库纳特表示，他们将仔细研究此次胜利的取得。然而不来梅的成功案例却是联邦社民党梦想不来的结果。</text:p>
      <text:p text:style-name="P4">
基民盟/基社盟在民调中的支持率超过30%，而社民党的支持率徘徊在17%至19%之间，与绿党和右翼政党选项党（AfD）苦争第二。在联邦政府历史上，从没有哪一个总理所在党派的支持率是如此之低。</text:p>
      <text:p text:style-name="P4">
<text:a xlink:type="simple" xlink:href="https://www.dw.com/zh/zh/奥拉夫肖尔茨被低估嘲笑的社民党救星/a-59327642" text:style-name="Internet_20_link" text:visited-style-name="Visited_20_Internet_20_Link">
 肖尔茨及其所在党派社民党之所以在2021年9月的联邦大选中获胜</text:a>
，就只是因为基民盟的总理候选人在选举中犯了太多错误、实力太弱？</text:p>
      <text:h text:style-name="P12" text:outline-level="3">
<text:span text:style-name="T4">
<text:span text:style-name="T4">
短暂的高涨</text:span>
</text:span>
</text:h>
      <text:p text:style-name="P4">
看看选举年及其后的民意调查就会发现，社民党在联邦议院选举前取得了巨大的进步。从2021年7月的16%一路增长到9月的近26%。这种高涨一直持续到2022年春季，此后开始回落。一个苦涩的事实：政治学家认为，一个政党至少要获得20%的选票，才可以被称得上是“大众政党”（Volkspartei）。</text:p>
      <text:p text:style-name="P4">
</text:p>
      <text:p text:style-name="P4">
基民盟总理候选人拉舍特（ArminLaschet）在被洪水摧毁的阿尔河谷（Ahrtal）勘察灾情时大笑，与此同时，联邦总统施泰因迈尔正在发表讲话。照片曝光后，拉舍特的民调支持率直线下降</text:p>
      <text:p text:style-name="P4">
社民党所庆祝的“社会民主主义的回归”是否已成历史？社民党党员人数早于联邦议会选举前就已经开始持续下降，甚至在其曾经拥有众多支持的大城市也在节节败退。柏林就是最新例证——基民盟在社民党执政22年后再次接管了该市。</text:p>
      <text:p text:style-name="P4">
社民党在德国东部的情况看起来就真的很糟了。在萨克森州和萨克森-安哈尔特州，社民党在民意调查中的支持率只有个位数。</text:p>
      <text:h text:style-name="P12" text:outline-level="3">
<text:span text:style-name="T4">
<text:span text:style-name="T4">
何时回归社会议题？</text:span>
</text:span>
</text:h>
      <text:p text:style-name="P4">
也就在这种低迷的氛围里社民党迎来了160岁生日。作为德国现存最古老的的政党，社民党通过举办演讲、论坛、展览和颁奖典礼等形式连续三天庆祝自己的生日。这是一个难得的机会，可以喘口气、补充能量，也是一个在执政联盟中再次显露身影的契机。</text:p>
      <text:p text:style-name="P4">
庆祝活动在社民党位于柏林的总部、威利·勃兰特大厦(Willy Brandt House)举行，以“进步需要公正”为主题。</text:p>
      <text:p text:style-name="P4">
社会议题是社民党的核心竞争力所在。但事实却是该议题已被乌克兰战争及其影响所模糊和淡化。社民党总理主要忙于外交政策，社民党内政部长忙于移民问题，社民党劳工部长则在努力解决技术人才和劳动力短缺问题。</text:p>
      <text:p text:style-name="P4">
鉴于通胀和建筑市场吃紧的状况，社民党竞选时的主要承诺——每年建造40万套住房——已经无从提及。</text:p>
      <text:p text:style-name="P4">
</text:p>
      <text:p text:style-name="P4">
联邦总理忙于外交政策：肖尔茨与乌克兰总统泽连斯基在总理府前的欢迎仪式上</text:p>
      <text:h text:style-name="P12" text:outline-level="3">
<text:span text:style-name="T4">
<text:span text:style-name="T4">
交通灯执政联盟意见不一</text:span>
</text:span>
</text:h>
      <text:p text:style-name="P4">
<text:a xlink:type="simple" xlink:href="https://www.dw.com/zh/zh/执政一年红绿灯政府交出怎样的成绩单/a-64029789" text:style-name="Internet_20_link" text:visited-style-name="Visited_20_Internet_20_Link">
 在与绿党和自民党组成的执政联盟 </text:a>
里，社民党显得 <text:a xlink:type="simple" xlink:href="https://www.dw.com/zh/zh/评论若交通灯发的是黑绿光/a-61813910" text:style-name="Internet_20_link" text:visited-style-name="Visited_20_Internet_20_Link">
 存在感相对较低且缺乏鲜明特色 </text:a>
。自民党和绿党在气候保护问题上的争论通常占据了新闻头条。由绿党推动的，从2024年开始淘汰石油和天然气供暖的做法令许多民众感到恐慌，并将不少选民推向了反对党的怀抱。</text:p>
      <text:p text:style-name="P4">
由于通胀，生活成本已明显上升，对于没有财务储备的人来说，维持生计愈发困难。眼下社民党希望给《建筑能源法》踩下刹车。他们表示，尽管气候保护很重要，但不可令公民负担过重。劳工部长海尔（HubertusHeil）表示，必须对法案进行改进，解决方案必须“在技术层面可行以及在社会层面可接受”。</text:p>
      <text:p text:style-name="P4">
</text:p>
      <text:p text:style-name="P4">
执政联盟的紧张氛围：联邦财政部长林德尔(自民党，图左)、联邦总理肖尔茨(社民党，图中)、联邦经济事务和气候保护部长哈贝克(绿党，图右)</text:p>
      <text:h text:style-name="P12" text:outline-level="3">
<text:span text:style-name="T4">
<text:span text:style-name="T4">
社民党内部动荡</text:span>
</text:span>
</text:h>
      <text:p text:style-name="P4">
如果现在连社民党也想在执政联盟中展现更为鲜明的特色，这可能会导致联盟政府更多紧张局面的出现。然而，一个争吵不休的政府从来不会受到选民的欢迎。社民党总部肯定也对此感到担忧。党内已有先例——糟糕的表现常常导致党内纷争甚至自我分裂。甚至曾经深受党内喜爱的社民党领导人也因此垮台。</text:p>
      <text:p text:style-name="P4">
目前，社民党内部的不满情绪已在增长，尤其是在该党强大且好斗的左翼派系中。2019年，左翼派系阻止了政治上更倾向于右翼社会民主派的肖尔茨成为党魁。但自从肖尔茨担任总理以来，左翼派系一直保持沉默并服从党纪。</text:p>
      <text:h text:style-name="P12" text:outline-level="3">
<text:span text:style-name="T4">
<text:span text:style-name="T4">
个人魅力变得越来越重要</text:span>
</text:span>
</text:h>
      <text:p text:style-name="P4">
肖尔茨在社民党内从未特别受欢迎，但作为总理，他得到应有的尊重和重视。然而，这是一种与成就挂钩的好感和善意。只有在他能够给予党派利益的情况下，党派才会一直支持他。在这种情况下，仔细研究社民党在不来梅取得的成功可能会有所帮助。在那里，一位社会民主党人以脚踏实地、平易近人和受欢迎的形象赢得了选民的信任。</text:p>
      <text:h text:style-name="P12" text:outline-level="3">
<text:span text:style-name="T4">
肖尔茨担任德国总理的第一年：他改变了什么？</text:span>
</text:h>
      <text:p text:style-name="P4">
在选举中，个人魅力越来越重要，过去几年其他州议会的选举也证实了这一点。然而，肖尔茨在这方面相对乏善可陈。他常常给人一种冷漠、没有情感和难以亲近的印象。因此，从这点来说要从不来梅吸取成功经验可能又有一定难度。</text:p>
      <text:p text:style-name="P4">
Source: <text:a xlink:type="simple" xlink:href="https://www.dw.com/zh/社民党160岁生日-有没有庆祝的理由？/a-65717953" text:style-name="Internet_20_link" text:visited-style-name="Visited_20_Internet_20_Link">
https://www.dw.com/zh/社民党160岁生日-有没有庆祝的理由？/a-65717953?maca=chi-rss-chi-all-1127-rdf</text:a>
</text:p>
      <!--NEWS-->
      <text:h text:style-name="P10" text:outline-level="1">
<text:span text:style-name="T4">
美朝野拚达成债限协议</text:span>
</text:h>
      <text:p text:style-name="P4">
Publisher: 法新社</text:p>
      <text:p text:style-name="P4">
Published Time: 2023-05-28T-6:32:08+00:00</text:p>
      <text:p text:style-name="P4">
Modified Time: 2023-05-28T07:20:04+00:00</text:p>
      <text:p text:style-name="P4">
Description: （法新社华盛顿27日电） 美国民主党和共和党今天似乎即将达成结束美国举债上限僵局的协议，双方在努力达成协议避免灾难性违约的最后阶段，都采取了强硬态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5-28T-6-32-08-00-00/000000.png" xlink:type="simple" xlink:show="embed" xlink:actuate="onLoad" draw:mime-type="image/png"/>
</draw:frame>
</text:p>
      <text:p text:style-name="P4">
总统拜登昨晚发出迄今最强烈的信号说，「就快达成协议，我乐观看待」。</text:p>
      <text:p text:style-name="P4">
谈判代表今天上午重新开会时，共和党籍联邦众议院议长麦卡锡（Kevin McCarthy）语气听来正面，他在国会山庄告诉记者，「我觉得我们可以做到」。</text:p>
      <text:p text:style-name="P4">
但到了中午左右，麦卡锡趋于悲观地说：「我不知道今天会怎样。」</text:p>
      <text:p text:style-name="P4">
据报导，民主党人拒绝了共和党以更严格工作要求以换取社会援助的提议。他们表示，这会扼杀党内对达成协议的支持。</text:p>
      <text:p text:style-name="P4">
在上午的简报中，麦卡锡表示，有信心在6月5日的最后期限前达成协议。</text:p>
      <text:p text:style-name="P4">
麦卡锡表示，一旦达成协议，他将给议员72小时的时间，再将该法案付诸表决。他今天上午还说，法案不会很长，可能在150页左右。</text:p>
      <text:p text:style-name="P4">
所谓的债务违约的「X日」（X-date）已从6月1日延到6月5日，即除非政府能够持续借贷、否则即将耗尽资金的期限。（译者：郑诗韵/核稿：蔡佳敏）</text:p>
      <text:p text:style-name="P4">
Source: <text:a xlink:type="simple" xlink:href="https://www.rfi.fr/cn/%E5%9B%BD%E9%99%85%E6%8A%A5%E9%81%93/20230528-%E7%BE%8E%E6%9C%9D%E9%87%8E%E6%8B%9A%E8%BE%BE%E6%88%90%E5%80%BA%E9%99%90%E5%8D%8F%E8%AE%AE" text:style-name="Internet_20_link" text:visited-style-name="Visited_20_Internet_20_Link">
https://www.rfi.fr/cn/%E5%9B%BD%E9%99%85%E6%8A%A5%E9%81%93/20230528-%E7%BE%8E%E6%9C%9D%E9%87%8E%E6%8B%9A%E8%BE%BE%E6%88%90%E5%80%BA%E9%99%90%E5%8D%8F%E8%AE%AE</text:a>
</text:p>
      <!--NEWS-->
      <text:h text:style-name="P10" text:outline-level="1">
<text:span text:style-name="T4">
基辅市长：俄无人机大规模袭击 1人死亡</text:span>
</text:h>
      <text:p text:style-name="P4">
Publisher: 法新社</text:p>
      <text:p text:style-name="P4">
Published Time: 2023-05-28T-9:02:08+00:00</text:p>
      <text:p text:style-name="P4">
Modified Time: 2023-05-28T06:50:02+00:00</text:p>
      <text:p text:style-name="P4">
Description: （法新社基辅28日电） 曾是拳击手的乌克兰首都基辅市市长克里契科今天表示，在无人机对基辅发动「大规模」攻击后，有1名平民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5-28T-9-02-08-00-00/000000.png" xlink:type="simple" xlink:show="embed" xlink:actuate="onLoad" draw:mime-type="image/png"/>
</draw:frame>
</text:p>
      <text:p text:style-name="P4">
克里契科（VitaliKlitschko）在社群媒体Telegram表示，「一名35岁妇女住院，一名41岁男子死亡」。他同时说无人机残骸在一间加油站附近坠毁。</text:p>
      <text:p text:style-name="P4">
克里契科表示，基辅防空系统击落前来袭击的「20多架无人机」，他恳求居民「待在避难所，攻击是大规模的。」他同时补充说，霍洛西夫斯基（Holosiivskyi）区的一家公司也发生火灾。</text:p>
      <text:p text:style-name="P4">
整个5月，俄罗斯军队都将基辅作为攻击目标。</text:p>
      <text:p text:style-name="P4">
基辅市军政机关负责人波普科（Sergiy Popko）26日表示，本月共发生13起空袭事件。</text:p>
      <text:p text:style-name="P4">
而过去几星期内，俄罗斯境内的无人机攻击数量成倍数增加，地点通常在与乌克兰接壤的地区。</text:p>
      <text:p text:style-name="P4">
莫斯科当局指控基辅及其西方支持者要为日增的攻击和破坏行动负责，包括对克里姆林宫的袭击，但乌克兰否认涉及其中。</text:p>
      <text:p text:style-name="P4">
Source: <text:a xlink:type="simple" xlink:href="https://www.rfi.fr/cn/%E5%9B%BD%E9%99%85%E6%8A%A5%E9%81%93/20230528-%E5%9F%BA%E8%BE%85%E5%B8%82%E9%95%BF-%E4%BF%84%E6%97%A0%E4%BA%BA%E6%9C%BA%E5%A4%A7%E8%A7%84%E6%A8%A1%E8%A2%AD%E5%87%BB-1%E4%BA%BA%E6%AD%BB%E4%BA%A1" text:style-name="Internet_20_link" text:visited-style-name="Visited_20_Internet_20_Link">
https://www.rfi.fr/cn/%E5%9B%BD%E9%99%85%E6%8A%A5%E9%81%93/20230528-%E5%9F%BA%E8%BE%85%E5%B8%82%E9%95%BF-%E4%BF%84%E6%97%A0%E4%BA%BA%E6%9C%BA%E5%A4%A7%E8%A7%84%E6%A8%A1%E8%A2%AD%E5%87%BB-1%E4%BA%BA%E6%AD%BB%E4%BA%A1</text:a>
</text:p>
      <!--NEWS-->
      <text:h text:style-name="P10" text:outline-level="1">
<text:span text:style-name="T4">
怀特篮下补进绝杀球 塞尔蒂克东区决赛扳平热火</text:span>
</text:h>
      <text:p text:style-name="P4">
Publisher: 法新社</text:p>
      <text:p text:style-name="P4">
Published Time: 2023-05-28T0:02:07+00:00</text:p>
      <text:p text:style-name="P4">
Modified Time: 2023-05-28T07:50:02+00:00</text:p>
      <text:p text:style-name="P4">
Description: （法新社迈阿密27日电） 怀特（Derrick White）今天在篮下的补进，帮助塞尔蒂克104比103绝杀热火，在NBA东区决赛以3比3扳平战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5-28T0-02-07-00-00/000000.png" xlink:type="simple" xlink:show="embed" xlink:actuate="onLoad" draw:mime-type="image/png"/>
</draw:frame>
</text:p>
      <text:p text:style-name="P4">
美国职篮NBA东区冠军赛，波士顿塞尔蒂克在前3战吞下3连败，第4、第5战在没有退路的情况下连赢两场，但仍以2比3落后给迈阿密热火，今天第6战带着背水一战的心情在客场出赛。</text:p>
      <text:p text:style-name="P4">
NBA季后赛史上，从来没有球队能克服系列赛0比3落后的绝对劣势，最后还能逆转晋级。塞尔蒂克今天获胜后在东区冠军赛以3比3扳平热火，有机会缔造历史。</text:p>
      <text:p text:style-name="P4">
两队台湾时间30日将在塞尔蒂克主场进行殊死战，决定本季东区冠军和总冠军赛最后一张门票谁属。</text:p>
      <text:p text:style-name="P4">
Source: <text:a xlink:type="simple" xlink:href="https://www.rfi.fr/cn/%E8%BF%90%E5%8A%A8%E5%A4%A9%E5%9C%B0/20230528-%E6%80%80%E7%89%B9%E7%AF%AE%E4%B8%8B%E8%A1%A5%E8%BF%9B%E7%BB%9D%E6%9D%80%E7%90%83-%E5%A1%9E%E5%B0%94%E8%92%82%E5%85%8B%E4%B8%9C%E5%8C%BA%E5%86%B3%E8%B5%9B%E6%89%B3%E5%B9%B3%E7%83%AD%E7%81%AB" text:style-name="Internet_20_link" text:visited-style-name="Visited_20_Internet_20_Link">
https://www.rfi.fr/cn/%E8%BF%90%E5%8A%A8%E5%A4%A9%E5%9C%B0/20230528-%E6%80%80%E7%89%B9%E7%AF%AE%E4%B8%8B%E8%A1%A5%E8%BF%9B%E7%BB%9D%E6%9D%80%E7%90%83-%E5%A1%9E%E5%B0%94%E8%92%82%E5%85%8B%E4%B8%9C%E5%8C%BA%E5%86%B3%E8%B5%9B%E6%89%B3%E5%B9%B3%E7%83%AD%E7%81%AB</text:a>
</text:p>
      <!--NEWS-->
      <text:h text:style-name="P10" text:outline-level="1">
<text:span text:style-name="T4">
中国去年自然指数贡献份额首次排名全球第一</text:span>
</text:h>
      <text:p text:style-name="P4">
Author: None (Language: zh)</text:p>
      <text:p text:style-name="P4">
Publisher: None</text:p>
      <text:p text:style-name="P4">
Time: 2023-05-28T0:14:00Z</text:p>
      <text:p text:style-name="P4">
Description: 据最新发布的自然指数数据，中国去年已经超过美国，在高质量期刊上发表论文份额首次排名第一。</text:p>
      <text:p text:style-name="P4">
Videos: []</text:p>
      <text:p text:style-name="P4">
Images: []</text:p>
      <text:p text:style-name="P4">
Subject: 科技环境</text:p>
      <text:p text:style-name="P4">
Subjects: ['德中关系', '奥巴马', '岛屿主权争端', '专题报道：全景观看“习马会”', '中国', '日本', '中共十九大', '美国']</text:p>
      <text:p text:style-name="P4">
Keywords: ['自然指数', '中国', '美国', '论文', '日本', '科学家', '论文造假']</text:p>
      <text:p text:style-name="P4">
ID: 65733764</text:p>
      <!--METADATA-->
      <text:p text:style-name="P4">
<text:a xlink:type="simple" xlink:href="https://www.dw.com/zh/overlay/image/article/65733764/61735360" text:style-name="Internet_20_link" text:visited-style-name="Visited_20_Internet_20_Link">
 </text:a>
</text:p>
      <text:p text:style-name="P4">
习近平2014年11月参观福州新大陆集团</text:p>
      <text:p text:style-name="P4">
（德国之声中文网）据5月19日发布的自然指数数据，从2022年1月到12月，中国作者在82种高质量期刊上发表论文的"份额"为19373份，首次超过美国，排名第一。美国为17610份。</text:p>
      <text:p text:style-name="P4">
自然指数由出版机构"施普林格-自然出版集团"下属机构编制并定期发布，追踪发表在82本高质量期刊上的科研论文，并分析作者归属等数据。一个国家的份额基于在自然指数期刊上发表的每篇论文中来自该国作者的比例。如果一篇文章完全由中国的研究人员发表，则中国的份额为1。</text:p>
      <text:p text:style-name="P4">
根据2022年的自然指数，在物理、化学、地球和环境科学方面，隶属于中国机构的作者比美国同行更多。美国唯一仍处于领先地位的是生命科学。</text:p>
      <text:p text:style-name="P4">
日本国家科学技术政策研究所去年的一份报告说，在2018年至2020年间，中国研究在被引用次数最多的前1%的论文中占比高于美国研究。该报告还发现，中国每年平均发表407,181篇科学论文，领先于美国的293,434篇。</text:p>
      <text:p text:style-name="P4">
对中国研究的引用量增加要归因于对Covid-19基因组测序的大量引用。不过，尽管中国的科研份额排名超过美国，但中美作者的合作是国际合作中最多的，中国被引用最多的论文许多也是与国际研究人员合作完成的。</text:p>
      <text:p text:style-name="P4">
自然指数同时也显示，依照对至少有一位作者来自某一国家/地区的所有文章的总和统计，2022年美国科研论文总数为近25200篇，中国为23500余篇。</text:p>
      <text:h text:style-name="P12" text:outline-level="3">
<text:span text:style-name="T4">
中美科学家合作变得困难</text:span>
</text:h>
      <text:p text:style-name="P4">
《卫报》指出，随着美中关系恶化，这两个国家的科学家合作变得更困难。在2018年至2022年期间，美国司法部为根除中国间谍及窃取知识产权及商业秘密活动而展开的<text:a xlink:type="simple" xlink:href="https://www.dw.com/zh/zh/斯坦福大学177名学者联名要求美司法部停止执行中国行动计划/a-59168487" text:style-name="Internet_20_link" text:visited-style-name="Visited_20_Internet_20_Link">
 "中国行动计划"(China Initiative)导致100多名科学家失去工作</text:a>
。中国的大学也严格审查与外国人的合作。</text:p>
      <text:h text:style-name="P12" text:outline-level="3">
<text:span text:style-name="T4">
中国研究人员压力大 论文造假引关注</text:span>
</text:h>
      <text:p text:style-name="P4">
中国国家主席习近平号召提高科研经费和投入。学术界被推向科技竞争的前沿。但是，中国的研究人员说，他们受到压力，要优先考虑数量而不是质量。为了提高产出量，还发生论文造假，出现低质量的研究。2020年，中国科技部禁止大学和研究机构为提高发表论文的数量而进行财政奖励。</text:p>
      <text:p text:style-name="P4">
</text:p>
      <text:p text:style-name="P4">
论文造假困扰中国学术界</text:p>
      <text:p text:style-name="P4">
曾供职于美国斯坦福大学的微生物学家伊丽莎白·毕克（ElisabethBik）多次揭露中国科研人员涉嫌"学术不端和造假"。她曾发现大约650份论文使用同一来源的图片，似乎都是由同一个"工厂"生产的。</text:p>
      <text:p text:style-name="P4">
据科学网微信公众号2022年1月25日的一篇报道，毕克团队自2020年以来已经发现了16个"论文工厂"及其生产的2000多篇论文，绝大多数含有中国作者。毕克团队化名扮虎的成员告诉《中国科学报》，"国内的论文工厂100%是中国客户，国外的论文工厂有一部分也是中国客户，从全世界来看，最大的买家无疑来自中国。"</text:p>
      <text:p text:style-name="P4">
（综合报道）</text:p>
      <text:p text:style-name="P4">
<text:span text:style-name="T5">
© 2023</text:span>
 <text:span text:style-name="T5">
年</text:span>
 <text:span text:style-name="T5">
德国之声版权声明：本文所有内容受到著作权法保护，如无德国之声特别授权，不得擅自使用。任何不当行为都将导致追偿，并受到刑事追究。</text:span>
</text:p>
      <text:p text:style-name="P4">
Source: <text:a xlink:type="simple" xlink:href="https://www.dw.com/zh/中国去年自然指数贡献份额首次排名全球第一/a-65733764" text:style-name="Internet_20_link" text:visited-style-name="Visited_20_Internet_20_Link">
https://www.dw.com/zh/中国去年自然指数贡献份额首次排名全球第一/a-65733764?maca=chi-rss-chi-all-1127-rdf</text:a>
</text:p>
      <!--NEWS-->
      <text:h text:style-name="P10" text:outline-level="1">
<text:span text:style-name="T4">
土耳其2023 年大选决选：埃尔多安还是奎里达欧鲁？</text:span>
</text:h>
      <text:p text:style-name="P4">
Author: 半岛电视台＋通讯社</text:p>
      <text:p text:style-name="P4">
Publisher: Al Jazeera</text:p>
      <text:p text:style-name="P4">
Published Time: 2023-05-28T01:46:33</text:p>
      <text:p text:style-name="P4">
Modified Time: 2023-05-28T14:54:47</text:p>
      <text:p text:style-name="P4">
Description: 土耳其选举的决胜轮投票正式结束，现任总统雷杰普·塔伊普·埃尔多安与主要反对党领袖凯末尔·奎里达欧鲁对决。</text:p>
      <text:p text:style-name="P4">
Images: ["<text:a xlink:type="simple" xlink:href="https://chinese.aljazeera.net/wp-content/uploads/2023/05/111-1685284596.jpg" text:style-name="Internet_20_link" text:visited-style-name="Visited_20_Internet_20_Link">
111-168528459...</text:a>
"]</text:p>
      <text:p text:style-name="P4">
Topics: ['政治', '新闻']</text:p>
      <text:p text:style-name="P4">
Keywords: ['政治', '新闻', '世界', '土耳其']</text:p>
      <text:p text:style-name="P4">
Type: Article</text:p>
      <!--METADATA-->
      <text:p text:style-name="P4">
<draw:frame draw:style-name="fr1" draw:name="Image57" text:anchor-type="as-char" svg:width="6.9236in" svg:height="4.615733in" draw:z-index="0">
<draw:image xlink:href="../Images/Aljazeera Chinese/2023-05-28T01-46-33/111-1685284596.jpg" xlink:type="simple" xlink:show="embed" xlink:actuate="onLoad" draw:mime-type="image/jpeg"/>
</draw:frame>
 土耳其的投票 (阿纳多卢通讯社)</text:p>
      <ul>
        <li>
该实时更新现已关闭。您可以点击 <text:a xlink:type="simple" xlink:href="https://www.aljazeera.com/news/liveblog/2023/5/28/turkey-election-results-2023-live-erdogan-kilicdaroglu-run-off" text:style-name="Internet_20_link" text:visited-style-name="Visited_20_Internet_20_Link">
 此处 </text:a>
 访问我们的土耳其选举结果博客。   * 土耳其选举的决胜轮投票正式结束，现任总统雷杰普·塔伊普·埃尔多安与主要反对党领袖凯末尔·奎里达欧鲁对决。</li>
      </ul>
      <text:p text:style-name="P4">
阅读更多</text:p>
      <text:p text:style-name="P4">
Source: <text:a xlink:type="simple" xlink:href="https://chinese.aljazeera.net/news/political/liveblog/2023/5/28/%e5%9c%9f%e8%80%b3%e5%85%b62023%e5%b9%b4%e5%a4%a7%e9%80%89%ef%bc%9a%e5%9f%83%e5%b0%94%e5%a4%9a%e5%ae%89%e8%bf%98%e6%98%af%e5%a5%8e%e9%87%8c%e8%be%be%e6%ac%a7%e9%b2%81" text:style-name="Internet_20_link" text:visited-style-name="Visited_20_Internet_20_Link">
https://chinese.aljazeera.net/news/political/liveblog/2023/5/28/%e5%9c%9f%e8%80%b3%e5%85%b62023%e5%b9%b4%e5%a4%a7%e9%80%89%ef%bc%9a%e5%9f%83%e5%b0%94%e5%a4%9a%e5%ae%89%e8%bf%98%e6%98%af%e5%a5%8e%e9%87%8c%e8%be%be%e6%ac%a7%e9%b2%81</text:a>
</text:p>
      <!--NEWS-->
      <text:h text:style-name="P10" text:outline-level="1">
<text:span text:style-name="T4">
坎城影展 梅薇迪兹达勇夺影后</text:span>
</text:h>
      <text:p text:style-name="P4">
Publisher: 法新社</text:p>
      <text:p text:style-name="P4">
Published Time: 2023-05-28T03:32:08+00:00</text:p>
      <text:p text:style-name="P4">
Modified Time: 2023-05-28T03:20:01+00:00</text:p>
      <text:p text:style-name="P4">
Description: （法新社法国坎城27日电） 土耳其女星梅薇迪兹达（Merve Dizdar）今天以「枯草」（About Dry Grasses，暂译）一片获颁坎城影展最佳女主角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28T03-32-08-00-00/000000.png" xlink:type="simple" xlink:show="embed" xlink:actuate="onLoad" draw:mime-type="image/png"/>
</draw:frame>
</text:p>
      <text:p text:style-name="P4">
她表示，她在「枯草」一片扮演「一个为生命而战、克服许多困难的人」。</text:p>
      <text:p text:style-name="P4">
她说：「正常情况下，我必须努力揣摩这个角色才能理解她，但因为我居住在这个国家之中，我完全了解角色内心戏。」</text:p>
      <text:p text:style-name="P4">
「我了解身为这个领域女性的感受。」</text:p>
      <text:p text:style-name="P4">
Source: <text:a xlink:type="simple" xlink:href="https://www.rfi.fr/cn/%E7%BC%A4%E7%BA%B7%E4%B8%96%E7%95%8C/20230528-%E5%9D%8E%E5%9F%8E%E5%BD%B1%E5%B1%95-%E6%A2%85%E8%96%87%E8%BF%AA%E5%85%B9%E8%BE%BE%E5%8B%87%E5%A4%BA%E5%BD%B1%E5%90%8E" text:style-name="Internet_20_link" text:visited-style-name="Visited_20_Internet_20_Link">
https://www.rfi.fr/cn/%E7%BC%A4%E7%BA%B7%E4%B8%96%E7%95%8C/20230528-%E5%9D%8E%E5%9F%8E%E5%BD%B1%E5%B1%95-%E6%A2%85%E8%96%87%E8%BF%AA%E5%85%B9%E8%BE%BE%E5%8B%87%E5%A4%BA%E5%BD%B1%E5%90%8E</text:a>
</text:p>
      <!--NEWS-->
      <text:h text:style-name="P10" text:outline-level="1">
<text:span text:style-name="T4">
强烈的爆炸震动基辅，俄罗斯人缓和对巴赫穆特的攻击以重新集结</text:span>
</text:h>
      <text:p text:style-name="P4">
Author: 半岛电视台＋通讯社</text:p>
      <text:p text:style-name="P4">
Publisher: Al Jazeera</text:p>
      <text:p text:style-name="P4">
Published Time: 2023-05-28T03:56:39</text:p>
      <text:p text:style-name="P4">
Modified Time: 2023-05-28T08:26:52</text:p>
      <text:p text:style-name="P4">
Description: 5月28日周日清晨，乌克兰首都基辅响起一系列爆炸声，俄罗斯军队缓和了对巴赫穆特的攻击，以重新集结他们的队伍。</text:p>
      <text:p text:style-name="P4">
Images: ["<text:a xlink:type="simple" xlink:href="https://chinese.aljazeera.net/wp-content/uploads/2023/05/222-1685262231.jpg" text:style-name="Internet_20_link" text:visited-style-name="Visited_20_Internet_20_Link">
222-168526223...</text:a>
", "<text:a xlink:type="simple" xlink:href="https://chinese.aljazeera.net/wp-content/uploads/2023/05/22-1685245624.jpg" text:style-name="Internet_20_link" text:visited-style-name="Visited_20_Internet_20_Link">
22-1685245624...</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59" text:anchor-type="as-char" svg:width="6.9236in" svg:height="4.612736in" draw:z-index="0">
<draw:image xlink:href="../Images/Aljazeera Chinese/2023-05-28T03-56-39/222-1685262231.jpg" xlink:type="simple" xlink:show="embed" xlink:actuate="onLoad" draw:mime-type="image/jpeg"/>
</draw:frame>
 一枚导弹瞄准乌克兰首都基辅 (路透)</text:p>
      <text:p text:style-name="P4">
5月28日周日清晨，乌克兰首都基辅响起一系列爆炸声，俄罗斯军队缓和了对巴赫穆特的攻击，以重新集结他们的队伍。</text:p>
      <text:p text:style-name="P4">
半岛电视台驻乌克兰记者称，今天黎明时分，强烈的爆炸震动了首都基辅。路透社报道称，这些爆炸造成多人死亡、3人受伤。</text:p>
      <text:p text:style-name="P4">
记者补充道，防空系统回应了袭击，多架无人机被击落，一些居民因害怕被轰炸而前往地铁站。</text:p>
      <text:p text:style-name="P4">
正如基辅市长所说，对首都的自杀式无人机袭击导致基辅两个地区的两座建筑物受损。而与此同时，乌克兰总统办公室主任宣布，首都正受到无人机的攻击。</text:p>
      <text:p text:style-name="P4">
在本周日早上的突发新闻中，基辅军政部门宣布，俄罗斯发射的40多架无人机一夜之间在基辅上空被击落。</text:p>
      <text:p text:style-name="P4">
另一方面，乌克兰武装部队总参谋部28日周日表示，乌克兰军队在过去24小时内成功击退了俄罗斯的21次袭击，并补充道，俄罗斯军队继续将主要精力集中在夺取卢甘斯克和顿涅茨克地区。</text:p>
      <text:p text:style-name="P4">
与此同时，当局宣布，乌克兰空军在过去24小时内“除了对俄罗斯防空导弹系统发动3次袭击外，还对敌方人员和装备集中的地区发动了4次袭击”。</text:p>
      <text:p text:style-name="P4">
另一方面，俄罗斯普斯科夫州州长宣布两架无人机袭击了该州的一家炼油厂，并指出这次袭击的目标是位于俄罗斯、白俄罗斯和拉脱维亚边境三角地带的一个炼油厂。</text:p>
      <text:p text:style-name="P4">
俄罗斯别尔哥罗德州州长还表示，一名平民在乌克兰对与乌克兰接壤的舍比基诺市的炮击中丧生。</text:p>
      <text:p text:style-name="P4">
这些战场发展是在首都基辅以及乌克兰北部、南部和西部的其他几个地区宣布进入空中警戒状态之后发生的。</text:p>
      <text:p text:style-name="P4">
<draw:frame draw:style-name="fr1" draw:name="Image60" text:anchor-type="as-char" svg:width="6.9236in" svg:height="4.828537in" draw:z-index="0">
<draw:image xlink:href="../Images/Aljazeera Chinese/2023-05-28T03-56-39/22-1685245624.jpg" xlink:type="simple" xlink:show="embed" xlink:actuate="onLoad" draw:mime-type="image/jpeg"/>
</draw:frame>
 乌克兰第聂伯罗一座建筑物遭受毁灭性导弹袭击后的废墟(阿纳多卢通讯社)</text:p>
      <text:h text:style-name="P13" text:outline-level="4">
<text:span text:style-name="T4">
巴赫穆特</text:span>
</text:h>
      <text:p text:style-name="P4">
与此同时，基辅的一名高级官员27日周六表示，俄罗斯军队暂时降低了对乌克兰东部被围困城市巴赫穆特的进攻步伐，目的是重新集结队伍并增强实力。</text:p>
      <text:p text:style-name="P4">
乌克兰国防部副部长安娜·马利亚尔在Telegram发布的一份声明中表示，俄罗斯军队继续进攻，但总体行动活动有所减少。</text:p>
      <text:p text:style-name="P4">
她继续说道，“昨天和今天都没有发生战斗，无论是在城市还是在郊区”，并表示俄罗斯军队反而轰炸了通往巴赫穆特的郊区和道路。</text:p>
      <text:p text:style-name="P4">
乌克兰高级官员在单独的声明中表示，他们的部队准备发动期待已久的反击，以夺回自战争开始以来被俄罗斯占领的领土。</text:p>
      <text:p text:style-name="P4">
俄罗斯私人军事集团瓦格纳上周开始将其阵地移交给俄罗斯正规军。此前，在战争中最长和最血腥的战斗之后，它宣布完全控制巴赫穆特。</text:p>
      <text:h text:style-name="P13" text:outline-level="4">
<text:span text:style-name="T4">
“金牛座”导弹</text:span>
</text:h>
      <text:p text:style-name="P4">
据德国国防部称，在相关背景下，乌克兰正式要求德国政府交付射程至少为500公里的“金牛座”空对地巡航导弹。</text:p>
      <text:p text:style-name="P4">
一位德国官员说道，“我们在过去几天收到了乌克兰方面的请求”，但没有提供导弹数量的任何细节。</text:p>
      <text:p text:style-name="P4">
近几个月来，柏林政府大幅增加了对基辅的军事补给，但它仍然对向其提供巡航导弹或支持乌克兰空军并帮助交付F-16战斗机保持沉默。</text:p>
      <text:p text:style-name="P4">
“金牛座”是一种搭载在战斗机上的空对地巡航导弹，由一家德-瑞金牛座公司研制。它的射程可以打击远离乌克兰东部当前前线的目标。</text:p>
      <text:p text:style-name="P4">
这些事态发展发生之际，基辅几个月来一直在准备发动反击，以将俄罗斯军队赶出其在乌克兰占领的土地。</text:p>
      <text:p text:style-name="P4">
Source: <text:a xlink:type="simple" xlink:href="https://chinese.aljazeera.net/news/war-in-ukraine/2023/5/28/%e5%bc%ba%e7%83%88%e7%9a%84%e7%88%86%e7%82%b8%e9%9c%87%e5%8a%a8%e5%9f%ba%e8%be%85%ef%bc%8c%e4%bf%84%e7%bd%97%e6%96%af%e4%ba%ba%e7%bc%93%e5%92%8c%e5%af%b9%e5%b7%b4%e8%b5%ab%e7%a9%86%e7%89%b9%e7%9a%84" text:style-name="Internet_20_link" text:visited-style-name="Visited_20_Internet_20_Link">
https://chinese.aljazeera.net/news/war-in-ukraine/2023/5/28/%e5%bc%ba%e7%83%88%e7%9a%84%e7%88%86%e7%82%b8%e9%9c%87%e5%8a%a8%e5%9f%ba%e8%be%85%ef%bc%8c%e4%bf%84%e7%bd%97%e6%96%af%e4%ba%ba%e7%bc%93%e5%92%8c%e5%af%b9%e5%b7%b4%e8%b5%ab%e7%a9%86%e7%89%b9%e7%9a%84</text:a>
</text:p>
      <!--NEWS-->
      <text:h text:style-name="P10" text:outline-level="1">
<text:span text:style-name="T4">
拜登与麦卡锡通话 盼就债务协议商定最后细节</text:span>
</text:h>
      <text:p text:style-name="P4">
Publisher: 法新社</text:p>
      <text:p text:style-name="P4">
Published Time: 2023-05-28T05:02:08+00:00</text:p>
      <text:p text:style-name="P4">
Modified Time: 2023-05-28T04:35:02+00:00</text:p>
      <text:p text:style-name="P4">
Description: （法新社华盛顿27日电） 知情人士透露，拜登今天与国会共和党领袖、联邦众议院议长麦卡锡（Kevin McCarthy）谈话，试图就债务协议商定最后细节，以避免经济灾难发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28T05-02-08-00-00/000000.png" xlink:type="simple" xlink:show="embed" xlink:actuate="onLoad" draw:mime-type="image/png"/>
</draw:frame>
</text:p>
      <text:p text:style-name="P4">
消息人士说，拜登也和众议院民主党领袖杰福瑞斯（Hakeem Jeffries）及联邦参议院民主党领袖舒默（Chuck Schumer）通话。</text:p>
      <text:p text:style-name="P4">
​随着美国面临债务违约的危机逼近，麦卡锡今天稍早表示，他在提高联邦政府债务上限的谈判中取得了「进展」。</text:p>
      <text:p text:style-name="P4">
美国财政部昨天表示，一旦国会不采取行动，政府将在6月5日资金短缺无法支付所有帐单；先前预估的最后期限是6月1日。（译者：刘文瑜/核稿：蔡佳敏）</text:p>
      <text:p text:style-name="P4">
Source: <text:a xlink:type="simple" xlink:href="https://www.rfi.fr/cn/%E5%9B%BD%E9%99%85%E6%8A%A5%E9%81%93/20230528-%E6%8B%9C%E7%99%BB%E4%B8%8E%E9%BA%A6%E5%8D%A1%E9%94%A1%E9%80%9A%E8%AF%9D-%E7%9B%BC%E5%B0%B1%E5%80%BA%E5%8A%A1%E5%8D%8F%E8%AE%AE%E5%95%86%E5%AE%9A%E6%9C%80%E5%90%8E%E7%BB%86%E8%8A%82" text:style-name="Internet_20_link" text:visited-style-name="Visited_20_Internet_20_Link">
https://www.rfi.fr/cn/%E5%9B%BD%E9%99%85%E6%8A%A5%E9%81%93/20230528-%E6%8B%9C%E7%99%BB%E4%B8%8E%E9%BA%A6%E5%8D%A1%E9%94%A1%E9%80%9A%E8%AF%9D-%E7%9B%BC%E5%B0%B1%E5%80%BA%E5%8A%A1%E5%8D%8F%E8%AE%AE%E5%95%86%E5%AE%9A%E6%9C%80%E5%90%8E%E7%BB%86%E8%8A%82</text:a>
</text:p>
      <!--NEWS-->
      <text:h text:style-name="P10" text:outline-level="1">
<text:span text:style-name="T4">
纳达尔退休脚步已近 乔科维奇：部分的我将随之离去</text:span>
</text:h>
      <text:p text:style-name="P4">
Publisher: 法新社</text:p>
      <text:p text:style-name="P4">
Published Time: 2023-05-28T06:32:08+00:00</text:p>
      <text:p text:style-name="P4">
Modified Time: 2023-05-28T06:05:02+00:00</text:p>
      <text:p text:style-name="P4">
Description: （法新社巴黎27日电） 西班牙「蛮牛」纳达尔（Rafa Nadal）称自己将于明年球季打完后退休，他的老对手，塞尔维亚网球名将乔科维奇今天为此表示，「一部分的我也将随之离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28T06-32-08-00-00/000000.png" xlink:type="simple" xlink:show="embed" xlink:actuate="onLoad" draw:mime-type="image/png"/>
</draw:frame>
</text:p>
      <text:p text:style-name="P4">
乔科维奇（Novak Djokovic）和纳达尔（RafaelNadal）生涯同样拿下22座大满贯冠军，并列男子球员的史上最佳纪录，而若乔科维奇今年能第3度于法国公开夺冠，将独居领先位置。</text:p>
      <text:p text:style-name="P4">
纳达尔是法网14冠王，今年因为司髋关节伤势无法出赛。即将满37岁的他，承认明年可能是他打职业赛的最后一年。</text:p>
      <text:p text:style-name="P4">
乔科维奇说：「当他宣布即将迈入职业生涯的最后一年时，我觉得部分的自己也将跟着他离去。」</text:p>
      <text:p text:style-name="P4">
「这让我思索自己的职业生涯，及还要打多久的问题。」</text:p>
      <text:p text:style-name="P4">
「我今天没有要宣布任何事，只是在思考这件事。他说的话让我有些感伤。」</text:p>
      <text:p text:style-name="P4">
两人生涯对战中，乔科维奇以30胜29负略占上风；但纳达尔在法网几乎可说是所向披靡，双方10次在此赛交手，纳达尔就拿下8胜。</text:p>
      <text:p text:style-name="P4">
乔科维奇表示：「老实说，我很不想在法网对上他。」</text:p>
      <text:p text:style-name="P4">
「从我们对战纪录来看，我并没有取得太多的成功。」</text:p>
      <text:p text:style-name="P4">
如果乔科维奇能继2016年、2021年后，于2023年再度称霸法网，他将成为史上大满贯夺冠次数最多的男子球员，并追平美国女将小威廉丝（SerenaWilliams）的23冠成就，届时距离传奇球星寇特（Margaret Court）写下的史上最多24座大满贯冠军纪录也只差一座。</text:p>
      <text:p text:style-name="P4">
乔科维奇说：「我今天之所以持续打球，在职业网坛与人较量，重要原因之一就是试着打破更多纪录、缔造更多网坛历史，这从来不是秘密。」</text:p>
      <text:p text:style-name="P4">
「这对我来说是极大的动力。有机会写下历史，是让人很开心的事。」</text:p>
      <text:p text:style-name="P4">
Source: <text:a xlink:type="simple" xlink:href="https://www.rfi.fr/cn/%E8%BF%90%E5%8A%A8%E5%A4%A9%E5%9C%B0/20230528-%E7%BA%B3%E8%BE%BE%E5%B0%94%E9%80%80%E4%BC%91%E8%84%9A%E6%AD%A5%E5%B7%B2%E8%BF%91-%E4%B9%94%E7%A7%91%E7%BB%B4%E5%A5%87-%E9%83%A8%E5%88%86%E7%9A%84%E6%88%91%E5%B0%86%E9%9A%8F%E4%B9%8B%E7%A6%BB%E5%8E%BB" text:style-name="Internet_20_link" text:visited-style-name="Visited_20_Internet_20_Link">
https://www.rfi.fr/cn/%E8%BF%90%E5%8A%A8%E5%A4%A9%E5%9C%B0/20230528-%E7%BA%B3%E8%BE%BE%E5%B0%94%E9%80%80%E4%BC%91%E8%84%9A%E6%AD%A5%E5%B7%B2%E8%BF%91-%E4%B9%94%E7%A7%91%E7%BB%B4%E5%A5%87-%E9%83%A8%E5%88%86%E7%9A%84%E6%88%91%E5%B0%86%E9%9A%8F%E4%B9%8B%E7%A6%BB%E5%8E%BB</text:a>
</text:p>
      <!--NEWS-->
      <text:h text:style-name="P10" text:outline-level="1">
<text:span text:style-name="T4">
荷兰环保人士抗议补贴化石燃料业 逾千人被捕</text:span>
</text:h>
      <text:p text:style-name="P4">
Author: 联合早报 (Person)</text:p>
      <text:p text:style-name="P4">
Publisher: 联合早报 (Organization)</text:p>
      <text:p text:style-name="P4">
Published Time: 2023-05-28T07:02</text:p>
      <text:p text:style-name="P4">
Modified Time: 2023-05-28T09:45</text:p>
      <text:p text:style-name="P4">
Description: 荷兰星期六（5月27日）爆发了一场大规模气候变化示威活动，警方随后逮捕了1500多名抗议者。法新社报道，为了抗议政府在气候问题恶化之际，持续补贴化石燃料业，约7000名示威者星期六...</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荷兰', '气候变化', '抗议示威', '化石燃料', '抗议', '示威', '能源']</text:p>
      <!--METADATA-->
      <text:p text:style-name="P4">
荷兰星期六（5月27日）爆发了一场大规模气候变化示威活动，警方随后逮捕了1500多名抗议者。</text:p>
      <text:p text:style-name="P4">
法新社报道，为了抗议政府在气候问题恶化之际，持续补贴化石燃料业，约7000名示威者星期六在荷兰海牙组织大规模抗议活动，导致一条城市主干道遭封堵，千余人被捕。</text:p>
      <text:p text:style-name="P4">
荷兰警方说，他们出动了水炮驱赶试图封锁一条主要道路的抗议者，并逮捕了1579人，其中40人因“蓄意破坏”将被起诉。据悉，一名抗议者在拒绝被捕时，咬伤了一名警察。</text:p>
      <text:p text:style-name="P4">
<draw:frame draw:style-name="fr1" draw:name="Image63" text:anchor-type="as-char" svg:width="6.9236in" svg:height="4.615733in" draw:z-index="0">
<draw:image xlink:href="../Images/zaobao world/2023-05-28T07-02/000000.png" xlink:type="simple" xlink:show="embed" xlink:actuate="onLoad" draw:mime-type="image/png"/>
</draw:frame>
 荷兰镇暴警察出动水炮驱赶示威者。（法新社）</text:p>
      <text:p text:style-name="P4">
这是荷兰当局迄今为止最大规模的逮捕行动。警方指出，在出动水炮和进行正式逮捕前，他们已多次“提供抗议者结束行动并离开的机会”。</text:p>
      <text:p text:style-name="P4">
示威活动由名为“灭绝叛乱组织”发起，这是他们近段时间以来，第七次在同一高速路段举行示威活动。</text:p>
      <text:p text:style-name="P4">
部分抗议者还提前预料到当局将出动水炮，甚至穿着泳衣或打着雨伞，坐在公路对面高举横幅和标语进行抗议。</text:p>
      <text:p text:style-name="P4">
31岁研究生凯维斯说：“我们将留在这里，直到他们把我们拖走。她说：“气候变化是一场正在发生的危机，我们知道其原因，但我们的政府仍在对（化石燃料行业）进行补贴，这需要停止。”凯维斯随后被捕。</text:p>
      <text:p text:style-name="P4">
Source: <text:a xlink:type="simple" xlink:href="https://www.zaobao.com.sg/realtime/world/story20230528-1398883" text:style-name="Internet_20_link" text:visited-style-name="Visited_20_Internet_20_Link">
https://www.zaobao.com.sg/realtime/world/story20230528-1398883</text:a>
</text:p>
      <!--NEWS-->
      <text:h text:style-name="P10" text:outline-level="1">
<text:span text:style-name="T4">
阿富汗伊朗争水权 边境爆冲突酿2死</text:span>
</text:h>
      <text:p text:style-name="P4">
Publisher: 法新社</text:p>
      <text:p text:style-name="P4">
Published Time: 2023-05-28T07:02:08+00:00</text:p>
      <text:p text:style-name="P4">
Modified Time: 2023-05-28T06:50:03+00:00</text:p>
      <text:p text:style-name="P4">
Description: （法新社喀布尔27日电） 阿富汗塔利班政权和伊朗为争夺水权起争端之际，塔利班当局说，双方军队今天在边境爆发冲突，造成两人丧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28T07-02-08-00-00/000000.png" xlink:type="simple" xlink:show="embed" xlink:actuate="onLoad" draw:mime-type="image/png"/>
</draw:frame>
</text:p>
      <text:p text:style-name="P4">
伊朗警方也证实此一事件发生，但没有提供伤亡细节。伊朗梅尔通讯社（Mehr）报导，有一名伊朗边防警察被杀。</text:p>
      <text:p text:style-name="P4">
双方都指责对方先开枪。</text:p>
      <text:p text:style-name="P4">
尽管德黑兰和喀布尔有外交关系，但伊朗并不承认阿富汗塔利班政府，最近两国之间因水权争端关系紧张。</text:p>
      <text:p text:style-name="P4">
伊朗上周要求阿富汗尊重其「水权」，并指责上游大坝拦截，导致流入哈蒙湖（Hamun Lake）的水量受到限制，此湖泊位于两国共同边界上。</text:p>
      <text:p text:style-name="P4">
阿富汗则将河流水量减少归咎于气候因素。</text:p>
      <text:p text:style-name="P4">
海曼德河（Helmand River）源于阿富汗中部海曼德省山区，流经1000多公里注入两国边界上的哈蒙湖。</text:p>
      <text:p text:style-name="P4">
伊朗坚称，伊朗的水量配额是双方在1973年达成的合法协议，并要求塔利班领导人遵守这项协议。上周伊朗表示，德黑兰当局「保留」采取行动以解决争端的权利。</text:p>
      <text:p text:style-name="P4">
伊朗总统莱希（Ebrahim Raisi）本月18日巡视东南部希斯坦━俾路支省（Sistan-Baluchistan）干旱情况时，他说：「我警告阿富汗统治者，应立即给予希斯坦━俾路支省人民用水权。」 （译者：纪锦玲）</text:p>
      <text:p text:style-name="P4">
Source: <text:a xlink:type="simple" xlink:href="https://www.rfi.fr/cn/%E7%A7%91%E5%AD%A6%E6%96%B0%E7%9F%A5/20230528-%E9%98%BF%E5%AF%8C%E6%B1%97%E4%BC%8A%E6%9C%97%E4%BA%89%E6%B0%B4%E6%9D%83-%E8%BE%B9%E5%A2%83%E7%88%86%E5%86%B2%E7%AA%81%E9%85%BF2%E6%AD%BB" text:style-name="Internet_20_link" text:visited-style-name="Visited_20_Internet_20_Link">
https://www.rfi.fr/cn/%E7%A7%91%E5%AD%A6%E6%96%B0%E7%9F%A5/20230528-%E9%98%BF%E5%AF%8C%E6%B1%97%E4%BC%8A%E6%9C%97%E4%BA%89%E6%B0%B4%E6%9D%83-%E8%BE%B9%E5%A2%83%E7%88%86%E5%86%B2%E7%AA%81%E9%85%BF2%E6%AD%BB</text:a>
</text:p>
      <!--NEWS-->
      <text:h text:style-name="P10" text:outline-level="1">
<text:span text:style-name="T4">
脑机接口: FDA为Neuralink首次人体试验开绿灯</text:span>
</text:h>
      <text:p text:style-name="P4">
Author: None (Language: zh)</text:p>
      <text:p text:style-name="P4">
Publisher: None</text:p>
      <text:p text:style-name="P4">
Time: 2023-05-28T07:12:00Z</text:p>
      <text:p text:style-name="P4">
Description: 马斯克的“脑机接口”（Neuralink）公司表示，美国食品和药物管理局已经为其首次人体临床试验开了绿灯。这家成立于2016年的公司多次遭到美国联邦层面的调查。</text:p>
      <text:p text:style-name="P4">
Videos: []</text:p>
      <text:p text:style-name="P4">
Images: []</text:p>
      <text:p text:style-name="P4">
Subject: 科技环境</text:p>
      <text:p text:style-name="P4">
Subjects: ['马斯克', '脑机接口', 'FDA', '植入', '芯片', '健康', '伦理', '调查', 'Neuralink']</text:p>
      <text:p text:style-name="P4">
Keywords: ['意见反馈']</text:p>
      <text:p text:style-name="P4">
ID: 65746594</text:p>
      <!--METADATA-->
      <text:p text:style-name="P4">
<text:a xlink:type="simple" xlink:href="https://www.dw.com/zh/overlay/image/article/65746594/64747919" text:style-name="Internet_20_link" text:visited-style-name="Visited_20_Internet_20_Link">
 </text:a>
</text:p>
      <text:p text:style-name="P4">
有批评者警告，人脑被植入脑机接口设备会让自由和民主面临危险</text:p>
      <text:p text:style-name="P4">
（德国之声中文网）马斯克（ElonMusk）的神经科技初创公司Neuralink（“脑机接口”）5月25日表示，美国食品和药物管理局（FDA）已为其首次人体临床试验开了绿灯，这是一个里程碑事件。在此之前，该项申请一直难以获得批准。</text:p>
      <text:p text:style-name="P4">
Neuralink在一条推文中说，FDA的首肯“代表了重要的第一步，终有一天我们的技术将帮助许多人。”</text:p>
      <text:p text:style-name="P4">
该公司没有详细说明这项研究的目标，只是说它还没有开始招募，很快就会有更多的细节。</text:p>
      <text:p text:style-name="P4">
<text:a xlink:type="simple" xlink:href="https://www.dw.com/zh/zh/马斯克的大脑植入设备真能读取你的思想吗/a-65262642" text:style-name="Internet_20_link" text:visited-style-name="Visited_20_Internet_20_Link">
 马斯克设想通过大脑植入物来治疗一系列疾病</text:a>
，包括肥胖症、自闭症、抑郁症和精神分裂症，还希望实现网页浏览和心灵感应。去年年底，他说他对这些设备的安全性非常有信心，愿意将它们植入自己的孩子身上，成为舆论热点。</text:p>
      <text:p text:style-name="P4">
据路透社援引Neuralink的前任和现任员工称，自2019年以来，马斯克至少在四个场合预测Neuralink将开始人体试验。但实际上该公司在2022年初才开始寻求FDA的批准，FDA起初否决了其申请。</text:p>
      <text:p text:style-name="P4">
据Neuralink职员称，FDA当时向该公司指出了几个需要在批准人体试验之前解决的问题，主要问题涉及设备锂电池、植入物电线在脑内移动的可能性，以及在不损坏脑组织的情况下安全取出设备面临的挑战。</text:p>
      <text:h text:style-name="P12" text:outline-level="3">
<text:span text:style-name="T4">
揭開人類大腦的奧秘！</text:span>
</text:h>
      <text:p text:style-name="P4">
成立于2016年的Neuralink公司曾多次面临联邦调查。今年5月，美国国会敦促监管机构调查监督该公司的动物测试小组是否存在粗劣和仓促的实验。同时，联邦交通部在单独调查，Neuralink是否在没有采取适当控制措施的情况下非法运输从猴脑中取出的芯片上的危险病原体。Neuralink还在接受美国农业部监察长办公室的调查，原因是其可能存在违反动物福祉的行为。</text:p>
      <text:p text:style-name="P4">
目前，Neuralink公司没有就这些调查回应路透社的置评请求。</text:p>
      <text:p text:style-name="P4">
除了Neuralink，还有一些公司也在研究脑机接口的课题。去年7月，微软公司创始人盖茨以及亚马逊创始人贝佐斯投资的Synchron公司宣布，成为第一家将芯片植入美国病人大脑的公司。</text:p>
      <text:p text:style-name="P4">
（路透社，法新社）</text:p>
      <text:p text:style-name="P4">
Source: <text:a xlink:type="simple" xlink:href="https://www.dw.com/zh/脑机接口-fda为neuralink首次人体试验开绿灯/a-65746594" text:style-name="Internet_20_link" text:visited-style-name="Visited_20_Internet_20_Link">
https://www.dw.com/zh/脑机接口-fda为neuralink首次人体试验开绿灯/a-65746594?maca=chi-rss-chi-all-1127-rdf</text:a>
</text:p>
      <!--NEWS-->
      <text:h text:style-name="P10" text:outline-level="1">
<text:span text:style-name="T4">
社媒上的滤镜：美丽的代价</text:span>
</text:h>
      <text:p text:style-name="P4">
Author: None (Language: zh)</text:p>
      <text:p text:style-name="P4">
Publisher: None</text:p>
      <text:p text:style-name="P4">
Time: 2023-05-28T07:13:00Z</text:p>
      <text:p text:style-name="P4">
Description: 丰唇肤白大眼睛——社交媒体的滤镜能在一瞬间把人变成超模。不过，心理学家却指出了背后的问题。</text:p>
      <text:p text:style-name="P4">
Videos: []</text:p>
      <text:p text:style-name="P4">
Images: []</text:p>
      <text:p text:style-name="P4">
Subject: 文化经纬</text:p>
      <text:p text:style-name="P4">
Subjects: []</text:p>
      <text:p text:style-name="P4">
Keywords: ['全球媒体论坛', '明镜周刊']</text:p>
      <text:p text:style-name="P4">
ID: 65706055</text:p>
      <!--METADATA-->
      <text:p text:style-name="P4">
<text:a xlink:type="simple" xlink:href="https://www.dw.com/zh/overlay/image/article/65706055/65662938" text:style-name="Internet_20_link" text:visited-style-name="Visited_20_Internet_20_Link">
 </text:a>
</text:p>
      <text:p text:style-name="P4">
在社交媒体上分享的“自拍照”已成为一种全球性的文化现象</text:p>
      <text:p text:style-name="P4">
(德国之声中文网）痘痘、斑点、毛孔--每个人的外貌都有瑕疵，这本是世界上再正常不过的事情，但在社交网络上，这些所谓瑕疵全都消失了，几乎每个人都有吹弹可破的肌肤，完美的发型、白得发光的牙齿。</text:p>
      <text:p text:style-name="P4">
这些都是滤镜的功劳。面部滤镜市场近年来蓬勃发展，过滤器本身的功能也变得越来越强大。从细微的修正，比如让皮肤更光洁，眉毛更浓密，到造出一张全新的脸，一切皆有可能。</text:p>
      <text:h text:style-name="P12" text:outline-level="3">
<text:span text:style-name="T4">
人工智能打造人工美</text:span>
</text:h>
      <text:p text:style-name="P4">
以色列Lightricks公司的应用程序 "FaceTune "已被下载超过2亿次；台湾的玩美彩妝(YouCam Makeup)"和新加坡"BeautyPlus "的下载量都分别超过了1亿次。几年前还只有照片可以被美化，如今，视频中的人脸也可以被修容，而且不留破绽。</text:p>
      <text:p text:style-name="P4">
</text:p>
      <text:p text:style-name="P4">
滤镜修容可以让每个人都拥有理想中的面孔</text:p>
      <text:p text:style-name="P4">
3月初，TikTok上的两个新过滤器引起了不小的轰动。在人工智能的帮助下，"Teenage Look "滤镜使人们看起来更年轻；"Bold Glamour"滤镜则让每个人都拥有了理想中的面孔--嘴唇更丰满、眼睛更明亮、鼻梁更纤细、皮肤更光洁。</text:p>
      <text:p text:style-name="P4">
所有这些追求的都是一种统一的审美：黑皮肤变浅，白皮肤变红润，大鼻子变纤巧。法兰克福歌德大学的艺术教育讲师冈克尔（KatjaGunkel）批评说，这些技术虽是全新的，但是，"审美情趣肯定有问题，许多陈旧观念都浓缩在滤镜中。"</text:p>
      <text:h text:style-name="P12" text:outline-level="3">
<text:span text:style-name="T4">
抑郁与自我感知偏差</text:span>
</text:h>
      <text:p text:style-name="P4">
而这会对用户心理造成严重后果。根据英国基督教青年会的一项研究，三分之二的年轻人都感到受到社交网络上外貌标准的压力。英国青年组织Girlguiding的一项调查显示，大约三分之一的11至21岁的女孩不会发布自己未经修饰的照片。德国youtube主播塞尔维·卡尔森（SilviCarlsson）认为"这是与魔鬼的游戏"，并在视频中公开表明了反对美容滤镜的立场。"当我们带着滤镜公开亮相时，会收到爱心和点赞，我们感到自己被接受，多巴胺爆棚。但是，一旦我们走到人群中，没有了滤镜，脸上有着痘痘、色斑和黑眼圈，又会怎样呢？"她说："社交媒体把我们训练得要向外界展示一个完美的自我，这会毁掉我们。"</text:p>
      <text:p text:style-name="P4">
由此引发的疾病甚至有了专门的名字：自拍畸形恐惧症或者颜值恐惧症。滤镜下的自拍越是成为常态，许多人的自尊心就越受影响。据科学杂志《美国医学会面部整形外科杂志》（JAMA FacialPlastic Surgery）报道，不再能达到理想颜值的感觉甚至会引发抑郁症。</text:p>
      <text:h text:style-name="P12" text:outline-level="3">
<text:span text:style-name="T4">
有关国家监管的讨论</text:span>
</text:h>
      <text:p text:style-name="P4">
为了使这种现象得到控制，一些国家正试图通过法律来抵制。在挪威和以色列，经过过滤器处理的照片如果被用于社交网络广告，必须进行标注。法国的一项法律草案针对照片和视频做出了类似的规定，网红如果违规将面临最高30万欧元的罚款或六个月的监禁。英国也已经在讨论此类法规。</text:p>
      <text:p text:style-name="P4">
</text:p>
      <text:p text:style-name="P4">
网红营销充斥中国的网络平台</text:p>
      <text:p text:style-name="P4">
德国目前为止还没有这样的法律规定。去年，塞尔维·卡尔森发起了一项请愿活动，希望改变这一状况。德国性别平等和妇女问题部长会议去年也呼吁，广告和社交网络使用滤镜图片和视频应进行标注。不过，联邦层面上仍然没有这方面的法案。</text:p>
      <text:h text:style-name="P12" text:outline-level="3">
<text:span text:style-name="T4">
網紅到底多賺錢？</text:span>
</text:h>
      <text:p text:style-name="P4">
法兰克福歌德大学的艺术教育讲师冈克尔赞成这样的监管，但也指出，这只应适用于商业领域，不能用于私人领域的自拍，因为那将是一种审查。她认为，需要早早地对儿童和年轻人进行教育，加强他们应对媒体的技能。"我们生活在资本主义社会，它有效地让人们觉得必须优化自己，必须消费某些产品或服务，如<text:a xlink:type="simple" xlink:href="https://www.dw.com/zh/zh/疫情宅在家不如做医美/a-56226365" text:style-name="Internet_20_link" text:visited-style-name="Visited_20_Internet_20_Link">
 医美 </text:a>
、整容。所有的运转靠的是一种永不满足感，以此来刺激消费。"冈克尔认为，人们需要思考的是，作为用户，在处理这些图像时应该怎样去把握尺度。</text:p>
      <text:p text:style-name="P4">
Source: <text:a xlink:type="simple" xlink:href="https://www.dw.com/zh/社媒上的滤镜：美丽的代价/a-65706055" text:style-name="Internet_20_link" text:visited-style-name="Visited_20_Internet_20_Link">
https://www.dw.com/zh/社媒上的滤镜：美丽的代价/a-65706055?maca=chi-rss-chi-all-1127-rdf</text:a>
</text:p>
      <!--NEWS-->
      <text:h text:style-name="P10" text:outline-level="1">
<text:span text:style-name="T4">
分析：封禁美光后 北京反制空间有限</text:span>
</text:h>
      <text:p text:style-name="P4">
Author: None (Language: zh)</text:p>
      <text:p text:style-name="P4">
Publisher: None</text:p>
      <text:p text:style-name="P4">
Time: 2023-05-28T07:14:00Z</text:p>
      <text:p text:style-name="P4">
Description: 北京禁止关键信息基础设施使用美光产品，以此反制美国对中国芯片出口的进一步收紧。分析认为，这或许会成为未来地缘政治争执中所使用的新手段。但中国也必须意识到这样的反制措施对本国经济的影响。</text:p>
      <text:p text:style-name="P4">
Videos: []</text:p>
      <text:p text:style-name="P4">
Images: []</text:p>
      <text:p text:style-name="P4">
Subject: 经济纵横</text:p>
      <text:p text:style-name="P4">
Subjects: ['德中关系', '岛屿主权争端', '专题报道：全景观看“习马会”', '中国', '中共十九大', '中美关系']</text:p>
      <text:p text:style-name="P4">
Keywords: ['美光', '芯片', '中国', '中美', '长江存储']</text:p>
      <text:p text:style-name="P4">
ID: 65735679</text:p>
      <!--METADATA-->
      <text:p text:style-name="P4">
<text:a xlink:type="simple" xlink:href="https://www.dw.com/zh/overlay/image/article/65735679/65224835" text:style-name="Internet_20_link" text:visited-style-name="Visited_20_Internet_20_Link">
 </text:a>
</text:p>
      <text:p text:style-name="P4">
（德国之声中文网） <text:a xlink:type="simple" xlink:href="https://www.dw.com/zh/zh/中國封殺美光-美反對無事實根據的限制/a-65693360" text:style-name="Internet_20_link" text:visited-style-name="Visited_20_Internet_20_Link">
 中国网信办近日宣布，国内关键信息基础设施的运营者应停止采购美光公司产品</text:a>
 。网信办称，" <text:a xlink:type="simple" xlink:href="https://www.dw.com/zh/zh/中國突擊美企上海辦公室-掀外商憂慮/a-65447816" text:style-name="Internet_20_link" text:visited-style-name="Visited_20_Internet_20_Link">
 美光公司产品</text:a>
存在较严重网络安全问题隐患，对我国关键信息基础设施供应链造成重大安全风险，影响我国国家安全"。</text:p>
      <text:p text:style-name="P4">
华盛顿对此表示严重关切。北京的这一宣布正值G7峰会签署声明敦促北京结束"经济胁迫"之际。</text:p>
      <text:p text:style-name="P4">
法国外贸银行（Natixis）专长于全球芯片贸易的高级经济师GaryNg向法新社表示，中国的这一回应具有标志性意义。他说，这是自2021年美国收紧对华芯片出口限制以来，中国首次对一家外国公司进行网络安全审查，并且审查范围也罕见地<text:a xlink:type="simple" xlink:href="https://www.dw.com/zh/zh/反制美國北京以國安為由審查美晶片商/a-65224796" text:style-name="Internet_20_link" text:visited-style-name="Visited_20_Internet_20_Link">
 扩大到国家安全忧虑 </text:a>
。他说，未来遇到其它地缘政治事务时，"如果监管部门以此作为报复手段，我不会感到惊讶"。</text:p>
      <text:p text:style-name="P4">
乔治城大学研究美中科技对抗的学者温斯坦（EmilyWeinstein）表示，"关键信息基础设施"的定义非常广泛，从网络政府服务到国防以及医疗、水利都可涵盖在内。"从技术上，可以指任何符合这一条件的领域"，她说道。"中国一直以国家安全等理由设立保护主义壁垒"，包括强制技术转让协议，要求公司将所有数据本地储存，以及在一些领域要求外国实体与当地伙伴成立合资公司。</text:p>
      <text:h text:style-name="P12" text:outline-level="3">
<text:span text:style-name="T4">
"政治表态"</text:span>
</text:h>
      <text:p text:style-name="P4">
去年3月中国开始对美光展开调查，此前五个月，美国宣布采取大幅度限制措施，以拦阻北京获取高端芯片、芯片生产设备以及设计半导体的软件。</text:p>
      <text:p text:style-name="P4">
奥尔布赖特-石桥咨询公司的中国技术专家特埃鲁（PaulTriolo）表示："这明显是北京认为华盛顿扶持美光及美国半导体工业，而作出的报复。"特埃鲁说，美光成为针对的对象是为了作出一个政治表态。他说，此前中国对国内企业如嘀嘀打车的网络安全审查，都集中在数据方面，而不是扩展到国家安全的范畴。</text:p>
      <text:p text:style-name="P4">
华盛顿此前将包括美光竞争对手长江存储在内的中国芯片制造商列入限制贸易的"实体清单"。</text:p>
      <text:p text:style-name="P4">
G7峰会的声明中称，将与中国"去风险，而不是脱钩"。与此同时，华盛顿则向盟国施压，一致限制对中国的芯片设备出口。</text:p>
      <text:p text:style-name="P4">
高级经济师Gary Ng说："G7的强烈声明或许也添了一把火。"</text:p>
      <text:h text:style-name="P12" text:outline-level="3">
<text:span text:style-name="T4">
如果没有台湾的半导体生产，世界怎么办？</text:span>
</text:h>
      <text:h text:style-name="P12" text:outline-level="3">
<text:span text:style-name="T4">
"北京打算转向韩国供应商"</text:span>
</text:h>
      <text:p text:style-name="P4">
然而，北京在实施这样的反制措施时，必须要注意可能对本国经济带来的影响。</text:p>
      <text:p text:style-name="P4">
分析认为，作为美国最大的存储芯片制造商之一的美光很容易成为针对的对象，因为其半导体可以用韩国的SK海力士以及三星所取代。</text:p>
      <text:p text:style-name="P4">
但针对其它美国公司比如英特尔或者高通加以限制，就要难得多，因为这些技术用于智能手机等消费品，在中国制造后运往海外。</text:p>
      <text:p text:style-name="P4">
新加坡国立大学政治学助教庄嘉颖向彭博社表示："限制美光这样的美国公司，这一立场可能是发出一个信号，即在与美国的对抗中，北京愿意承受一定的痛苦。但北京十分谨慎地限制自己所承受的代价。"</text:p>
      <text:p text:style-name="P4">
科纳仕咨询公司的Toby Zhu向法新社表示，禁令将特别冲击到那些提供云服务或者数据中心的公司，因为他们所使用的硬件需要高端存储芯片。他说， <text:a xlink:type="simple" xlink:href="https://www.dw.com/zh/zh/中美半導體大戰封殺美光韓企得利/a-65705950" text:style-name="Internet_20_link" text:visited-style-name="Visited_20_Internet_20_Link">
美光的消费性产品可"完全"被韩国或中国国内存储芯片替代。</text:a>
</text:p>
      <text:p text:style-name="P4">
专家特埃鲁也表示，北京所打的算盘就是转向韩国供应商。</text:p>
      <text:p text:style-name="P4">
然而，上月， <text:a xlink:type="simple" xlink:href="https://www.dw.com/zh/zh/北京恐禁美光芯片-媒體美籲韓勿填補缺口/a-65414199" text:style-name="Internet_20_link" text:visited-style-name="Visited_20_Internet_20_Link">
 白宫要求韩国芯片制造商不要增加向中国的出口以填补美国带来的空缺 </text:a>
 。</text:p>
      <text:p text:style-name="P4">
应华盛顿的要求，荷兰与日本已经宣布对芯片出口的限制措施。</text:p>
      <text:p text:style-name="P4">
首席经济师Gary Ng表示："中国一直相当谨慎，不作出过度报复…因为北京无法迅速扩大本国产能来弥补任何缺失的情况。"</text:p>
      <text:h text:style-name="P12" text:outline-level="3">
<text:span text:style-name="T4">
带你走进德国“萨克森硅谷”</text:span>
</text:h>
      <text:p text:style-name="P4">
（法新社）</text:p>
      <text:p text:style-name="P4">
Source: <text:a xlink:type="simple" xlink:href="https://www.dw.com/zh/分析：封禁美光后-北京反制空间有限/a-65735679" text:style-name="Internet_20_link" text:visited-style-name="Visited_20_Internet_20_Link">
https://www.dw.com/zh/分析：封禁美光后-北京反制空间有限/a-65735679?maca=chi-rss-chi-all-1127-rdf</text:a>
</text:p>
      <!--NEWS-->
      <text:h text:style-name="P10" text:outline-level="1">
<text:span text:style-name="T4">
印总理为国会大楼主持落成典礼</text:span>
</text:h>
      <text:p text:style-name="P4">
Publisher: 法新社</text:p>
      <text:p text:style-name="P4">
Published Time: 2023-05-28T07:32:08+00:00</text:p>
      <text:p text:style-name="P4">
Modified Time: 2023-05-28T07:20:03+00:00</text:p>
      <text:p text:style-name="P4">
Description: （法新社新德里28日电） 印度总理莫迪（Narendra Modi）今天将为宏伟的新国会大楼主持落成典礼，这是他领导的印度教民族主义政府重塑新德里的重要组成一环，但反对党表示将抵制活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5-28T07-32-08-00-00/000000.png" xlink:type="simple" xlink:show="embed" xlink:actuate="onLoad" draw:mime-type="image/png"/>
</draw:frame>
</text:p>
      <text:p text:style-name="P4">
莫迪昨晚以「我的国会我的骄傲」（MyParliamentMyPride）为标签在推特发文说：「我们的新国会大厦是印度的民主灯塔，反映这个国家的丰富遗产，以及对未来充满活力的愿望。」</text:p>
      <text:p text:style-name="P4">
为了纪念新大楼启用，莫迪也将发行75卢比（rupee）的特别硬币。</text:p>
      <text:p text:style-name="P4">
但许多反对党已表示将会抵制，他们说，由莫迪、而非印度总统慕尔穆（Draupadi Murmu）来主持典礼，是「重大侮辱」。</text:p>
      <text:p text:style-name="P4">
部份政界人士也对落成典礼的日期有所质疑，因为今天刚好是印度教民族主义理论奠基人萨瓦卡（Vinayak DamodarSavarkar）的诞辰纪念日，而他是杀害印度圣雄甘地（Mahatma Gandhi）凶手的导师。</text:p>
      <text:p text:style-name="P4">
Source: <text:a xlink:type="simple" xlink:href="https://www.rfi.fr/cn/%E5%9B%BD%E9%99%85%E6%8A%A5%E9%81%93/20230528-%E5%8D%B0%E6%80%BB%E7%90%86%E4%B8%BA%E5%9B%BD%E4%BC%9A%E5%A4%A7%E6%A5%BC%E4%B8%BB%E6%8C%81%E8%90%BD%E6%88%90%E5%85%B8%E7%A4%BC" text:style-name="Internet_20_link" text:visited-style-name="Visited_20_Internet_20_Link">
https://www.rfi.fr/cn/%E5%9B%BD%E9%99%85%E6%8A%A5%E9%81%93/20230528-%E5%8D%B0%E6%80%BB%E7%90%86%E4%B8%BA%E5%9B%BD%E4%BC%9A%E5%A4%A7%E6%A5%BC%E4%B8%BB%E6%8C%81%E8%90%BD%E6%88%90%E5%85%B8%E7%A4%BC</text:a>
</text:p>
      <!--NEWS-->
      <text:h text:style-name="P10" text:outline-level="1">
<text:span text:style-name="T4">
乌克兰：俄军暂缓对巴赫穆特的打击</text:span>
</text:h>
      <text:p text:style-name="P4">
Author: 联合早报 (Person)</text:p>
      <text:p text:style-name="P4">
Publisher: 联合早报 (Organization)</text:p>
      <text:p text:style-name="P4">
Published Time: 2023-05-28T07:36</text:p>
      <text:p text:style-name="P4">
Modified Time: 2023-05-28T07:39</text:p>
      <text:p text:style-name="P4">
Description: 据乌克兰官员公布的最新消息，俄军已暂时放缓对乌东重镇巴赫穆特的打击力度，以便对部队进行重组和提升战斗力，称反攻行动或在“一周内”展开。路透社报道，乌国防部副部长马利亚尔（Hanna...</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据乌克兰官员公布的最新消息，俄军已暂时放缓对乌东重镇巴赫穆特的打击力度，以便对部队进行重组和提升战斗力，称反攻行动或在“一周内”展开。</text:p>
      <text:p text:style-name="P4">
路透社报道，乌国防部副部长马利亚尔（HannaMaliar）星期六（5月27日）在即时通信平台Telegram发文说，俄军仍在继续进攻，但总体进攻行动已经减少。</text:p>
      <text:p text:style-name="P4">
她说：“星期五（26日）和星期六没有任何积极的战斗，无论是在城市还是在侧翼（乌军驻守区）……俄部队正在炮击郊区和通往巴赫穆特的道路。”</text:p>
      <text:p text:style-name="P4">
马利亚尔认为，俄军减缓打击力度是为了“替换和重新集结部队”，以加强战斗力。</text:p>
      <text:p text:style-name="P4">
俄罗斯上星期六（20日） <text:a xlink:type="simple" xlink:href="https://www.zaobao.com/realtime/world/story20230521-1396677" text:style-name="Internet_20_link" text:visited-style-name="Visited_20_Internet_20_Link">
 宣布已完全攻占巴赫穆特</text:a>
，乌克兰则坚称巴赫穆特并未失守，乌军仍在侧翼推进，依然控制着部分地区。</text:p>
      <text:p text:style-name="P4">
有关乌军计划发起的反攻行动，乌国家安全和国防委员会秘书达尼洛夫（OleksiyDanilov）星期六向英媒透露，反攻行动或在“星期天（28日）、下星期一（29日）或一周内”开始。</text:p>
      <text:p text:style-name="P4">
另据总统顾问波多利亚克（Mykhailo Podolyak）的说法，乌军已开始展开破坏俄军供应线或炸毁仓库等初步行动。</text:p>
      <text:p text:style-name="P4">
5月26日，乌克兰中部城市第聂伯罗（Dnipro）一家医疗设施被导弹击中起火，造成至少两人死亡，数十人受伤。（法新社）</text:p>
      <text:p text:style-name="P4">
俄南部别尔哥罗德州（Belgorod）州长格拉德科夫（VyacheslavGladkov）说，他在星期六试图进入谢贝金诺镇（Shebekino）时遭遇乌军炮袭；该镇距离乌边境以北约7公里。</text:p>
      <text:p text:style-name="P4">
“我甚至无法从车里出来，无法下车，炮弹在邻近的街道上爆炸……本周，俄罗斯战士向乌边境发起了一次跨境袭击。”</text:p>
      <text:p text:style-name="P4">
Source: <text:a xlink:type="simple" xlink:href="https://www.zaobao.com.sg/realtime/world/story20230528-1398884" text:style-name="Internet_20_link" text:visited-style-name="Visited_20_Internet_20_Link">
https://www.zaobao.com.sg/realtime/world/story20230528-1398884</text:a>
</text:p>
      <!--NEWS-->
      <text:h text:style-name="P10" text:outline-level="1">
<text:span text:style-name="T4">
学者：伊拉克高度依赖石油 经济恐进加护病房</text:span>
</text:h>
      <text:p text:style-name="P4">
Publisher: 法新社</text:p>
      <text:p text:style-name="P4">
Published Time: 2023-05-28T08:02:07+00:00</text:p>
      <text:p text:style-name="P4">
Modified Time: 2023-05-28T07:35:03+00:00</text:p>
      <text:p text:style-name="P4">
Description: （法新社巴格达28日电） 全世界正努力面对化石燃料对气候的影响，贸易高度仰赖石油的伊拉克，如果不能实现多元化，经济恐有进入「加护病房」的风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28T08-02-07-00-00/000000.png" xlink:type="simple" xlink:show="embed" xlink:actuate="onLoad" draw:mime-type="image/png"/>
</draw:frame>
</text:p>
      <text:p text:style-name="P4">
伊拉克以目前速度生产原油，它庞大的石油储备还可再用1个世纪，但随着世界努力摆脱对碳氢化合物的依赖，伊拉克调适的速度一直很慢。</text:p>
      <text:p text:style-name="P4">
多年来，能源业一直面临减少温室气体排放的呼声，目标是将全球升温幅度控制在摄氏1.5度以内。</text:p>
      <text:p text:style-name="P4">
七大工业国集团（G7）━英国、加拿大、法国、德国、义大利、日本和美国，今年4月承诺「加速」从化石燃料中「退出」，目标是「最迟」到2050年实现碳中和。</text:p>
      <text:p text:style-name="P4">
但随着伊拉克从多年严重冲突和政治动荡中恢复，石油销售占伊拉克预算总收入的90%，形成严重的过度依赖问题。</text:p>
      <text:p text:style-name="P4">
政治学家艾查维（Ammar al-Azzawi）表示，「目前整个伊拉克经济都依赖石油与石油价格」，「如果油价暴跌，我们的经济将走进加护病房。」</text:p>
      <text:p text:style-name="P4">
艾查维建议的补救措施是在世界转向替代能源之前，发展伊拉克工业、农业和旅游业。</text:p>
      <text:p text:style-name="P4">
欧盟今年3月已表示2035年将完全禁止销售内燃机引擎新车，届时新车将不允许排放任何二氧化碳。</text:p>
      <text:p text:style-name="P4">
总部位于纽约的洛克斐勒基金会（Rockefeller Foundation）气候中心主任沙法（Ali al-Saffar）说，全球正努力投入能源转型，但并未达到专家期望的速度和规模。</text:p>
      <text:p text:style-name="P4">
伊拉克4200万人民长期为干旱还有频繁的沙尘暴所苦，民众已见证这些温室气体排放的结果。</text:p>
      <text:p text:style-name="P4">
联合国认为伊拉克这个大部分干旱的国家，可说是世界上受气候变迁影响最严重的5个国家之一。</text:p>
      <text:p text:style-name="P4">
Source: <text:a xlink:type="simple" xlink:href="https://www.rfi.fr/cn/%E5%9B%BD%E9%99%85%E6%8A%A5%E9%81%93/20230528-%E5%AD%A6%E8%80%85-%E4%BC%8A%E6%8B%89%E5%85%8B%E9%AB%98%E5%BA%A6%E4%BE%9D%E8%B5%96%E7%9F%B3%E6%B2%B9-%E7%BB%8F%E6%B5%8E%E6%81%90%E8%BF%9B%E5%8A%A0%E6%8A%A4%E7%97%85%E6%88%BF" text:style-name="Internet_20_link" text:visited-style-name="Visited_20_Internet_20_Link">
https://www.rfi.fr/cn/%E5%9B%BD%E9%99%85%E6%8A%A5%E9%81%93/20230528-%E5%AD%A6%E8%80%85-%E4%BC%8A%E6%8B%89%E5%85%8B%E9%AB%98%E5%BA%A6%E4%BE%9D%E8%B5%96%E7%9F%B3%E6%B2%B9-%E7%BB%8F%E6%B5%8E%E6%81%90%E8%BF%9B%E5%8A%A0%E6%8A%A4%E7%97%85%E6%88%BF</text:a>
</text:p>
      <!--NEWS-->
      <text:h text:style-name="P10" text:outline-level="1">
<text:span text:style-name="T4">
怀特助塞尔蒂克绝杀热火 逼出东区决赛第7战</text:span>
</text:h>
      <text:p text:style-name="P4">
Publisher: 法新社</text:p>
      <text:p text:style-name="P4">
Published Time: 2023-05-28T08:02:08+00:00</text:p>
      <text:p text:style-name="P4">
Modified Time: 2023-05-28T07:50:03+00:00</text:p>
      <text:p text:style-name="P4">
Description: （法新社迈阿密27日电） NBA塞尔蒂克的怀特今天在比赛时间剩下不到1秒时，于篮下补进一球，让球队104比103绝杀热火，将东区冠军赛逼进第7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28T08-02-08-00-00/000000.png" xlink:type="simple" xlink:show="embed" xlink:actuate="onLoad" draw:mime-type="image/png"/>
</draw:frame>
</text:p>
      <text:p text:style-name="P4">
美国职篮NBA东区冠军赛，迈阿密热火前3战打完后以3比0听牌，波士顿塞尔蒂克则是在第4战、第5战拿下2连胜，热火今天在主场进行第6战赛前，以3比2在7战4胜制系列赛领先塞尔蒂克。</text:p>
      <text:p text:style-name="P4">
比赛开打后，双方不断纠缠，20比20平手之际，威廉斯三世（Robert Williams III）连进两球，塔特姆（JaysonTatum）也拿下分数，塞尔蒂克拉出6比0小高潮，并在布朗（Jaylen Brown）、塔特姆分获10分、9分的情况下，首节以34比29领先热火。</text:p>
      <text:p text:style-name="P4">
次节在塔特姆切入上篮得手后，塞尔蒂克以52比41首度领先达两位数，热火靠一波12比5反扑拉近分差，不过塞尔蒂克上半场仍以57比53领先。</text:p>
      <text:p text:style-name="P4">
塞尔蒂克上半场整体投篮命中率5成13，优于热火的3成83，是取得领先的关键；但三分球命中率仅两成，远不及热火的6成，则是无法拉开差距的主因。</text:p>
      <text:p text:style-name="P4">
下半场开打后，热火在文森（Gabe Vincent）上篮后，曾追到落后只剩两分差距，塞尔蒂克此时靠史玛特（Marcus Smart）进球、霍福德（AlHorford）灌篮再将比分拉开，并在威廉斯三世的「3分打」、布朗两罚俱中后领先达13分。热火在落后11分之际，靠劳瑞（KyleLowry）连拿4分追近，但塞尔蒂克3节打完，以79比72保持领先。</text:p>
      <text:p text:style-name="P4">
末节在罗宾森（Duncan Robinson）飙进三分弹、巴特勒（JimmyButler）篮下补进后，热火打出11比3强势开局，一度以83比82超前，塞尔蒂克此时回敬一波8比0攻势，以90比83要回领先。</text:p>
      <text:p text:style-name="P4">
热火看板球星巴特勒今天前3节手感欠佳，15次出手只命中2球，仅仅拿下9分。第4节他回魂砍进15分，终场前3秒的3罚全进，让热火一度领先1分，有机会让热火在主场成功「关门」，闯进总冠军赛。但读秒阶段史玛特三分线外出手落空，怀特（DerrickWhite）赶在枪响前将球补进，助塞尔蒂克绝杀热火。</text:p>
      <text:p text:style-name="P4">
NBA季后赛史上，从未有球队在0比3落后的情况下，能绝处逢生逆转晋级，但塞尔蒂克在3连败后，能顶住压力连赢3场比赛扳平战局，台湾时间30日在主场的系列赛第7战若能再度获胜，将能写下历史新页。</text:p>
      <text:p text:style-name="P4">
塞尔蒂克的塔特姆此役轰下全场最高31分，并抓下11个篮板，布朗也有26分、10篮板的双十演出，史玛特则为球队挹注21分。</text:p>
      <text:p text:style-name="P4">
热火包括先发5人在内，全队6人得分达两位数，巴特勒进帐24分、11篮板，马丁（Caleb Martin）贡献21分、15篮板，阿德巴约（BamAdebayo）也有11、13篮板的双十的成绩，3人都有双十表现。</text:p>
      <text:p text:style-name="P4">
Source: <text:a xlink:type="simple" xlink:href="https://www.rfi.fr/cn/%E8%BF%90%E5%8A%A8%E5%A4%A9%E5%9C%B0/20230528-%E6%80%80%E7%89%B9%E5%8A%A9%E5%A1%9E%E5%B0%94%E8%92%82%E5%85%8B%E7%BB%9D%E6%9D%80%E7%83%AD%E7%81%AB-%E9%80%BC%E5%87%BA%E4%B8%9C%E5%8C%BA%E5%86%B3%E8%B5%9B%E7%AC%AC7%E6%88%98" text:style-name="Internet_20_link" text:visited-style-name="Visited_20_Internet_20_Link">
https://www.rfi.fr/cn/%E8%BF%90%E5%8A%A8%E5%A4%A9%E5%9C%B0/20230528-%E6%80%80%E7%89%B9%E5%8A%A9%E5%A1%9E%E5%B0%94%E8%92%82%E5%85%8B%E7%BB%9D%E6%9D%80%E7%83%AD%E7%81%AB-%E9%80%BC%E5%87%BA%E4%B8%9C%E5%8C%BA%E5%86%B3%E8%B5%9B%E7%AC%AC7%E6%88%98</text:a>
</text:p>
      <!--NEWS-->
      <text:h text:style-name="P10" text:outline-level="1">
<text:span text:style-name="T4">
机舱门开启意外后 韩亚航将停卖逃生门附近座位</text:span>
</text:h>
      <text:p text:style-name="P4">
Publisher: 法新社</text:p>
      <text:p text:style-name="P4">
Published Time: 2023-05-28T08:32:08+00:00</text:p>
      <text:p text:style-name="P4">
Modified Time: 2023-05-28T08:05:02+00:00</text:p>
      <text:p text:style-name="P4">
Description: （法新社首尔28日电） 韩国韩亚航空公司（Asiana Airlines）今天表示，26日发生一名男子在空中开启舱门的事件后，公司已停止销售部分靠近逃生门的座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28T08-32-08-00-00/000000.png" xlink:type="simple" xlink:show="embed" xlink:actuate="onLoad" draw:mime-type="image/png"/>
</draw:frame>
</text:p>
      <text:p text:style-name="P4">
这名男子26日搭乘上午从济州飞往大邱的韩亚航空班机OZ8124，在中午12时45分左右准备降落大邱机场时，突然打开舱门，当时飞机距离地面约200公尺。飞机最后在舱门开启的状况下降落在机场跑道上。</text:p>
      <text:p text:style-name="P4">
飞机安全着陆，但有多人住院，没有重大的伤害或损坏。</text:p>
      <text:p text:style-name="P4">
韩亚航告诉法新社，今天开始，14架A321-200飞机上的31A和26A座位将不再出售。</text:p>
      <text:p text:style-name="P4">
「作为安全预防措施，即使航班客满，这项措施也将适用。」</text:p>
      <text:p text:style-name="P4">
这名男子因涉嫌违反航空安全法而被大邱当局拘留。如果罪名成立，他将面临最高10年的徒刑。（译者：郑诗韵/核稿：陈政一）</text:p>
      <text:p text:style-name="P4">
Source: <text:a xlink:type="simple" xlink:href="https://www.rfi.fr/cn/%E5%9B%BD%E9%99%85%E6%8A%A5%E9%81%93/20230528-%E6%9C%BA%E8%88%B1%E9%97%A8%E5%BC%80%E5%90%AF%E6%84%8F%E5%A4%96%E5%90%8E-%E9%9F%A9%E4%BA%9A%E8%88%AA%E5%B0%86%E5%81%9C%E5%8D%96%E9%80%83%E7%94%9F%E9%97%A8%E9%99%84%E8%BF%91%E5%BA%A7%E4%BD%8D" text:style-name="Internet_20_link" text:visited-style-name="Visited_20_Internet_20_Link">
https://www.rfi.fr/cn/%E5%9B%BD%E9%99%85%E6%8A%A5%E9%81%93/20230528-%E6%9C%BA%E8%88%B1%E9%97%A8%E5%BC%80%E5%90%AF%E6%84%8F%E5%A4%96%E5%90%8E-%E9%9F%A9%E4%BA%9A%E8%88%AA%E5%B0%86%E5%81%9C%E5%8D%96%E9%80%83%E7%94%9F%E9%97%A8%E9%99%84%E8%BF%91%E5%BA%A7%E4%BD%8D</text:a>
</text:p>
      <!--NEWS-->
      <text:h text:style-name="P10" text:outline-level="1">
<text:span text:style-name="T4">
美债违约危机：拜登与共和党达成初步协议 国会表决能否过关？</text:span>
</text:h>
      <text:p text:style-name="P4">
Author: https://www.facebook.com/bbcworldservice/</text:p>
      <text:p text:style-name="P4">
Publisher: BBC News 中文</text:p>
      <text:p text:style-name="P4">
Published Time: 2023-05-28T08:37:47.000Z</text:p>
      <text:p text:style-name="P4">
Modified Time: 2023-05-28T08:37:47.000Z</text:p>
      <text:p text:style-name="P4">
Description: 经过数周的激烈谈判，白宫和共和党终于原则上同意提高美国的国债上限。但是这项协议仍需国会的批准。</text:p>
      <text:p text:style-name="P4">
Images: ["<text:a xlink:type="simple" xlink:href="https://ichef.bbci.co.uk/news/640/cpsprodpb/0C89/production/_129890230_0ccb4097535e127765b701e471ae75d5ca3ce71e0_65_1536_8641000x563.jpg" text:style-name="Internet_20_link" text:visited-style-name="Visited_20_Internet_20_Link">
_129890230_0c...</text:a>
"]</text:p>
      <text:p text:style-name="P4">
Videos: []</text:p>
      <text:p text:style-name="P4">
Tags: ['通货膨胀', '政治', '美国', '股票市场', '货币市场', '经济']</text:p>
      <text:p text:style-name="P4">
Type: Article</text:p>
      <!--METADATA-->
      <text:h text:style-name="P12" text:outline-level="3">
<text:span text:style-name="T4">
美债违约危机：拜登与共和党达成初步协议 国会表决能否过关？</text:span>
</text:h>
      <text:p text:style-name="P4">
2023年5月28日早上8点37分<draw:frame draw:style-name="fr1" draw:name="Image75" text:anchor-type="as-char" svg:width="6.9236in" svg:height="3.894525in" draw:z-index="0">
<draw:image xlink:href="../Images/BBC Chinese/2023-05-28T08-37-47.000Z/_129890230_0ccb4097535e127765b701e471ae75d5ca3ce71e0_65_1536_8641000x563.jpg" xlink:type="simple" xlink:show="embed" xlink:actuate="onLoad" draw:mime-type="image/jpeg"/>
</draw:frame>
</text:p>
      <text:p text:style-name="P4">
图像来源，  Reuters</text:p>
      <text:p text:style-name="P4">
图像加注文字，</text:p>
      <text:p text:style-name="P4">
拜登和麦卡锡</text:p>
      <text:p text:style-name="P4">
<text:span text:style-name="T4">
经过数周的激烈谈判，白宫和共和党终于原则上同意提高美国的国债上限。让全球关注美国经济危机的人们得以舒口气。但是，这项协议仍需国会批准。</text:span>
</text:p>
      <text:p text:style-name="P4">
总统拜登（Joe Biden）称，此协议为“妥协”，而共和党籍的众议院议长麦卡锡（Kevin McCarthy）则说，协议“在开支方面做了历史性的削减”。</text:p>
      <text:p text:style-name="P4">
美国财政部在此前曾警告，如果没有达成协议，美国将在6月5日无法支付账单，若真发生此事，将颠覆美国经济，并严重破坏全球市场。</text:p>
      <text:p text:style-name="P4">
<text:a xlink:type="simple" xlink:href="https://www.bbc.com/zhongwen/simp/business-65480676" text:style-name="Internet_20_link" text:visited-style-name="Visited_20_Internet_20_Link">
 美联储连续第十次加息 外界预期本轮加息终点临近 </text:a>
  * <text:a xlink:type="simple" xlink:href="https://www.bbc.com/zhongwen/simp/business-61317578" text:style-name="Internet_20_link" text:visited-style-name="Visited_20_Internet_20_Link">
 债务陷阱还是复兴动力？欧洲国家眼中的巨额中国投资 </text:a>
  * <text:a xlink:type="simple" xlink:href="https://www.bbc.com/zhongwen/simp/business-64939324" text:style-name="Internet_20_link" text:visited-style-name="Visited_20_Internet_20_Link">
 硅谷银行倒闭危机：会否引发全球金融动荡 </text:a>
  * <text:a xlink:type="simple" xlink:href="https://www.bbc.com/zhongwen/simp/business-48688573" text:style-name="Internet_20_link" text:visited-style-name="Visited_20_Internet_20_Link">
 中国连续两月出售美国债券，“武器化”美债的可能性 </text:a>
</text:p>
      <text:p text:style-name="P4">
拥有24万亿美元的美债市场，是全球最大债务市场，也是美国政府主要融资来源。从抵押贷款利率，到全球最强势的的美元货币，美债在其中都是不可或缺的金融要项。根据美媒报导，由于有美国政府的信誉保证，美债有时还被视等同于现金，面对美债违约危机，全球金融业都绷紧神经。</text:p>
      <text:p text:style-name="P4">
</text:p>
      <text:p text:style-name="P4">
图像来源，  Getty Images</text:p>
      <text:p text:style-name="P4">
图像加注文字，</text:p>
      <text:p text:style-name="P4">
拥有24万亿美元的美债市场，是全球最大债务市场，也是美国政府主要融资来源。从抵押贷款利率，到全球最强势的的美元货币，美债在其中都是不可或缺的金融要项。</text:p>
      <text:h text:style-name="P12" text:outline-level="3">
<text:span text:style-name="T4">
初步协议达成</text:span>
</text:h>
      <text:p text:style-name="P4">
此次谈判背景是，当下美国必须借钱来资助政府，因为支出超过税收。但是，共和党人一直在寻求削减教育和其他社会福利计划等领域的开支，以换取提高31.4万亿美元（约25万亿英镑）的国债上限，该法律限制了美国政府可以累积多少债务。</text:p>
      <text:p text:style-name="P4">
共和党内高层表示，除非政府在未来几年减少开支，否则他们不会提高国债上限，而民主党则提出提高某些税收的建议作为回应。</text:p>
      <text:p text:style-name="P4">
新协议的具体细节尚未正式公布。但根据BBC了解，有关非国防开支将在两年内基本上保持不变。譬如，医疗保险计划“Medicaid”不会有重大预算增减。但提供给低收入或无收入公民食品购买援助的政府计划将如何变化尚不清楚。</text:p>
      <text:p text:style-name="P4">
</text:p>
      <text:p text:style-name="P4">
图像来源，  Getty Images</text:p>
      <text:p text:style-name="P4">
图像加注文字，</text:p>
      <text:p text:style-name="P4">
此次危机背后是凸显了美国两大政党之间的一个根本意识形态上的分歧。</text:p>
      <text:p text:style-name="P4">
在当地时间周六（5月27号）晚间的简短记者会，麦卡锡说他与拜登当天通了2次电话。他表示：“在数周的谈判后，我们原则上达成了一项协议。我们还有很多工作要做，但我相信这是一项对美国人民有价值的原则性协议。”</text:p>
      <text:p text:style-name="P4">
债务上限问题凸显了美国两大主要政党之间的一个根本意识形态分歧。共和党对政府支出持怀疑态度，因为对他们而言，不断增加的国债是政府失控的证明。</text:p>
      <text:p text:style-name="P4">
麦卡锡又说，计划在当地时间周日（28日）将法案起草，然后在周三进行国会投票。 他说，将在当日晚些时候再次与拜登通话。拜登则在一份声明中表示：“这项协议代表了一种妥协，这意味着不是每个人都能得到他们想要的。这是政府治理的责任。”他还说：“此协议对美国人民来说是个好消息，因为它防止了可能导致灾难性违约的情况发生，避免了经济衰退、退休账户遭受重创和数百万个工作岗位的丧失。”</text:p>
      <text:h text:style-name="P12" text:outline-level="3">
<text:span text:style-name="T4">
债务危机是什么？</text:span>
</text:h>
      <text:p text:style-name="P4">
面对危机，拜登与麦卡锡上周举行了预算谈判。 若美国国会无法就提高所谓的债务上限达成协议，美国可能会在债务问题上违约，引发全球金融混乱。</text:p>
      <text:p text:style-name="P4">
那么，美国是如何陷入这种局面的呢？</text:p>
      <text:p text:style-name="P4">
债务上限，也被称为债务限制（debtlimit），是一条法律限制了美国政府可以借贷以支付其开支的总金额。这包括支付联邦雇员、军队、社会安全和医疗保险（Medicare）的费用，以及国债利息和税款退还等等。</text:p>
      <text:p text:style-name="P4">
美国国会每隔一段时间就会投票提高或暂停债务上限，以便进一步借贷。</text:p>
      <text:p text:style-name="P4">
目前的上限约为31.4万亿美元。该限额在今年1月被打破，但美国财政部采取了“非常手段”，在确定应对措施时提供了更多现金给政府。通常情况下，国会根据财政需要提高债务限额只是一个例行程序。但是，这一次国会两大党似乎无法就条款达成一致。</text:p>
      <text:p text:style-name="P4">
美国财政部长叶伦发出警告称，如果不能再借更多的钱，美国将在6月1日前无法满足所有财政义务的资金需求。</text:p>
      <text:h text:style-name="P12" text:outline-level="3">
<text:span text:style-name="T4">
违约债务将有什么后果？</text:span>
</text:h>
      <text:p text:style-name="P4">
美国史上从未发生过债务违约的情况，因此我们不能完全预测将会有什么后果。但可以确定的是，这将对经济造成重大损害。因为美国政府将无法再支付联邦和军事人员的薪水，而且数以百万计的美国退休人士依赖的社会安全支票将停止发放。依赖政府资金的公司和慈善机构也将面临危险。</text:p>
      <text:p text:style-name="P4">
此外，如果美国政府停止支付债务利息，这也将使国家陷入违约状态。</text:p>
      <text:p text:style-name="P4">
美国在1979年曾短暂陷入违约状态，彼时，财政部将其归咎于一个意外的支票处理问题。故意违约将对金融体系造成激烈震荡。现在每天有超过5千亿美元的美国债务在市场中交易。</text:p>
      <text:p text:style-name="P4">
</text:p>
      <text:p text:style-name="P4">
图像来源，  Getty Images</text:p>
      <text:p text:style-name="P4">
图像加注文字，</text:p>
      <text:p text:style-name="P4">
有人敦促拜登援引宪法第14修正案，绕过国会。</text:p>
      <text:p text:style-name="P4">
穆迪分析机构（Moody'sAnalytics）预测，若违约情况发生，在长时间僵持的情况下，美国股价将下跌近5分之1，经济将收缩超过4%，导致超过700万个工作岗位的损失。</text:p>
      <text:p text:style-name="P4">
从长远来看，若投资者开始认为美国债务存有风险，他们将要求美国支付更高的借贷利息。由于政府的借贷活动影响于普遍的利率水平，这一影响将传播到全美经济，使得所有人在购买房屋或汽车时的借贷成本增加。</text:p>
      <text:p text:style-name="P4">
确实，美国人对于政府是否可以优先支付利息以避免债务违约仍有分歧。然而，在退休人员和其他人未能获得支付的情况下，政府若优先履行对美国债务持有者的承诺（包括金融机构、退休基金和外国投资者），这在政治上被认为是一个难以推销让美国人接受的选项。</text:p>
      <text:h text:style-name="P12" text:outline-level="3">
<text:span text:style-name="T4">
总统使用宪法第14修正案？</text:span>
</text:h>
      <text:p text:style-name="P4">
在缺乏协议的情况下，之前有人敦促拜登援引宪法第14修正案，绕过国会。该修正案规定：“美利坚合众国公共债务的有效性……不容质疑。”</text:p>
      <text:p text:style-name="P4">
这一条款是在美国内战之后通过的，旨在确保当时美国南方奴隶州支付北方州所累积的战争债务，并确保政府不需要向南方的奴隶持有者和其他人支付赔偿款项。</text:p>
      <text:p text:style-name="P4">
拜登之前表示正在考虑使用这一条款。但是许多评论称，使用该条款挑战债务上限法律几乎肯定会引发一场法律争议。而且，这手段在当前危机中的实用性有限。</text:p>
      <text:p text:style-name="P4">
叶伦之前发言淡化了这一可能性，她表示，任何试图援引该条款的举动都将引发宪政危机。</text:p>
      <text:h text:style-name="P12" text:outline-level="3">
<text:span text:style-name="T4">
谈判方案</text:span>
</text:h>
      <text:p text:style-name="P4">
今年4月，共和党提出了一项暂停债务上限的协议，金额为1.5兆美元。作为交换，他们将在下个财政年度保持美国关键机构的支出水平能与2022年相同，并且将在未来10年内将增长限制在每年1％，这将省下4.8万亿美元。</text:p>
      <text:p text:style-name="P4">
但是，共和党这一提议将废除拜登政府施政上的关键优先支出事项，譬如学生贷款宽限和电动车税收激励措施。白宫称，共和党的这项协议迫使“中产和劳动阶级家庭承担最富有者的减税负担”。他们认为，共和党的协议没有机会能够立法。</text:p>
      <text:h text:style-name="P12" text:outline-level="3">
<text:span text:style-name="T4">
国会如何l达成协议？</text:span>
</text:h>
      <text:p text:style-name="P4">
许多分析师预计，“短暂延期”可以让国会有更多时间协商达成协议。2011年，美国上一次被认为面临严重违约风险时，谈判一直拖到最后关头，直到截止日期前几小时才宣布妥协协议达成。当时的协议包括在未来10年内削减9千亿美元的支出。</text:p>
      <text:p text:style-name="P4">
但是，即便延迟也会产生负面后果。2011年，类似僵局就导致美国信用评级下调，股市暴跌，估计单单那一年就使公众至少支付了13亿美元的更高借贷成本。</text:p>
      <text:h text:style-name="P12" text:outline-level="3">
<text:span text:style-name="T4">
危机背后的意识形态分歧</text:span>
</text:h>
      <text:p text:style-name="P4">
事实上，此次危机背后凸显了美国两大政党之间的一个根本意识形态上的分歧。</text:p>
      <text:p text:style-name="P4">
共和党对民主党政府的支出持怀疑态度。对他们而言，不断增加的国债是政府失控的证据。</text:p>
      <text:p text:style-name="P4">
虽然对于共和党来说，使出限制债务上限的策略是相对较新的手段，但许多共和党人认为这是必要的。因为他们认为，美国国家当前的债务处理手段，最终将导致美国经济和社会的毁灭。</text:p>
      <text:p text:style-name="P4">
民主党人整体上认为，现在政府提高债务的施政是正面手段，是改善美国人生活和纠正历史错误的政策。他们认为，在必要时提高债务上限是必要的，用以维护政府运作。</text:p>
      <text:p text:style-name="P4">
在民主党人看来，国债只是为已经讨论和批准的立法计划提供资金的手段。</text:p>
      <text:p text:style-name="P4">
特朗普担任总统期间，债务上限的辩论减少了，美国国会三次提高了债务上限，也没有进行重大辩论。但随着拜登上任后，这一问题却重新引发了关注。</text:p>
      <text:p text:style-name="P4">
Source: <text:a xlink:type="simple" xlink:href="https://www.bbc.com/zhongwen/simp/world-65737428" text:style-name="Internet_20_link" text:visited-style-name="Visited_20_Internet_20_Link">
https://www.bbc.com/zhongwen/simp/world-65737428</text:a>
</text:p>
      <!--NEWS-->
      <text:h text:style-name="P10" text:outline-level="1">
<text:span text:style-name="T4">
埃及宣布发现两座最大木乃伊作坊</text:span>
</text:h>
      <text:p text:style-name="P4">
Author: 联合早报 (Person)</text:p>
      <text:p text:style-name="P4">
Publisher: 联合早报 (Organization)</text:p>
      <text:p text:style-name="P4">
Published Time: 2023-05-28T08:38</text:p>
      <text:p text:style-name="P4">
Modified Time: 2023-05-28T09:12</text:p>
      <text:p text:style-name="P4">
Description: 埃及考古人员日前在首都开罗南部塞加拉（Saqqara）古墓群发现两座最大木乃伊作坊，以及两座古墓。新华社报道，埃及旅游和文物部长伊萨星期六（5月27日）在塞加拉古墓群发掘现场举行的...</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埃及', '木乃伊']</text:p>
      <!--METADATA-->
      <text:p text:style-name="P4">
埃及考古人员日前在首都开罗南部塞加拉（Saqqara）古墓群发现两座最大木乃伊作坊，以及两座古墓。</text:p>
      <text:p text:style-name="P4">
新华社报道，埃及旅游和文物部长伊萨星期六（5月27日）在塞加拉古墓群发掘现场举行的新闻发布会上说，除了木乃伊作坊外，考古人员还发现了两座分别属于古埃及新王国和旧王国时代的古墓。</text:p>
      <text:p text:style-name="P4">
率领发掘工作的是埃及最高文物委员会秘书长瓦齐里。</text:p>
      <text:p text:style-name="P4">
<draw:frame draw:style-name="fr1" draw:name="Image79" text:anchor-type="as-char" svg:width="6.9236in" svg:height="4.615733in" draw:z-index="0">
<draw:image xlink:href="../Images/zaobao world/2023-05-28T08-38/000000.png" xlink:type="simple" xlink:show="embed" xlink:actuate="onLoad" draw:mime-type="image/png"/>
</draw:frame>
 埃及考古人员、官员与刚从墓葬中出土的棺椁合影。（路透社）</text:p>
      <text:p text:style-name="P4">
瓦齐里介绍说，这两个木乃伊作坊可以追溯到古埃及第三十王朝（公元前380年至公元前343年）和托勒密王朝（公元前305年至公元前30年），是迄今埃及发现的“最大、最完整的”木乃伊作坊。一个作坊用于制作人类木乃伊，另外一个用于制作动物木乃伊。</text:p>
      <text:p text:style-name="P4">
据了解，两个作坊都是长方形建筑，有多个房间，部分房间配有用于制作木乃伊的石床，石床旁放置着陶罐、工具和仪式器皿。</text:p>
      <text:p text:style-name="P4">
<draw:frame draw:style-name="fr1" draw:name="Image80" text:anchor-type="as-char" svg:width="6.9236in" svg:height="4.615733in" draw:z-index="0">
<draw:image xlink:href="../Images/zaobao world/2023-05-28T08-38/000001.png" xlink:type="simple" xlink:show="embed" xlink:actuate="onLoad" draw:mime-type="image/png"/>
</draw:frame>
除了两座最大、最完整的木乃伊作坊，埃及考古人员还在挖掘现场展示从另两处古墓中挖掘出的雕像。（法新社）</text:p>
      <text:p text:style-name="P4">
埃及当局还公开了新发现的两座古埃及墓葬，以及从墓葬中出土的棺椁和陪葬品。</text:p>
      <text:p text:style-name="P4">
瓦齐里说，一座墓葬属于距今3400年的古埃及第五王朝，另一座属于距今2400年的第十八王朝，墓主均为古埃及祭司。此外，墓葬紧邻木乃伊作坊，墓室内外的墙壁上有精美壁画与浮雕，公开展示的木乃伊棺椁颜色鲜艳，上面绘制着复杂纹饰与古埃及象形文字。</text:p>
      <text:p text:style-name="P4">
塞加拉地区是古埃及文明核心遗址，多位法老的金字塔和许多贵族的墓地位于此地，包括最古老的阶梯金字塔。</text:p>
      <text:p text:style-name="P4">
Source: <text:a xlink:type="simple" xlink:href="https://www.zaobao.com.sg/realtime/world/story20230528-1398890" text:style-name="Internet_20_link" text:visited-style-name="Visited_20_Internet_20_Link">
https://www.zaobao.com.sg/realtime/world/story20230528-1398890</text:a>
</text:p>
      <!--NEWS-->
      <text:h text:style-name="P10" text:outline-level="1">
<text:span text:style-name="T4">
拜登和麦卡锡达成原则性协议 避免债务违约</text:span>
</text:h>
      <text:p text:style-name="P4">
Author: 联合早报 (Person)</text:p>
      <text:p text:style-name="P4">
Publisher: 联合早报 (Organization)</text:p>
      <text:p text:style-name="P4">
Published Time: 2023-05-28T08:57</text:p>
      <text:p text:style-name="P4">
Modified Time: 2023-05-28T13:13</text:p>
      <text:p text:style-name="P4">
Description: 美国总统拜登和众议院议长麦卡锡已达成债务上限协议，结束长达数月的谈判僵局。综合美媒星期天（5月28日）报道，白宫和众议院共和党人的谈判代表已经在原则上达成协议，以避免债务违约，预计...</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总统拜登和众议院议长麦卡锡已达成债务上限协议，结束长达数月的谈判僵局。</text:p>
      <text:p text:style-name="P4">
综合美媒星期天（5月28日）报道，白宫和众议院共和党人的谈判代表已经在原则上达成协议，以避免债务违约，预计很快将有关协议文本提交国会投票。</text:p>
      <text:p text:style-name="P4">
在协议达成前，拜登和麦卡锡曾在星期六（27日）晚间进行了长达90分钟的通话会议。事后，麦卡锡发推文说：“我不久前刚和总统通了电话，在他浪费时间和拒绝谈判数月之后，我们在原则上达成了一个值得美国人民信赖的协议。”</text:p>
      <text:p text:style-name="P4">
麦卡锡说，”我们今晚仍有很多的工作要做”，预计将在星期天拟定立法文本，国会议员将在同日获得有关协议文本，众议院将在5月31日进行投票。</text:p>
      <text:p text:style-name="P4">
拜登则发声明说，这是向前迈出的重要一步，代表了双方的妥协。双方谈判团队将在星期天完成立法文本讨论，然后提交给美国国会两院。</text:p>
      <text:p text:style-name="P4">
消息人士称，在历经数周的艰难谈判后，双方已同意将债务上限暂停两年，并达成了将让非国防支出大致维持在当前水平的两年期拨款协议。</text:p>
      <text:p text:style-name="P4">
根据协议，债务上限将暂停至2025年1月，既下一届美国大选结束后。一些了解该框架的人说，债务上限到时将于1月1日重新生效，但也有专家认为，确切日期或取决于法案文本。</text:p>
      <text:p text:style-name="P4">
美国政府长期入不敷出，并用发行债券等方式举债度日。截至去年10月，美债已累积至31万亿美元（约41.68万亿新元），即将触顶发债天花板31.4万亿美元，濒临债务上限让财政部无法再出售更多的美债，以获得日常运营的资金。</text:p>
      <text:p text:style-name="P4">
美国财政部此前多次警告，如果国会不提高或暂停债务上限，联邦政府的现金最早将在6月初耗尽，并触发债务违约。</text:p>
      <text:p text:style-name="P4">
Source: <text:a xlink:type="simple" xlink:href="https://www.zaobao.com.sg/realtime/world/story20230528-1398892" text:style-name="Internet_20_link" text:visited-style-name="Visited_20_Internet_20_Link">
https://www.zaobao.com.sg/realtime/world/story20230528-1398892</text:a>
</text:p>
      <!--NEWS-->
      <text:h text:style-name="P10" text:outline-level="1">
<text:span text:style-name="T4">
西班牙地方选举牵动年底大选 总理面临政权保卫战</text:span>
</text:h>
      <text:p text:style-name="P4">
Publisher: 法新社</text:p>
      <text:p text:style-name="P4">
Published Time: 2023-05-28T09:32:08+00:00</text:p>
      <text:p text:style-name="P4">
Modified Time: 2023-05-28T09:05:02+00:00</text:p>
      <text:p text:style-name="P4">
Description: （法新社马德里28日电） 西班牙今天举行地方和地区选举，这将是年底大选的指标，目前民调显示届时左派的总理桑杰士将会败选，也预示着右派将回归。</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5-28T09-32-08-00-00/000000.png" xlink:type="simple" xlink:show="embed" xlink:actuate="onLoad" draw:mime-type="image/png"/>
</draw:frame>
</text:p>
      <text:p text:style-name="P4">
这次选举对桑杰士（Pedro Sanchez）关系重大，他的「社会劳工党」（SocialistParty）与极左派的「我们可以党」（Podemos）联合执政，治理西班牙这个欧元区第4大经济体。</text:p>
      <text:p text:style-name="P4">
选民将投票选出全国8131个城镇的首长，同时还将选出西班牙17个地区中12个地区的领导人和议会，其中10个地区目前由社会劳工党主政。</text:p>
      <text:p text:style-name="P4">
投票在上午9时开始，晚上8时结束，约有3550万选民有资格在地方选举中投票，1830万选民有资格在地区选举中投票。</text:p>
      <text:p text:style-name="P4">
西班牙不会发布出口民调，初步投票结果将在晚上10时左右公布。</text:p>
      <text:p text:style-name="P4">
全球政治风险谘询组织欧亚集团（Eurasia Group）分析家桑蒂（FedericoSanti）本周说，如果左派得票「超乎预期，并设法保持对大多数地区政府的控制。这将表明全国大选的竞争将非常激烈，并且预示着左派有机会继续执政」。</text:p>
      <text:p text:style-name="P4">
桑蒂说，如果预测大选时将转向右派的民调是正确的，那么在地区层级的胜选将为领导右派人民党（Popular Party）的反对党领袖费霍（AlbertoNunez Feijoo）提供赢得年底大选所需的「动力」。</text:p>
      <text:p text:style-name="P4">
由今天的选举可以看到，从2018年以来主政的桑杰士处于几个劣势。</text:p>
      <text:p text:style-name="P4">
他面临选民厌倦他的左派政府，通货膨胀飙升－尽管西班牙的通货膨胀率低于其他欧盟国家－以及由此导致的购买力下降。</text:p>
      <text:p text:style-name="P4">
反覆发生的危机动摇他的左派联盟，他一直难以遏制这些危机带来的影响。（译者：林沂锋/核稿：林治平）</text:p>
      <text:p text:style-name="P4">
Source: <text:a xlink:type="simple" xlink:href="https://www.rfi.fr/cn/%E5%9B%BD%E9%99%85%E6%8A%A5%E9%81%93/20230528-%E8%A5%BF%E7%8F%AD%E7%89%99%E5%9C%B0%E6%96%B9%E9%80%89%E4%B8%BE%E7%89%B5%E5%8A%A8%E5%B9%B4%E5%BA%95%E5%A4%A7%E9%80%89-%E6%80%BB%E7%90%86%E9%9D%A2%E4%B8%B4%E6%94%BF%E6%9D%83%E4%BF%9D%E5%8D%AB%E6%88%98" text:style-name="Internet_20_link" text:visited-style-name="Visited_20_Internet_20_Link">
https://www.rfi.fr/cn/%E5%9B%BD%E9%99%85%E6%8A%A5%E9%81%93/20230528-%E8%A5%BF%E7%8F%AD%E7%89%99%E5%9C%B0%E6%96%B9%E9%80%89%E4%B8%BE%E7%89%B5%E5%8A%A8%E5%B9%B4%E5%BA%95%E5%A4%A7%E9%80%89-%E6%80%BB%E7%90%86%E9%9D%A2%E4%B8%B4%E6%94%BF%E6%9D%83%E4%BF%9D%E5%8D%AB%E6%88%98</text:a>
</text:p>
      <!--NEWS-->
      <text:h text:style-name="P10" text:outline-level="1">
<text:span text:style-name="T4">
约翰·克里斯多夫·巴赫：降E大调前奏曲和赋格曲</text:span>
</text:h>
      <text:p text:style-name="P4">
Author: None (Language: zh)</text:p>
      <text:p text:style-name="P4">
Publisher: None</text:p>
      <text:p text:style-name="P4">
Time: 2023-05-28T10:20:00Z</text:p>
      <text:p text:style-name="P4">
Description: 大作曲家约翰·塞巴斯蒂安·巴赫的长兄约翰·克里斯多夫·巴赫是一名管风琴师。他的一些作品也流传下来，比如降E大调前奏曲和赋格曲。</text:p>
      <text:p text:style-name="P4">
Videos: []</text:p>
      <text:p text:style-name="P4">
Images: []</text:p>
      <text:p text:style-name="P4">
Subject: 文化经纬</text:p>
      <text:p text:style-name="P4">
Subjects: ['贝多芬音乐节', '古典音乐风']</text:p>
      <text:p text:style-name="P4">
Keywords: ['音乐', '古典音乐', '管风琴']</text:p>
      <text:p text:style-name="P4">
ID: 65758236</text:p>
      <!--METADATA-->
      <text:p text:style-name="P4">
<text:a xlink:type="simple" xlink:href="https://www.dw.com/zh/overlay/image/article/65758236/56650099" text:style-name="Internet_20_link" text:visited-style-name="Visited_20_Internet_20_Link">
 </text:a>
</text:p>
      <text:p text:style-name="P4">
今天我们向您介绍巴赫家族另一名重要的作曲家：约翰·塞巴斯蒂安·巴赫的哥哥约翰·克里斯多夫·巴赫。</text:p>
      <text:p text:style-name="P4">
约翰·克里斯托夫1671年6月出生于埃尔福特。15岁时开始跟随作曲家、管风琴家约翰·帕赫尔贝尔学习管风琴，1690年成为奥尔德鲁夫小镇一个教堂的管风琴师。</text:p>
      <text:p text:style-name="P4">
1694年父母去世后，两个弟弟——13岁的约翰·雅各布和9岁的约翰·塞巴斯蒂安来到奥尔德鲁夫镇，跟随约翰·克里斯托夫和他的家人一起生活。克里斯托夫教塞巴斯蒂安学习键盘乐器，成为他的管风琴启蒙老师。兄弟俩感情深厚。后来，塞巴斯蒂安专门创作了一首随想曲，献给哥哥。</text:p>
      <text:p text:style-name="P4">
请听约翰·克里斯多夫·巴赫创作的降E大调前奏曲和赋格曲，由约翰内斯·朗演奏。</text:p>
      <text:p text:style-name="P4">
<text:span text:style-name="T4">
欢迎订阅德国之声“古典音乐风”播客，收听更多优秀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text:p text:style-name="P4">
Source: <text:a xlink:type="simple" xlink:href="https://www.dw.com/zh/约翰·克里斯多夫·巴赫：降e大调前奏曲和赋格曲/a-65758236" text:style-name="Internet_20_link" text:visited-style-name="Visited_20_Internet_20_Link">
https://www.dw.com/zh/约翰·克里斯多夫·巴赫：降e大调前奏曲和赋格曲/a-65758236?maca=chi-rss-chi-all-1127-rdf</text:a>
</text:p>
      <!--NEWS-->
      <text:h text:style-name="P10" text:outline-level="1">
<text:span text:style-name="T4">
C919完成首次商业航班飞行 波音发微博祝贺</text:span>
</text:h>
      <text:p text:style-name="P4">
Author: None (Language: zh)</text:p>
      <text:p text:style-name="P4">
Publisher: None</text:p>
      <text:p text:style-name="P4">
Time: 2023-05-28T10:53:00Z</text:p>
      <text:p text:style-name="P4">
Description: 中国商飞制造的C919客机5月28日完成了首次商业载客飞行，未来将在上海-成都航线上实行常态化商业飞行。专家指出，由于欧美航空部门尚未发放许可证，该机型目前主要依赖于来自国内的订单。</text:p>
      <text:p text:style-name="P4">
Videos: []</text:p>
      <text:p text:style-name="P4">
Images: []</text:p>
      <text:p text:style-name="P4">
Subject: 经济纵横</text:p>
      <text:p text:style-name="P4">
Subjects: ['C919', '中国商飞', '民航', '垄断', '国产飞机', '波音', '空客']</text:p>
      <text:p text:style-name="P4">
Keywords: ['意见反馈']</text:p>
      <text:p text:style-name="P4">
ID: 65758412</text:p>
      <!--METADATA-->
      <text:p text:style-name="P4">
<text:a xlink:type="simple" xlink:href="https://www.dw.com/zh/overlay/image/article/65758412/65756487" text:style-name="Internet_20_link" text:visited-style-name="Visited_20_Internet_20_Link">
 </text:a>
</text:p>
      <text:p text:style-name="P4">
C919首次商业飞行从上海虹桥机场起飞</text:p>
      <text:p text:style-name="P4">
（德国之声中文网）中国国产的C919大型客机周日完成了首次商业航班飞行任务，路透社指出，这标志着该国在努力减少对外国依赖方面又迈进了一步。</text:p>
      <text:p text:style-name="P4">
C919飞机最大载客量为192人，是国有企业中国商飞（COMAC）制造的大型客机。2007年中国国务院批准正式立项， <text:a xlink:type="simple" xlink:href="https://www.dw.com/zh/zh/中国航空制造业里程碑c919首飞成功/a-38716712" text:style-name="Internet_20_link" text:visited-style-name="Visited_20_Internet_20_Link">
 2017年完成首飞</text:a>
，2022年获得民航局颁发生产许可证，直到本周日商业航班首飞。 <text:a xlink:type="simple" xlink:href="https://www.dw.com/zh/zh/空客波音双头垄断的东方竞争者/a-60458953" text:style-name="Internet_20_link" text:visited-style-name="Visited_20_Internet_20_Link">
 该机型意在与空客的A320neo以及波音的737 MAX等机型构成竞争</text:a>
 。</text:p>
      <text:p text:style-name="P4">
周日当地时间上午10点32分，中国东方航空使用中国商飞全球首架交付的C919客机执行的MU9191航班，从上海虹桥机场起飞，于中午12点半左右在目的地北京首都国际机场降落。</text:p>
      <text:p text:style-name="P4">
这架飞机周日返回上海，预计将在周一执飞前往成都的航班。</text:p>
      <text:p text:style-name="P4">
</text:p>
      <text:p text:style-name="P4">
C919客机是中国商飞制造的国产大型客机</text:p>
      <text:p text:style-name="P4">
国有的东方航空公司于2021年订购了5架C919客机。去年12月中国商飞交付了第一架客机。东航方面表示，预计今年年内会完成余下的交付。</text:p>
      <text:p text:style-name="P4">
截至2022年底，中国商飞一共从32家客户那里得到了1035分订单。据中国媒体1月份报导，商飞计划在五年内将C919的年产量提高到150架。</text:p>
      <text:p text:style-name="P4">
尽管是在中国组装，但是C919也严重依赖于西方公司提供的零部件，包括通用电气（GE）、赛峰（Safran）和利勃海尔（Liebherr）等。</text:p>
      <text:p text:style-name="P4">
5月28日，法国驻华大使馆在其官方微博发帖文祝贺中国商飞C919执飞东航MU9191商业首航，并表示很乐见众多法国和欧洲企业参与到中国自主大型客机计划中，呼吁开放与合作，促进共同进步。作为竞争对手的波音公司也在微博发帖，向东方航空和中国商飞“致以诚挚祝贺”。</text:p>
      <text:p text:style-name="P4">
</text:p>
      <text:p text:style-name="P4">
C919首次执飞东航MU9191航班</text:p>
      <text:p text:style-name="P4">
关注中国民航业的独立专家李瀚明对路透社表示，目前中国商飞获得的C919订单大多是来自中国国内航空公司的订购意向书。为数不多的国外客户包括通用电气旗下的飞机租赁公司GECapital Aviation Services。</text:p>
      <text:p text:style-name="P4">
不过李瀚明也指出，对于C919来说，“国内市场已经足够大”。</text:p>
      <text:p text:style-name="P4">
航空业网络资讯平台FlightGlobal的亚洲部主编沃德伦（GregWaldron）指出，由于欧洲和美国的航空管理部门都未向C919发放许可证，所以目前对于该机型来说，如何打开国际市场还存在问题。</text:p>
      <text:p text:style-name="P4">
“在获得许可证之前，重要的国际市场对于C919来说是关闭的”，他总结道。</text:p>
      <text:p text:style-name="P4">
（路透社、新华社等）</text:p>
      <text:p text:style-name="P4">
Source: <text:a xlink:type="simple" xlink:href="https://www.dw.com/zh/c919完成首次商业航班飞行-波音发微博祝贺/a-65758412" text:style-name="Internet_20_link" text:visited-style-name="Visited_20_Internet_20_Link">
https://www.dw.com/zh/c919完成首次商业航班飞行-波音发微博祝贺/a-65758412?maca=chi-rss-chi-all-1127-rdf</text:a>
</text:p>
      <!--NEWS-->
      <text:h text:style-name="P10" text:outline-level="1">
<text:span text:style-name="T4">
拜登和麦卡锡达成提高美国债务上限的初步协议</text:span>
</text:h>
      <text:p text:style-name="P4">
Author: chinese@voanews.com (美国之音)</text:p>
      <text:p text:style-name="P4">
Publisher: 美国之音中文网 (Type: NewsMediaOrganization)</text:p>
      <text:p text:style-name="P4">
Published Time: 2023-05-28T11:00:29+08:00</text:p>
      <text:p text:style-name="P4">
Modified Time: 2023-05-28 03:00:29Z</text:p>
      <text:p text:style-name="P4">
Description: 美国总统拜登和国会共和党领袖麦卡锡就提高联邦政府31.4万亿美元的债务上限达成初步协议，从而结束了长达数月的僵局。</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biden-mccarthy-have-tentative-us-debt-ceiling-deal-20230527/7112397.html" text:style-name="Internet_20_link" text:visited-style-name="Visited_20_Internet_20_Link">
https://www.voachinese.com/a/biden-mccarthy-have-tentative-us-debt-ceiling-deal-20230527/7112397.html</text:a>
</text:p>
      <!--NEWS-->
      <text:h text:style-name="P10" text:outline-level="1">
<text:span text:style-name="T4">
六四期间香港维园悼念烛光不再</text:span>
</text:h>
      <text:p text:style-name="P4">
Author: chinese@voanews.com (高锋)</text:p>
      <text:p text:style-name="P4">
Publisher: 美国之音中文网 (Type: NewsMediaOrganization)</text:p>
      <text:p text:style-name="P4">
Published Time: 2023-05-28T11:30:48+08:00</text:p>
      <text:p text:style-name="P4">
Modified Time: 2023-05-28 03:37:00Z</text:p>
      <text:p text:style-name="P4">
Description: 今年是六四事件34周年。香港多个亲政府社团计划在铜锣湾维多利亚公园合办活动，档期横跨六四当天，意味香港将连续第四年不会举行六四烛光晚会。已解散的支联会前高层成员相信，在目前的政治环境下，香港不会有人公开悼念六四。</text:p>
      <text:p text:style-name="P4">
Videos: []</text:p>
      <text:p text:style-name="P4">
Images: []</text:p>
      <text:p text:style-name="P4">
Categories: ['中国', '港澳']</text:p>
      <text:p text:style-name="P4">
Type: None</text:p>
      <!--METADATA-->
      <text:p text:style-name="P4">
NoneNone</text:p>
      <text:p text:style-name="P4">
Source: <text:a xlink:type="simple" xlink:href="https://www.voachinese.com/a/hong-kong-june-4th-vigil-likely-cancelled-for-fourth-year/7112402.html" text:style-name="Internet_20_link" text:visited-style-name="Visited_20_Internet_20_Link">
https://www.voachinese.com/a/hong-kong-june-4th-vigil-likely-cancelled-for-fourth-year/7112402.html</text:a>
</text:p>
      <!--NEWS-->
      <text:h text:style-name="P10" text:outline-level="1">
<text:span text:style-name="T4">
俄罗斯出动54架无人机 对基辅发动开战来最重大攻击</text:span>
</text:h>
      <text:p text:style-name="P4">
Publisher: 法新社</text:p>
      <text:p text:style-name="P4">
Published Time: 2023-05-28T11:32:08+00:00</text:p>
      <text:p text:style-name="P4">
Modified Time: 2023-05-28T11:05:02+00:00</text:p>
      <text:p text:style-name="P4">
Description: （法新社基辅28日电） 乌克兰军事当局说，俄罗斯从昨晚到今晨一夜之间出动创纪录的54架无人机攻击首都基辅等地，是去年2月入侵以来对基辅「最重大的」无人机攻击行动，但这些无人机大都被击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5-28T11-32-08-00-00/000000.png" xlink:type="simple" xlink:show="embed" xlink:actuate="onLoad" draw:mime-type="image/png"/>
</draw:frame>
</text:p>
      <text:p text:style-name="P4">
俄罗斯发射的54架无人机中，有40架以基辅为目标，造成2人死亡、3人受伤。</text:p>
      <text:p text:style-name="P4">
乌克兰空军今天在社群媒体Telegram贴文表示：「（俄罗斯）总共发射创纪录的54架炸弹无人机。」</text:p>
      <text:p text:style-name="P4">
地区军事管理局在Telegram说：「这是自2022年2月开始全面入侵以来，对首都进行的最重大无人机攻击。」</text:p>
      <text:p text:style-name="P4">
这次无人机攻击「分好几波进行，空袭警报持续5个多小时」！</text:p>
      <text:p text:style-name="P4">
地区军事管理局说：「根据初步报告，基辅上空有40多架俄罗斯无人机遭到防空系统摧毁。」</text:p>
      <text:p text:style-name="P4">
无人机被摧毁后，「有些碎片落在首都高洛西夫斯基地区（Golosiivskii）的1栋7层楼建筑上」，造成1人死亡和1人受伤。</text:p>
      <text:p text:style-name="P4">
地区军事管理局说，一处仓库区发生大火，火焰冲上1000公尺高空，也造成1人受伤。</text:p>
      <text:p text:style-name="P4">
基辅市市长克里契科（Vitali Klitschko）说，索伦米安斯基地区（Solomianskii）也有1名41岁男子死亡，1名35岁的女性受伤住院。</text:p>
      <text:p text:style-name="P4">
当局说，这是俄罗斯本月第14次以无人机攻击基辅。（译者：林沂锋/核稿：林治平）</text:p>
      <text:p text:style-name="P4">
Source: <text:a xlink:type="simple" xlink:href="https://www.rfi.fr/cn/%E5%9B%BD%E9%99%85%E6%8A%A5%E9%81%93/20230528-%E4%BF%84%E7%BD%97%E6%96%AF%E5%87%BA%E5%8A%A854%E6%9E%B6%E6%97%A0%E4%BA%BA%E6%9C%BA-%E5%AF%B9%E5%9F%BA%E8%BE%85%E5%8F%91%E5%8A%A8%E5%BC%80%E6%88%98%E6%9D%A5%E6%9C%80%E9%87%8D%E5%A4%A7%E6%94%BB%E5%87%BB" text:style-name="Internet_20_link" text:visited-style-name="Visited_20_Internet_20_Link">
https://www.rfi.fr/cn/%E5%9B%BD%E9%99%85%E6%8A%A5%E9%81%93/20230528-%E4%BF%84%E7%BD%97%E6%96%AF%E5%87%BA%E5%8A%A854%E6%9E%B6%E6%97%A0%E4%BA%BA%E6%9C%BA-%E5%AF%B9%E5%9F%BA%E8%BE%85%E5%8F%91%E5%8A%A8%E5%BC%80%E6%88%98%E6%9D%A5%E6%9C%80%E9%87%8D%E5%A4%A7%E6%94%BB%E5%87%BB</text:a>
</text:p>
      <!--NEWS-->
      <text:h text:style-name="P10" text:outline-level="1">
<text:span text:style-name="T4">
美国副贸易代表：对中国关税审查不会取决于贸易“突破”</text:span>
</text:h>
      <text:p text:style-name="P4">
Author: None</text:p>
      <text:p text:style-name="P4">
Publisher: Radio Free Asia (Organization)</text:p>
      <text:p text:style-name="P4">
Published Time: 2023-05-28T11:41:00-04:00</text:p>
      <text:p text:style-name="P4">
Modified Time: 2023-05-28T12:09: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4.645512in" draw:z-index="0">
<draw:image xlink:href="../Images/rfamandarin/2023-05-28T11-41-00-04-00/000000.png" xlink:type="simple" xlink:show="embed" xlink:actuate="onLoad" draw:mime-type="image/png"/>
</draw:frame>
美国贸易代表办公室主管亚洲事务的副代表莎拉·比安奇（Sarah Bianchi） <text:a xlink:type="simple" xlink:href="https://www.rfa.org/mandarin/Xinwen/1-05282023113540.html/@@images/image" text:style-name="Internet_20_link" text:visited-style-name="Visited_20_Internet_20_Link">
</text:a>
网络截图/维基百科</text:p>
      <text:p text:style-name="P4">
路透社5 月 28 日引述美国贸易代表办公室主管亚洲事务的副代表莎拉·比安奇（SarahBianchi）表示，美国正通过分析，审查是否对中国商品保留征收关税的状况，此举不会因美中贸易关系的任何“突破”而受到影响。</text:p>
      <text:p text:style-name="P4">
比安奇在周六强调，拜登政府并不认为美中贸易会发生任何类似的突破，但仍将继续在各个层面与中国对话。她表示，美国贸易代表办公室目前正针对行业领域或利益相关企业与美国商务部、财政部和其他政府机构的协商进行评估，以便确定哪些类别具有战略意义。</text:p>
      <text:p text:style-name="P4">
据悉，美国政府在2018年根据《贸易法》有关“301条款”进行调查后发现，中国盗用美国知识产权并胁迫美国公司转让敏感技术。美国时任总统特朗普随即签署行政命令，对价值约3700亿美元的中国进口商品征收惩罚性关税，关税额度从涉及消费品的7.5%，到到汽车、工业部件、半导体和其他电子产品的 25%不等。美国贸易代表办公室在去年底，将352个类别的中国进口商品延长了9个月的关税豁免，但该措施将于今年9月30日到期。</text:p>
      <text:p text:style-name="P4">
比安奇表示，美国和中国间保持对话对全球经济有益，即使对话相当艰难。</text:p>
      <text:p text:style-name="P4">
编辑：何平</text:p>
      <text:p text:style-name="P4">
Source: <text:a xlink:type="simple" xlink:href="https://www.rfa.org/mandarin/Xinwen/1-05282023113540.html" text:style-name="Internet_20_link" text:visited-style-name="Visited_20_Internet_20_Link">
https://www.rfa.org/mandarin/Xinwen/1-05282023113540.html</text:a>
</text:p>
      <!--NEWS-->
      <text:h text:style-name="P10" text:outline-level="1">
<text:span text:style-name="T4">
河南中兴教会被打砸取缔  广东基督教互助中心遭警方冲击</text:span>
</text:h>
      <text:p text:style-name="P4">
Author: None</text:p>
      <text:p text:style-name="P4">
Publisher: Radio Free Asia (Organization)</text:p>
      <text:p text:style-name="P4">
Published Time: 2023-05-28T11:47:22-04:00</text:p>
      <text:p text:style-name="P4">
Modified Time: 2023-05-28T11:4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03745in" draw:z-index="0">
<draw:image xlink:href="../Images/rfamandarin/2023-05-28T11-47-22-04-00/000000.png" xlink:type="simple" xlink:show="embed" xlink:actuate="onLoad" draw:mime-type="image/png"/>
</draw:frame>
 数十位警察冲击中兴教会 <text:a xlink:type="simple" xlink:href="https://www.rfa.org/mandarin/Xinwen/2-05282023114159.html/@@images/image" text:style-name="Internet_20_link" text:visited-style-name="Visited_20_Internet_20_Link">
</text:a>
网络截图/对华援助协会</text:p>
      <text:p text:style-name="P4">
据美国民间宗教权益组织对华援助协会发布的消息，河南省郑州市家庭教会中华福音团契中兴基督教会上周举办主日活动期间，遭当地民宗局、民政局及城管大队联合执法。数十位警察及公务员对中兴教会进行打砸，部分信徒留在现场的财物也被洗劫一空。</text:p>
      <text:p text:style-name="P4">
金水区民政局发出的取缔决定书显示，当局指控该教会未经登记，擅自以社会组织名义开展活动，违反了《社会困体登记管理条例》的有关规定。据介绍，这也是该教会近年第二次遭到当局冲击。</text:p>
      <text:p text:style-name="P4">
此外，广东顺德基督教“盛佳共学互助中心”5月24日也遭到数十名当地政府人员冲击。警方对现场进行了搜查，电脑、桌椅、绘本等教学物品被没收，包括传道人在内的4名同工也被带走。次日，家属收到刑事拘留通知书，4位同工被当局以涉嫌“非法经营”的罪名处以30天刑事拘留。</text:p>
      <text:p text:style-name="P4">
责编：何平</text:p>
      <text:p text:style-name="P4">
Source: <text:a xlink:type="simple" xlink:href="https://www.rfa.org/mandarin/Xinwen/2-05282023114159.html" text:style-name="Internet_20_link" text:visited-style-name="Visited_20_Internet_20_Link">
https://www.rfa.org/mandarin/Xinwen/2-05282023114159.html</text:a>
</text:p>
      <!--NEWS-->
      <text:h text:style-name="P10" text:outline-level="1">
<text:span text:style-name="T4">
云南最大清真寺或遭强拆   警民冲突视频曝光</text:span>
</text:h>
      <text:p text:style-name="P4">
Author: None</text:p>
      <text:p text:style-name="P4">
Publisher: Radio Free Asia (Organization)</text:p>
      <text:p text:style-name="P4">
Published Time: 2023-05-28T11:53:50-04:00</text:p>
      <text:p text:style-name="P4">
Modified Time: 2023-05-28T11:53: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9.231467in" draw:z-index="0">
<draw:image xlink:href="../Images/rfamandarin/2023-05-28T11-53-50-04-00/000000.png" xlink:type="simple" xlink:show="embed" xlink:actuate="onLoad" draw:mime-type="image/png"/>
</draw:frame>
 云南省玉溪市通海县的纳家营清真寺 网络截图/维基百科</text:p>
      <text:p text:style-name="P4">
据海外网站中国数字时代发布的消息，位于云南省玉溪市通海县的纳家营清真寺因面临当局强拆，5月27，当地穆斯林民众聚集抵抗并与警方发生冲突。</text:p>
      <text:p text:style-name="P4">
报道说，有网络视频显示，当局出动大量装配警棍、盾牌的武警、特警组成人墙，将清真寺包围，禁止民众进入。武警和特警还使用辣椒水等暴力手段驱散民众，导致双方发生激烈冲突。同时，一些便衣警察混进抗议人群，对抗议者进行镇压、抓捕。</text:p>
      <text:p text:style-name="P4">
根据多位推特网民发布的消息，在民众抗议下，当局目前已暂时停止拆除行动，而清真寺内的脚手架也被抗议民众拆除。截至目前，本台尚无法独立核实上述消息。而在中国的微博上，相关“云南纳家营清真寺”的搜索也均显示“未找到相关结果”。</text:p>
      <text:p text:style-name="P4">
公开资料显示，纳家营清真寺始建于明朝，是云南省最大的清真寺，并在2018年被列为“文物保护单位”。</text:p>
      <text:p text:style-name="P4">
责编：何平</text:p>
      <text:p text:style-name="P4">
Source: <text:a xlink:type="simple" xlink:href="https://www.rfa.org/mandarin/Xinwen/3-05282023114751.html" text:style-name="Internet_20_link" text:visited-style-name="Visited_20_Internet_20_Link">
https://www.rfa.org/mandarin/Xinwen/3-05282023114751.html</text:a>
</text:p>
      <!--NEWS-->
      <text:h text:style-name="P10" text:outline-level="1">
<text:span text:style-name="T4">
中国“两岸媒体人峰会”遭冷遇  陈建仁：台媒不会成为统战工具</text:span>
</text:h>
      <text:p text:style-name="P4">
Author: None</text:p>
      <text:p text:style-name="P4">
Publisher: Radio Free Asia (Organization)</text:p>
      <text:p text:style-name="P4">
Published Time: 2023-05-28T11:56:26-04:00</text:p>
      <text:p text:style-name="P4">
Modified Time: 2023-05-28T11:56: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623178in" draw:z-index="0">
<draw:image xlink:href="../Images/rfamandarin/2023-05-28T11-56-26-04-00/000000.png" xlink:type="simple" xlink:show="embed" xlink:actuate="onLoad" draw:mime-type="image/png"/>
</draw:frame>
 台湾行政院长陈建仁 <text:a xlink:type="simple" xlink:href="https://www.rfa.org/mandarin/Xinwen/4-05282023115418.html/@@images/image" text:style-name="Internet_20_link" text:visited-style-name="Visited_20_Internet_20_Link">
</text:a>
路透社图片</text:p>
      <text:p text:style-name="P4">
据台湾中央社5月28日报道，针对中国举办两岸媒体人北京峰会，台湾行政院长陈建仁周日表示，台湾媒体坚持新闻自由和专业原则，不会成为中共恶质打压、统战工具。</text:p>
      <text:p text:style-name="P4">
据悉，台湾《自由时报》日前披露“第5届两岸媒体人北京峰会工作方案”。中国全国政协主席王沪宁原订5月25日在政协礼堂与台媒高层会面并发表讲话，但台媒出席意愿不高遂更改计划，王沪宁因未见到台媒高层而“相当震怒”。</text:p>
      <text:p text:style-name="P4">
针对上述消息，陈建仁强调，中国应该正视台湾追求自由民主发展的决心，希望中国不要用恶质手段来干扰台湾的自由发展和社会安定。</text:p>
      <text:p text:style-name="P4">
陈建仁表示，两岸之间本来就应秉持和平对等、民主对话等基本原则，来促进更健康有序的交流。交流过程中，希望北京当局不要透过任何恶质的操作来干扰台湾的和平稳定。他表示，很重要的是，从这里看到台湾的媒体都能够坚持新闻自由和专业原则，不会成为中共恶质打压、统战的工具。</text:p>
      <text:p text:style-name="P4">
责编：何平</text:p>
      <text:p text:style-name="P4">
Source: <text:a xlink:type="simple" xlink:href="https://www.rfa.org/mandarin/Xinwen/4-05282023115418.html" text:style-name="Internet_20_link" text:visited-style-name="Visited_20_Internet_20_Link">
https://www.rfa.org/mandarin/Xinwen/4-05282023115418.html</text:a>
</text:p>
      <!--NEWS-->
      <text:h text:style-name="P10" text:outline-level="1">
<text:span text:style-name="T4">
俄对基辅发动两轮空袭 酿一死一伤</text:span>
</text:h>
      <text:p text:style-name="P4">
Author: 联合早报 (Person)</text:p>
      <text:p text:style-name="P4">
Publisher: 联合早报 (Organization)</text:p>
      <text:p text:style-name="P4">
Published Time: 2023-05-28T11:59</text:p>
      <text:p text:style-name="P4">
Modified Time: 2023-05-28T17:39</text:p>
      <text:p text:style-name="P4">
Description: 基辅官员说，俄罗斯在一夜之间对乌克兰首都基辅发动了两轮大规模无人机空袭，造成至少一人死亡，一人受伤。综合路透社和法新社报道，基辅市长维塔利·克利奇科（Vitali Klitschk...</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俄罗斯', '乌克兰', '基辅']</text:p>
      <!--METADATA-->
      <text:p text:style-name="P4">
基辅官员说，俄罗斯在一夜之间对乌克兰首都基辅发动了两轮大规模无人机空袭，造成至少一人死亡，一人受伤。</text:p>
      <text:p text:style-name="P4">
综合路透社和法新社报道，基辅市长维塔利·克利奇科（VitaliKlitschko）星期天（5月28日）说，防空系统拦截了至少20架袭向基辅的无人机，但机体碎片坠落在一处加油站附近，导致一名41岁男子死亡，另有一名35岁妇女受伤。</text:p>
      <text:p text:style-name="P4">
乌克兰空军随后在社媒发文称，俄方本次袭击共出动54架伊朗制“见证者”（Shahed）无人机，乌军摧毁了其中的52架。</text:p>
      <text:p text:style-name="P4">
基辅拥有约300万常驻人口，自战争以来一直遭受冲击，尤其进入5月以来，基辅便持续遭到俄军炮袭。</text:p>
      <text:p text:style-name="P4">
此次空袭发生时，正在庆祝基辅成立482周年纪念日。但有别于以往，今年虽也举办了街头市集、现场音乐会等庆祝活动，但规模较小。</text:p>
      <text:p text:style-name="P4">
<draw:frame draw:style-name="fr1" draw:name="Image94" text:anchor-type="as-char" svg:width="6.9236in" svg:height="9.225697in" draw:z-index="0">
<draw:image xlink:href="../Images/zaobao world/2023-05-28T11-59/000000.png" xlink:type="simple" xlink:show="embed" xlink:actuate="onLoad" draw:mime-type="image/png"/>
</draw:frame>
5月28日，俄方无人机袭向基辅时被乌军拦截，机体碎片砸向一栋建筑。（路透社）</text:p>
      <text:p text:style-name="P4">
除了人员伤亡，乌军击落的无人机碎片也在基辅周边多区造成建筑损毁。</text:p>
      <text:p text:style-name="P4">
基辅市西南部的霍洛西耶夫基区（Holosiivskyi）一个三层楼仓库被无人机碎片砸中起火；基辅市西部索洛米扬卡区（Solomyansky）一栋七层高的非住宅型建筑发生火灾；佩切尔西基区（Pecherskyi）一栋楼房的屋顶起火。</text:p>
      <text:p text:style-name="P4">
Source: <text:a xlink:type="simple" xlink:href="https://www.zaobao.com.sg/realtime/world/story20230528-1398909" text:style-name="Internet_20_link" text:visited-style-name="Visited_20_Internet_20_Link">
https://www.zaobao.com.sg/realtime/world/story20230528-1398909</text:a>
</text:p>
      <!--NEWS-->
      <text:h text:style-name="P10" text:outline-level="1">
<text:span text:style-name="T4">
香港取消器官捐赠人数急升　“有人制造内地和香港间矛盾”？</text:span>
</text:h>
      <text:p text:style-name="P4">
Author: None</text:p>
      <text:p text:style-name="P4">
Publisher: Radio Free Asia (Organization)</text:p>
      <text:p text:style-name="P4">
Published Time: 2023-05-28T12:00:46-04:00</text:p>
      <text:p text:style-name="P4">
Modified Time: 2023-05-28T12:00: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5.170366in" draw:z-index="0">
<draw:image xlink:href="../Images/rfamandarin/2023-05-28T12-00-46-04-00/000000.png" xlink:type="simple" xlink:show="embed" xlink:actuate="onLoad" draw:mime-type="image/png"/>
</draw:frame>
 香港政务司长陈国基 <text:a xlink:type="simple" xlink:href="https://www.rfa.org/mandarin/Xinwen/5-05282023115651.html/@@images/image" text:style-name="Internet_20_link" text:visited-style-name="Visited_20_Internet_20_Link">
</text:a>
脸书截图/Eric Chan 陳國基</text:p>
      <text:p text:style-name="P4">
据香港《明报》5月28日报道，恰逢香港计划与中国大陆建立常态化器官移植互助机制之际，卫生署接获的取消器官捐赠人数统计却在急速上升。</text:p>
      <text:p text:style-name="P4">
香港政务司长陈国基周日表示，相关器官移植互助计划是透过“第二层分配机制”进行，必须先在当地分配给有需要的病人。如果在当地没有合适的受赠者，跨境互助机制才会启动，器官才会由香港捐赠给大陆合适的病人，或由大陆捐赠给香港合适的病人，不会改变目前香港遗体捐赠器官分配的病人轮候等安排。</text:p>
      <text:p text:style-name="P4">
陈国基还表示，“网上一些存心不良的人士不断造谣，借题发挥制造内地和香港之间的矛盾，呼吁市民退出中央器官捐赠登记名册。”</text:p>
      <text:p text:style-name="P4">
外界注意到，中国政府虽在2015年承诺废除采用死刑犯器官进行移植，但中国每年器官捐献与实际移植数量间的巨大差异，仍受到国际人权组织的普遍质疑。</text:p>
      <text:p text:style-name="P4">
报道说，截至目前，除了特首李家超已高调要求警方调查香港器官捐赠情况外，众多政府官员及医管局也在频频宣传器官捐赠的好处。</text:p>
      <text:p text:style-name="P4">
责编：何平</text:p>
      <text:p text:style-name="P4">
Source: <text:a xlink:type="simple" xlink:href="https://www.rfa.org/mandarin/Xinwen/5-05282023115651.html" text:style-name="Internet_20_link" text:visited-style-name="Visited_20_Internet_20_Link">
https://www.rfa.org/mandarin/Xinwen/5-05282023115651.html</text:a>
</text:p>
      <!--NEWS-->
      <text:h text:style-name="P10" text:outline-level="1">
<text:span text:style-name="T4">
美国摩托车聚会惊传帮派驳火 至少3死5伤</text:span>
</text:h>
      <text:p text:style-name="P4">
Publisher: 法新社</text:p>
      <text:p text:style-name="P4">
Published Time: 2023-05-28T12:32:08+00:00</text:p>
      <text:p text:style-name="P4">
Modified Time: 2023-05-28T12:05:02+00:00</text:p>
      <text:p text:style-name="P4">
Description: （法新社洛杉矶28日电） 美国新墨西哥州昨天一场摩托车骑士聚会发生帮派驳火事件，造成至少3死5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28T12-32-08-00-00/000000.png" xlink:type="simple" xlink:show="embed" xlink:actuate="onLoad" draw:mime-type="image/png"/>
</draw:frame>
</text:p>
      <text:p text:style-name="P4">
案发于当地时间昨天下午5时左右，当时有2万名骑士聚集在靠近滑雪胜地陶斯（Taos）的新墨西哥州小镇红河（RedRiver），参加一年一度的阵亡将士纪念日（Memorial Day）摩托车聚会。</text:p>
      <text:p text:style-name="P4">
红河镇长凯尔洪（Linda Calhoun）接受当地媒体访问证实上述死伤人数，还说犯嫌已落网，但她未说明被捕人数。</text:p>
      <text:p text:style-name="P4">
凯尔洪表示，没有执法单位、第一线人员或地方民众受伤。她还说，这是一起帮派相关案件，「开枪的人都被逮捕了」。但她拒绝透露据信涉案的帮派名称。</text:p>
      <text:p text:style-name="P4">
目击者库克（EddieCook）告诉美国广播公司（ABC）地方联播台KOAT，人群内爆发混乱，「有人跑过我们站的地方时，大叫『下面有人开枪』」，「大家都在跑，然后我听到枪声」。</text:p>
      <text:p text:style-name="P4">
根据陶斯新闻，这起枪击案促使陶斯镇长实施宵禁，时间从当天晚间10时起至次日凌晨4时，并禁止贩售酒类。</text:p>
      <text:p text:style-name="P4">
Source: <text:a xlink:type="simple" xlink:href="https://www.rfi.fr/cn/%E5%9B%BD%E9%99%85%E6%8A%A5%E9%81%93/20230528-%E7%BE%8E%E5%9B%BD%E6%91%A9%E6%89%98%E8%BD%A6%E8%81%9A%E4%BC%9A%E6%83%8A%E4%BC%A0%E5%B8%AE%E6%B4%BE%E9%A9%B3%E7%81%AB-%E8%87%B3%E5%B0%913%E6%AD%BB5%E4%BC%A4" text:style-name="Internet_20_link" text:visited-style-name="Visited_20_Internet_20_Link">
https://www.rfi.fr/cn/%E5%9B%BD%E9%99%85%E6%8A%A5%E9%81%93/20230528-%E7%BE%8E%E5%9B%BD%E6%91%A9%E6%89%98%E8%BD%A6%E8%81%9A%E4%BC%9A%E6%83%8A%E4%BC%A0%E5%B8%AE%E6%B4%BE%E9%A9%B3%E7%81%AB-%E8%87%B3%E5%B0%913%E6%AD%BB5%E4%BC%A4</text:a>
</text:p>
      <!--NEWS-->
      <text:h text:style-name="P10" text:outline-level="1">
<text:span text:style-name="T4">
墙外文摘：让种子飘落你家的花园，长出自由花</text:span>
</text:h>
      <text:p text:style-name="P4">
Author: None (Language: zh)</text:p>
      <text:p text:style-name="P4">
Publisher: None</text:p>
      <text:p text:style-name="P4">
Time: 2023-05-28T12:44:00Z</text:p>
      <text:p text:style-name="P4">
Description: 曾担任香港维园“六四”烛光晚会司仪多年、剧团“六四舞台”创办者列明慧表示，希望让不能在香港存在的《5月35日》，能在其他地方活下来。“等风起时，让争取民主自由的风筝飞得更远，让种子飘落你家的花园，长出自由花”。</text:p>
      <text:p text:style-name="P4">
Videos: []</text:p>
      <text:p text:style-name="P4">
Images: []</text:p>
      <text:p text:style-name="P4">
Subject: 评论分析</text:p>
      <text:p text:style-name="P4">
Subjects: ['明镜周刊', '薄熙来', '专题报道：习近平访美', '谷歌', '中国共产党', '专题报道：全景观看“习马会”', '中国反腐风暴', '20国集团', '香港', '言论自由']</text:p>
      <text:p text:style-name="P4">
Keywords: ['习近平', '六四', '香港', '历史记忆', '极权', '侨民', '微信审查', '加拿大', '笑果文化', '脱口秀', 'HOUSE', '李昊石', '李诞', '喜剧', '言论自由', '言论审查', '人民子弟兵']</text:p>
      <text:p text:style-name="P4">
ID: 65758791</text:p>
      <!--METADATA-->
      <text:p text:style-name="P4">
<text:a xlink:type="simple" xlink:href="https://www.dw.com/zh/overlay/image/article/65758791/57781690" text:style-name="Internet_20_link" text:visited-style-name="Visited_20_Internet_20_Link">
 </text:a>
</text:p>
      <text:p text:style-name="P4">
香港支联会从1990年至2019年每年举办六四烛光晚会。2021年支联会解散后，香港市民2022年在六四纪念日之际自发到维园一带举电筒或用手机灯光悼念六四死难者。</text:p>
      <text:p text:style-name="P4">
（德国之声中文网）台湾"风传媒"发表文章新书《5月35日：创作．记忆．抗争》（一八四一出版）推荐序之一《六四舞台在恐惧中择善固执》，作者列明慧曾担任香港维园"六四"烛光晚会司仪多年，并创办剧团"六四舞台"（在《国安法》的压力之下已于2021年解散）。列明慧说，"六四舞台"的成立是本着以戏剧形式，让人认识六四真相，反思人性。每一个制作，我们都着重要从不同的角度去回顾八九六四，从天安门广场上风风火火的青春热血、血腥镇压后内地一片白色恐怖、营救被迫逃亡人士的"黄雀行动"、流亡海外学生领袖的漂泊零落、国内维权人士被打压逼迫牢禁、到白发斑斑的遇难者家属沉郁而终。即使写的演的是当年故事，引发出所思所想却尽是香港的当下。香港人在这场民主运动中从不缺席，也成就了香港本土政治运动的重要脉络，塑造着香港人在当代中国扮演的重要角色。</text:p>
      <text:p text:style-name="P4">
2021年10月，列明慧带着《5月35日》的版权移居海外，在台湾、英国、美国，加拿大等地举办过舞台剧录影版的放映会，说六四真相的同时，也说出香港的故事。她说，期望是次剧本集在台湾出版，能记录时代、见证时代，更希望将这个出色的粤语剧本，翻译成国语及英语，有利不同地区的剧团可以搬演。让不能在香港存在的《5月35日》，能在其他地方活下来。"等风起时，让争取民主自由的风筝飞得更远，让种子飘落你家的花园，长出自由花"。</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真正的喜剧会让专制者不安</text:span>
</text:h>
      <text:p text:style-name="P4">
总部位于美国华盛顿的网络媒体"改变中国"（ChinaChange）发表文章《笑话之外》，梳理了中国喜剧团体"笑果文化"的兴起与发展。作者曹雅学说，年轻的中国脱口秀演员身上没有官方电视台那些娱乐人身上的油腻、虚假、和媚态。他们真诚而自然，散发着前两辈中国人身上难以见到的一种清新的气质。"尽管他们说着极不自由的脱口秀，但我断定他们是内心自由的人"。</text:p>
      <text:p text:style-name="P4">
作者表示，一边看他们的喜剧，就已经开始为他们隐隐担心："如果这些年轻喜剧演员和他们的观众在我眼里是正常人，那么在审查者眼中，他们肯定就是异物了。谁都知道，真正的喜剧会让专制者不安。"</text:p>
      <text:p text:style-name="P4">
作者认为，即使 <text:a xlink:type="simple" xlink:href="https://www.dw.com/zh/zh/管住嘴或邁開腿言論審查下的中國脫口秀/a-65739237" text:style-name="Internet_20_link" text:visited-style-name="Visited_20_Internet_20_Link">
 脱口秀行业 </text:a>
小心避开所有"敏感"话题，中共也不会允许脱口秀在中国大摇大摆地生长，因为中共知道，在包括思想与娱乐在内的文化市场上，党文化没有竞争力，无法获得青年人的心；而游离于党的控制之外、不以歌功颂德为目的的节目，哪怕只是大众娱乐，本身就是对党的威胁和冒犯。</text:p>
      <text:h text:style-name="P12" text:outline-level="3">
<text:span text:style-name="T4">
华裔侨民能在移居国"岁月静好"吗？</text:span>
</text:h>
      <text:p text:style-name="P4">
新加坡"端传媒"发表文章《中国干预加拿大选举争议的来龙去脉，以及背后更重要的问题是什么？》，作者繁星指出，微信在网信办以及其他中国政府部门的要求下审查其平台上的内容，审查的压力同样会压迫加拿大本地的中文媒体以及创作者。加拿大政党在短期内意图获取华裔选民选票的思想，可能导致<text:a xlink:type="simple" xlink:href="https://www.dw.com/zh/zh/加拿大中國試圖干涉選舉但不需公開再查/a-65714765" text:style-name="Internet_20_link" text:visited-style-name="Visited_20_Internet_20_Link">
 了干预选举的事件不断恶化 </text:a>
。不论是早年多伦多大学中国留学生针对藏裔人权人士的网络暴力，还是麦克马斯特大学中国留学生代替中国外交人员监视骚扰维吾尔演讲嘉宾事件，都没有得到来自联邦一级政治人物或者官员的重视。而在近期，加拿大被媒体报导同样出现了中国的海外警察局，比起美国直接逮捕关联人士相比，加拿大的处理方式则低调许多，公开报导并没有发现任何人因为海外警察局的设立而遭到逮捕或者起诉。</text:p>
      <text:p text:style-name="P4">
文章说，对于更多的新老移民、上班族，和小企业主来说，或许他们在加拿大，乃至北美的生活目标并非与政治相关，并不意味著他们一定是同情中国共产党的"爱国华侨"，也不意味著他们的人生终极目标是推翻共产党的统治。对于抛弃原生国家所拥有的人脉、资源，来到新的环境重新开始的大多数人来说，那些宏大的目标距离他们的生活未免太远。但另一方面，对于普通人来说，保持沉默的成本正在增加，不论人们是否对加拿大本国的政治感兴趣，他们的生活将不得不被卷入未来的政治议题当中。</text:p>
      <text:p text:style-name="P4">
<text:span text:style-name="T5">
摘编自其他媒体的内容，不代表德国之声的立场或观点。</text:span>
</text:p>
      <text:p text:style-name="P4">
Source: <text:a xlink:type="simple" xlink:href="https://www.dw.com/zh/墙外文摘：让种子飘落你家的花园，长出自由花/a-65758791" text:style-name="Internet_20_link" text:visited-style-name="Visited_20_Internet_20_Link">
https://www.dw.com/zh/墙外文摘：让种子飘落你家的花园，长出自由花/a-65758791?maca=chi-rss-chi-all-1127-rdf</text:a>
</text:p>
      <!--NEWS-->
      <text:h text:style-name="P10" text:outline-level="1">
<text:span text:style-name="T4">
民调：西班牙地方选举将使总理桑切斯陷入困境</text:span>
</text:h>
      <text:p text:style-name="P4">
Author: 联合早报 (Person)</text:p>
      <text:p text:style-name="P4">
Publisher: 联合早报 (Organization)</text:p>
      <text:p text:style-name="P4">
Published Time: 2023-05-28T12:48</text:p>
      <text:p text:style-name="P4">
Modified Time: 2023-05-28T12:48</text:p>
      <text:p text:style-name="P4">
Description: 西班牙星期天（5月28日）举行地方和区域投票，但最新民调显示，总理桑切斯代表的左派阵营处于不利位置，或将面临“败北”，这一选情走向预示着右派政权有望重掌政权。法新社报道，西班牙选民...</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西班牙', '桑切斯', '选举']</text:p>
      <!--METADATA-->
      <text:p text:style-name="P4">
西班牙星期天（5月28日）举行地方和区域投票，但最新民调显示，总理桑切斯代表的左派阵营处于不利位置，或将面临“败北”，这一选情走向预示着右派政权有望重掌政权。</text:p>
      <text:p text:style-name="P4">
法新社报道，西班牙选民将在星期天上午9时（新加坡时间下午3时）在全国8131个城市中投选市长，同时也将选出西班牙17个地区中的12个地区领导人和议员，其中10个地区目前由桑切斯领导的西班牙工人社会党执政。社会党与极左翼政党“我们能”（Podemos）联合执政。</text:p>
      <text:p text:style-name="P4">
投票将在同日晚上8时结束，预计将有3550万名合格选民参加地方选举，另有1830万合格选民参加地区投票。</text:p>
      <text:p text:style-name="P4">
分析认为，桑蒂斯所代表的左派阵营恐无法在地区选举中保留多数控制权。</text:p>
      <text:p text:style-name="P4">
欧亚集团（Eurasia Group）分析师桑蒂（FedericoSanti）说，若左派能“超出预期并设法保留对多数地区政府的控制权……表明接下来的全国大选将出现激烈的争夺战，左派阵营或有望继续执政”。</text:p>
      <text:p text:style-name="P4">
但桑蒂根据早前民调结果分析称，如果预测向右转的民调是正确的，那么在野右翼人民党（Partido Popular，简称PP）党魁费儒（AlbertoNunez Feijoo）将获得赢得年终选举所需的“动力”。</text:p>
      <text:p text:style-name="P4">
<draw:frame draw:style-name="fr1" draw:name="Image108" text:anchor-type="as-char" svg:width="6.9236in" svg:height="4.615733in" draw:z-index="0">
<draw:image xlink:href="../Images/zaobao world/2023-05-28T12-48/000000.png" xlink:type="simple" xlink:show="embed" xlink:actuate="onLoad" draw:mime-type="image/png"/>
</draw:frame>
图为西班牙在野党领袖费儒于2022年9月在参议院聆听总理桑德斯的讲话。（路透社）</text:p>
      <text:p text:style-name="P4">
分析认为，时年51岁的桑切斯正面临几个不利因素，包括选民对左翼政府的疲劳、飙涨的通货膨胀使生活成本高企等综合危机。尽管西班牙的通胀率低于其他欧盟国家，但人民的购买力已显著下降。</text:p>
      <text:p text:style-name="P4">
桑切斯日前在造势活动上重点强调了执政党在支持经济、抗击干旱和管理水资源方面的政治成果。他说：“社会民主政策比新自由主义政策更适合西班牙，因为我们对经济的管理要好得多。”</text:p>
      <text:p text:style-name="P4">
桑切斯自2018年6月出任西班牙首相，并在2020年1月成功连任。</text:p>
      <text:p text:style-name="P4">
Source: <text:a xlink:type="simple" xlink:href="https://www.zaobao.com.sg/realtime/world/story20230528-1398912" text:style-name="Internet_20_link" text:visited-style-name="Visited_20_Internet_20_Link">
https://www.zaobao.com.sg/realtime/world/story20230528-1398912</text:a>
</text:p>
      <!--NEWS-->
      <text:h text:style-name="P10" text:outline-level="1">
<text:span text:style-name="T4">
港版国安法的恐怖之下 香港公民党宣布自行解散</text:span>
</text:h>
      <text:p text:style-name="P4">
Author: chinese@voanews.com (美国之音)</text:p>
      <text:p text:style-name="P4">
Publisher: 美国之音中文网 (Type: NewsMediaOrganization)</text:p>
      <text:p text:style-name="P4">
Published Time: 2023-05-28T12:55:38+08:00</text:p>
      <text:p text:style-name="P4">
Modified Time: 2023-05-28 04:55:38Z</text:p>
      <text:p text:style-name="P4">
Description: 香港最大的民主党派之一周六（5月27日）表示，将在其党员投票后解散，这对在中国国安法压力下本已陷入困境的香港民主反对派来说是又一次的打击。</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major-hong-kong-democratic-party-disbands-amid-china-security-clampdown-20230526/7112412.html" text:style-name="Internet_20_link" text:visited-style-name="Visited_20_Internet_20_Link">
https://www.voachinese.com/a/major-hong-kong-democratic-party-disbands-amid-china-security-clampdown-20230526/7112412.html</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5-28T12:59:38</text:p>
      <text:p text:style-name="P4">
Modified Time: 2023-05-28T13:50:12</text:p>
      <text:p text:style-name="P4">
Description: 俄罗斯外交部长谢尔盖·拉夫罗夫警告称，西方同意向乌克兰提供F-16战斗机是在“玩火”。</text:p>
      <text:p text:style-name="P4">
Images: ["<text:a xlink:type="simple" xlink:href="https://chinese.aljazeera.net/wp-content/uploads/2023/05/1-1685278432.jpg" text:style-name="Internet_20_link" text:visited-style-name="Visited_20_Internet_20_Link">
1-168527843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9" text:anchor-type="as-char" svg:width="6.9236in" svg:height="4.615733in" draw:z-index="0">
<draw:image xlink:href="../Images/Aljazeera Chinese/2023-05-28T12-59-38/1-1685278432.jpg" xlink:type="simple" xlink:show="embed" xlink:actuate="onLoad" draw:mime-type="image/jpeg"/>
</draw:frame>
俄罗斯最高外交官称西方向乌克兰派遣美国制造的F-16战斗机的计划是冲突“不可接受的升级” (路透)</text:p>
      <ul>
        <li>
俄罗斯外交部长谢尔盖·拉夫罗夫警告称，西方同意向乌克兰提供F-16战斗机是在“玩火”。   * 莫斯科 <text:a xlink:type="simple" xlink:href="https://www.aljazeera.com/news/2023/5/28/russia-unleashes-massive-air-raids-on-ukraines-kyiv" text:style-name="Internet_20_link" text:visited-style-name="Visited_20_Internet_20_Link">
 连夜对基辅发动空袭 </text:a>
 ，官员们称这似乎是自战争开始以来对该市最大规模的无人机袭击，此时乌克兰首都准备在周日庆祝其建国周年纪念日。</li>
      </ul>
      <text:p text:style-name="P4">
阅读更多</text:p>
      <text:p text:style-name="P4">
Source: <text:a xlink:type="simple" xlink:href="https://chinese.aljazeera.net/news/war-in-ukraine/liveblog/2023/5/28/%e4%bf%84%e7%bd%97%e6%96%af%e5%af%b9%e4%b9%8c%e5%85%8b%e5%85%b0%e6%88%98%e4%ba%89%e7%9a%84%e4%bb%8a%e6%97%a5%e5%8f%91%e5%b1%95-343" text:style-name="Internet_20_link" text:visited-style-name="Visited_20_Internet_20_Link">
https://chinese.aljazeera.net/news/war-in-ukraine/liveblog/2023/5/28/%e4%bf%84%e7%bd%97%e6%96%af%e5%af%b9%e4%b9%8c%e5%85%8b%e5%85%b0%e6%88%98%e4%ba%89%e7%9a%84%e4%bb%8a%e6%97%a5%e5%8f%91%e5%b1%95-343</text:a>
</text:p>
      <!--NEWS-->
      <text:h text:style-name="P10" text:outline-level="1">
<text:span text:style-name="T4">
美国设计出可高效杀灭真菌病原体纳米机器人</text:span>
</text:h>
      <text:p text:style-name="P4">
Author: 联合早报 (Person)</text:p>
      <text:p text:style-name="P4">
Publisher: 联合早报 (Organization)</text:p>
      <text:p text:style-name="P4">
Published Time: 2023-05-28T13:11</text:p>
      <text:p text:style-name="P4">
Modified Time: 2023-05-28T13:11</text:p>
      <text:p text:style-name="P4">
Description: 美国科研人员设计出能在10分钟内高效杀灭常见真菌病原体的新型纳米机器人，为人类治疗真菌感染问题提供助力。新华社星期天（5月28日）报道，美国宾夕法尼亚大学日前发布新闻公报说，研究员...</text:p>
      <text:p text:style-name="P4">
Videos: []</text:p>
      <text:p text:style-name="P4">
Audios: []</text:p>
      <text:p text:style-name="P4">
Images: []</text:p>
      <text:p text:style-name="P4">
Type: NewsArticle</text:p>
      <text:p text:style-name="P4">
Breadcrumbs: ['即时', '国际']</text:p>
      <text:p text:style-name="P4">
Keywords: ['美国', '机器人', '研究']</text:p>
      <!--METADATA-->
      <text:p text:style-name="P4">
美国科研人员设计出能在10分钟内高效杀灭常见真菌病原体的新型纳米机器人，为人类治疗真菌感染问题提供助力。</text:p>
      <text:p text:style-name="P4">
新华社星期天（5月28日）报道，美国宾夕法尼亚大学日前发布新闻公报说，研究员设计出一种由氧化铁纳米酶制成的纳米机器人，可实现快速、精准杀灭白色念珠菌（Candidaalbicans）的效果。</text:p>
      <text:p text:style-name="P4">
据了解，一些纳米材料具有抗真菌作用，但相关技术的效率和准确性不足，因此控制感染的效果不理想，还容易导致真菌产生耐药性。</text:p>
      <text:p text:style-name="P4">
不过，这篇发表在德国《先进材料》杂志的新研究成功克服了上述缺点。研究员在以细胞球和动物组织样本进行测试后发现，纳米机器人能在十分钟内清除感染部位的白色念珠菌，这种纳米机器人能在磁场控制下精确到达指定位置。</text:p>
      <text:p text:style-name="P4">
纳米酶是像生物酶一样具有催化作用的纳米颗粒，特定氧化铁纳米酶的性质与生物体内常见的过氧化物酶（Peroxidase）相似，能把过氧化氢（Hydrogenperoxid）分解成水和氧气，以产生可杀灭真菌的活性氧。</text:p>
      <text:p text:style-name="P4">
研究发现，通过可编程算法精确调控纳米机器人的形状和运动模式，可以控制活性氧的水平。这种氧化铁纳米酶对真菌细胞的亲和力特别强，能与真菌牢固结合、集中杀灭，且不会影响没有被感染的部位。</text:p>
      <text:p text:style-name="P4">
真菌感染问题在全球范围内愈发普遍，市面上仅有的一些药物正面临耐药性威胁。</text:p>
      <text:p text:style-name="P4">
根据世界卫生组织（WHO）2022年发布的一份报告，白色念珠菌是对人类健康威胁最大的四种真菌病原体之一。</text:p>
      <text:p text:style-name="P4">
Source: <text:a xlink:type="simple" xlink:href="https://www.zaobao.com.sg/realtime/world/story20230528-1398917" text:style-name="Internet_20_link" text:visited-style-name="Visited_20_Internet_20_Link">
https://www.zaobao.com.sg/realtime/world/story20230528-1398917</text:a>
</text:p>
      <!--NEWS-->
      <text:h text:style-name="P10" text:outline-level="1">
<text:span text:style-name="T4">
土耳其开启第二轮总统选举</text:span>
</text:h>
      <text:p text:style-name="P4">
Author: 联合早报 (Person)</text:p>
      <text:p text:style-name="P4">
Publisher: 联合早报 (Organization)</text:p>
      <text:p text:style-name="P4">
Published Time: 2023-05-28T13:34</text:p>
      <text:p text:style-name="P4">
Modified Time: 2023-05-28T13:36</text:p>
      <text:p text:style-name="P4">
Description: 土耳其星期天（5月28日）正式开启第二轮总统选举投票，分析普遍认为，现任总统埃尔多安领导的右翼联盟有望继续掌权，带领土耳其迈入更专制的道路。路透社报道，68岁的埃尔多安无视民意调查...</text:p>
      <text:p text:style-name="P4">
Videos: []</text:p>
      <text:p text:style-name="P4">
Audios: []</text:p>
      <text:p text:style-name="P4">
Images: []</text:p>
      <text:p text:style-name="P4">
Type: NewsArticle</text:p>
      <text:p text:style-name="P4">
Breadcrumbs: ['即时', '国际']</text:p>
      <text:p text:style-name="P4">
Keywords: ['土耳其', '埃尔多安', '总统选举', '选举']</text:p>
      <!--METADATA-->
      <text:p text:style-name="P4">
土耳其星期天（5月28日）正式开启第二轮总统选举投票，分析普遍认为，现任总统埃尔多安领导的右翼联盟有望继续掌权，带领土耳其迈入更专制的道路。</text:p>
      <text:p text:style-name="P4">
路透社报道，68岁的埃尔多安无视民意调查，在5月14日的第一轮选举中，以近5个百分点的领先优势轻松胜出，击败了他的主要对手“民族联盟”候选人克勒奇达尔奥卢（KemalKilicdaroglu）。</text:p>
      <text:p text:style-name="P4">
即便选前优势明显，但埃尔多安的得票率 <text:a xlink:type="simple" xlink:href="https://www.zaobao.com/news/world/story20230515-1395028" text:style-name="Internet_20_link" text:visited-style-name="Visited_20_Internet_20_Link">
 未在第一轮的选举得票率突破半数关卡</text:a>
，因此他将在星期天与得票率排第二的克勒奇达尔奥卢进行二轮对决。</text:p>
      <text:p text:style-name="P4">
土耳其人将在当地时间上午8时（新加坡时间下午1时）开始，并于下午5时（新加坡时间晚上8时）结束，第二轮的选情结果预计将在同日傍晚逐渐清晰。</text:p>
      <text:p text:style-name="P4">
土耳其总统任期五年，选举采用两轮投票制的全民直选。第一轮投票中，如无候选人获得逾半数选票，得票率前两位候选人参加第二轮角逐。土议会选举实行比例代表制，政党和党团联盟进入议会的得票率门槛为7%。</text:p>
      <text:p text:style-name="P4">
Source: <text:a xlink:type="simple" xlink:href="https://www.zaobao.com.sg/realtime/world/story20230528-1398918" text:style-name="Internet_20_link" text:visited-style-name="Visited_20_Internet_20_Link">
https://www.zaobao.com.sg/realtime/world/story20230528-1398918</text:a>
</text:p>
      <!--NEWS-->
      <text:h text:style-name="P10" text:outline-level="1">
<text:span text:style-name="T4">
哈迪：若加入团结政府 新政府须由伊党主导</text:span>
</text:h>
      <text:p text:style-name="P4">
Author: 联合早报 (Person)</text:p>
      <text:p text:style-name="P4">
Publisher: 联合早报 (Organization)</text:p>
      <text:p text:style-name="P4">
Published Time: 2023-05-28T14:05</text:p>
      <text:p text:style-name="P4">
Modified Time: 2023-05-28T14:46</text:p>
      <text:p text:style-name="P4">
Description: 马来西亚反对党伊斯兰党主席哈迪阿旺声称，有人多次要求与他见面，并建议伊党加入由首相安华领导的团结政府。哈迪阿旺表明，伊党是国会最大党，一旦加入团结政府，新政府必须由伊党主导。民主行...</text:p>
      <text:p text:style-name="P4">
Videos: []</text:p>
      <text:p text:style-name="P4">
Audios: []</text:p>
      <text:p text:style-name="P4">
Images: []</text:p>
      <text:p text:style-name="P4">
Type: NewsArticle</text:p>
      <text:p text:style-name="P4">
Breadcrumbs: ['即时', '国际']</text:p>
      <text:p text:style-name="P4">
Keywords: ['马来西亚', '安华', '伊斯兰党', '哈迪阿旺', '马国六州选举']</text:p>
      <!--METADATA-->
      <text:p text:style-name="P4">
马来西亚反对党伊斯兰党主席哈迪阿旺声称，有人多次要求与他见面，并建议伊党加入由首相安华领导的团结政府。哈迪阿旺表明，伊党是国会最大党，一旦加入团结政府，新政府必须由伊党主导。</text:p>
      <text:p text:style-name="P4">
民主行动党元老5月14日建议团结政府邀请伊党加盟后，马国政坛就多次传出团结政府接触伊党的消息。不过，伊党一直不愿证实此事。这次是哈迪阿旺首次谈论此事。</text:p>
      <text:p text:style-name="P4">
据马国媒体星期天（5月28日）报道，哈迪阿旺星期六（27日）在吉隆坡世界贸易中心（WTC）出席《先知穆罕默德足迹》新书推介礼后的记者会，首次表明伊党对加入团结政府的立场。</text:p>
      <text:p text:style-name="P4">
哈迪阿旺说：“有人多次联系我，邀我见面，并建议伊党加入团结政府。”他说，团结政府邀请伊党加入，是因为希盟，尤其是公正党知道自己地位不稳，毕竟公正党赢得的马来选区没有伊党那么多。</text:p>
      <text:p text:style-name="P4">
他认为，一旦伊党加入团结政府，就必须由伊党来领导政府。“因为伊党的国会议员人数是最多的，有43人，全是马来族。”他说，公正党31名国会议员之中，有19名马来族，民主行动党40名国会议员中，只有三名马来族。“现在的政府是由非马来族支配。”</text:p>
      <text:p text:style-name="P4">
哈迪阿旺说：“邀请伊党加盟，却只让伊党坐在（国会下议院议会厅）后座而不是前座。组织政府时，应该由最大（党）领导。”</text:p>
      <text:p text:style-name="P4">
哈迪阿旺并未透露邀请他见面者的身份及时间。他说，伊党目前对所有加盟建议都保持开放态度，但这些建议不能乖离伊党的原则、目标及方向。</text:p>
      <text:p text:style-name="P4">
Source: <text:a xlink:type="simple" xlink:href="https://www.zaobao.com.sg/realtime/world/story20230528-1398920" text:style-name="Internet_20_link" text:visited-style-name="Visited_20_Internet_20_Link">
https://www.zaobao.com.sg/realtime/world/story20230528-1398920</text:a>
</text:p>
      <!--NEWS-->
      <text:h text:style-name="P10" text:outline-level="1">
<text:span text:style-name="T4">
疫情数年 朝鲜加修边界墙与外界隔绝</text:span>
</text:h>
      <text:p text:style-name="P4">
Author: None (Language: zh)</text:p>
      <text:p text:style-name="P4">
Publisher: None</text:p>
      <text:p text:style-name="P4">
Time: 2023-05-28T14:36:00Z</text:p>
      <text:p text:style-name="P4">
Description: 在新冠病毒困扰全世界的几年时间里，金正恩却在“闷声干大事”，对该国北部和中、俄接壤的边界线进行了翻新和扩建，基本切断了朝鲜人获取外界信息和逃离该国的一切通道。路透社和美国一所研究所通过分析卫星图像和采访脱北者和活动人士得出了这一结论。</text:p>
      <text:p text:style-name="P4">
Videos: []</text:p>
      <text:p text:style-name="P4">
Images: []</text:p>
      <text:p text:style-name="P4">
Subject: 时政风云</text:p>
      <text:p text:style-name="P4">
Subjects: ['韩国', '岛屿主权争端', '专题报道：全景观看“习马会”', '中国', '中共十九大', '朝鲜', '德中关系', '金正恩']</text:p>
      <text:p text:style-name="P4">
Keywords: ['朝鲜', '脱北者', '边界', '卫星图像', '金正恩', '叛逃', '韩国', '中国']</text:p>
      <text:p text:style-name="P4">
ID: 65759302</text:p>
      <!--METADATA-->
      <text:p text:style-name="P4">
<text:a xlink:type="simple" xlink:href="https://www.dw.com/zh/overlay/image/article/65759302/65758967" text:style-name="Internet_20_link" text:visited-style-name="Visited_20_Internet_20_Link">
 </text:a>
</text:p>
      <text:p text:style-name="P4">
资料照片（2022年12月）：朝鲜士兵在与丹东接壤的边界线附近巡逻执勤</text:p>
      <text:p text:style-name="P4">
（德国之声中文网）对于朝鲜人来说，该国曲折绵延的北部边界是获取外界信息的难得渠道，同时也是寻求出逃的最佳路线选择。</text:p>
      <text:p text:style-name="P4">
然而就在2020年新冠疫情席卷全世界的同时，金正恩领导的朝鲜政权却以规模浩大的工程，以封锁该国与中国和俄罗斯之间的大段边界，切断走私者和 <text:a xlink:type="simple" xlink:href="https://www.dw.com/zh/zh/韩国梦破灭新年越境脱北者在韩离群索居/a-60326482" text:style-name="Internet_20_link" text:visited-style-name="Visited_20_Internet_20_Link">
 脱北者</text:a>
 的通道。</text:p>
      <text:p text:style-name="P4">
根据路透社发布的一份调查报道，商用卫星图像显示，平壤政府在疫情数年中修建或者翻新了总长数百公里的边界围栏、围墙和哨所，使其能够加强对流入朝鲜的资讯和物资进行控制，防止本国民众外逃。</text:p>
      <text:p text:style-name="P4">
路透社和美国明德大学蒙特雷国际研究学院（Middlebury Institute of International Studies atMonterey）根据卫星图像分析研究，以及7名脱北者、活动人士以及其他知情者提供的口述，得出了上述结论。</text:p>
      <text:p text:style-name="P4">
一位曾经帮助朝鲜人脱逃的韩国牧师对路透社说：“传统的朝鲜-中国路线如今基本上算是断了，除非时局发生重大变化。”</text:p>
      <text:p text:style-name="P4">
</text:p>
      <text:p text:style-name="P4">
连接中国辽宁省丹东市与朝鲜新义州市的中朝友谊桥</text:p>
      <text:p text:style-name="P4">
根据韩国方面的官方统计，2022年只有67名脱北者成功进入韩国，这与2019年的1047人相比明显下降。由于中国加强了边境管制，这一数字其实在疫情爆发之前就已经出现下滑。对于脱北者来说，取道中国是他们首选的路径。</text:p>
      <text:p text:style-name="P4">
对于修建加固边界的工程，朝鲜政府和官方媒体几乎没有提及，而朝鲜驻伦敦大使馆也没有接听路透社记者的问询电话。不过金正恩在去年宣布“战胜新冠病毒”的演讲中，曾经指令官员们“确保边境、前线和沿海地区和海空域的全面多重封锁墙的完善”。</text:p>
      <text:h text:style-name="P12" text:outline-level="3">
<text:span text:style-name="T4">
切断“生命线”</text:span>
</text:h>
      <text:p text:style-name="P4">
路透社和明德大学蒙特雷国际研究学院对谷歌地球专业版（Google EarthPro）在2019年到2023年初之间不同阶段拍摄的朝鲜北部边界卫星图像进行了分析。</text:p>
      <text:p text:style-name="P4">
由于图像不完整、地理特征和天气条件等限制，分析人员无法对朝鲜和中国之间的1400公里边界线以及和俄罗斯之间的18公里边界线进行全面检视，包括有353公里左右的边境状况无法获得图像更新。来自卫星运营商Maxar的图像被用于详细分析6个关键区域。</text:p>
      <text:p text:style-name="P4">
明德大学蒙特雷国际研究学院的助理研究员施梅乐（DaveSchmerler）表示，在至少489公里的边界线上都能够看出新增或者扩建了基础设施，包括简单的铁丝网、双层围栏、坚固的混凝土墙以及额外的警卫岗哨。其它一些区域也能看出一些变化，但由于图像的局限性无法做出结论性的判断。</text:p>
      <text:p text:style-name="P4">
这位研究人员指出，这些加建的边界防护设施大多位于缺乏天然屏障（比如高山）的人口聚居地区，此外图们江沿岸的平坦开阔农田附近也增设了边界围栏。</text:p>
      <text:p text:style-name="P4">
</text:p>
      <text:p text:style-name="P4">
从丹东一侧看过去的朝鲜村庄</text:p>
      <text:p text:style-name="P4">
脱北者、人权活动人士以及在中国境内参与货物走私或者人员跨境的消息人士表示，这些新增的安全设施切断了那些弱势群体的经济生命线，关闭了他们逃离这个专制国家的通道，并且进一步限制了朝鲜人获取外部信息的途径。</text:p>
      <text:p text:style-name="P4">
一名在中朝边境工作的脱北者告诉路透社，朝鲜在边界线上每隔一段距离都安装了摄像头，增设了多层围栏，包括带刺的铁丝网和电子围栏。他的描述以及他从中国一侧拍摄的照片视频，都和分析人员从卫星图像上辨别出来的特征相吻合。</text:p>
      <text:p text:style-name="P4">
这名脱北者说，有的时候一些走私者可以离开朝鲜，但却几乎无法再回去，导致不少人滞留中国。他还补充道，朝鲜方面已经额外部署了特种边防部队以加强警戒。</text:p>
      <text:p text:style-name="P4">
中国外交部在回复路透社的一份声明中表示对于相关情况并不了解，但是强调“中国和朝鲜始终保持沟通，共同努力维持边境安全稳定”。</text:p>
      <text:p text:style-name="P4">
根据中国政府2020年向边境居民发放的警告通知，朝鲜下令边防警戒人员对试图越境人员开枪。接受路透社采访的韩国牧师和人权组织都表示这一命令目前仍然有效。</text:p>
      <text:h text:style-name="P12" text:outline-level="3">
<text:span text:style-name="T4">
借疫情之机加强管控</text:span>
</text:h>
      <text:p text:style-name="P4">
“朝鲜政府利用新冠疫情作为借口，新建了这些围栏、哨所和其它基础设施”，人权观察（HRW）组织的朝鲜问题高级研究员Lina Yoon指出。</text:p>
      <text:p text:style-name="P4">
国际专家指出，部分由于边界关闭， <text:a xlink:type="simple" xlink:href="https://www.dw.com/zh/zh/朝鲜粮食严重短缺-开城传每日饿死数十人/a-64621170" text:style-name="Internet_20_link" text:visited-style-name="Visited_20_Internet_20_Link">
 朝鲜内部的粮食短缺问题近几个月里发生了恶化 </text:a>
 。今年2月，金正恩呼吁向农业经济转型，强调了实现粮食产量目标的必要性。</text:p>
      <text:p text:style-name="P4">
脱北者援助组织“自由朝鲜”（Liberty in North Korea）的SokeelPark对路透社表示，对边境管控的收紧可能使得近年来一系列“积极变化”遭到扼杀，朝鲜人越来越难以获得外部信息。不过他也指出，尽管存在重重封锁，类似《鱿鱼游戏》这样的韩国热播剧还是以某种渠道传入了朝鲜。</text:p>
      <text:p text:style-name="P4">
不过他也指出，随着时间流逝，疫情渐渐消散，平壤政府会发现越来越难以为这些限制政策自圆其说。“正因为如此，国际社会才应该增加对朝鲜人权的支持。”</text:p>
      <text:p text:style-name="P4">
（路透社）</text:p>
      <text:p text:style-name="P4">
Source: <text:a xlink:type="simple" xlink:href="https://www.dw.com/zh/疫情数年-朝鲜加修边界墙与外界隔绝/a-65759302" text:style-name="Internet_20_link" text:visited-style-name="Visited_20_Internet_20_Link">
https://www.dw.com/zh/疫情数年-朝鲜加修边界墙与外界隔绝/a-65759302?maca=chi-rss-chi-all-1127-rdf</text:a>
</text:p>
      <!--NEWS-->
      <text:h text:style-name="P10" text:outline-level="1">
<text:span text:style-name="T4">
美副贸易代表：评估对华关税不会取决于贸易关系是否有突破</text:span>
</text:h>
      <text:p text:style-name="P4">
Author: None (Language: zh)</text:p>
      <text:p text:style-name="P4">
Publisher: None</text:p>
      <text:p text:style-name="P4">
Time: 2023-05-28T15:05:00Z</text:p>
      <text:p text:style-name="P4">
Description: 美国副贸易代表萨拉·比安奇向路透社表示，美国对是否保留对华关税的评估将采取分析的方法，拜登政府没有假设中美贸易关系会取得突破。中国商务部长王文涛近日在华盛顿会见了美国商务部长雷蒙多和贸易代表戴琪。</text:p>
      <text:p text:style-name="P4">
Videos: []</text:p>
      <text:p text:style-name="P4">
Images: []</text:p>
      <text:p text:style-name="P4">
Subject: 经济纵横</text:p>
      <text:p text:style-name="P4">
Subjects: ['奥巴马', '汉诺威工业博览会', '岛屿主权争端', '专题报道：全景观看“习马会”', '中国', '中共十九大', '美国', '德中关系']</text:p>
      <text:p text:style-name="P4">
Keywords: ['比安奇', '美国', '贸易', '贸易代表', '301条款', '关税', '中国', '王文涛']</text:p>
      <text:p text:style-name="P4">
ID: 65759378</text:p>
      <!--METADATA-->
      <text:p text:style-name="P4">
<text:a xlink:type="simple" xlink:href="https://www.dw.com/zh/overlay/image/article/65759378/59244760" text:style-name="Internet_20_link" text:visited-style-name="Visited_20_Internet_20_Link">
 </text:a>
</text:p>
      <text:p text:style-name="P4">
美国副贸易代表萨拉·比安奇：我们没有假设中美贸易关系会取得突破</text:p>
      <text:p text:style-name="P4">
（德国之声中文网）美国副贸易代表萨拉·比安奇(SarahBianchi)本周六表示，拜登政府并不认为美中贸易关系会取得突破，但会继续与中国进行不同层次的对话。她说："我们正在从分析的角度进行评估。并没有把与中国的贸易关系中的任何突破作为考虑的一部分。我们没有假设那会发生。"</text:p>
      <text:p text:style-name="P4">
负责监督美国贸易代表办公室（USTR）亚洲事务的比安奇说，USTR正在继续研究行业和利益相关者对关税的意见，并与美国商务部、财政部和其他机构协商，以确定哪些类别的关税具有战略意义，什么是经济上合理的。</text:p>
      <text:h text:style-name="P12" text:outline-level="3">
<text:span text:style-name="T4">
实施关税4年后的评估</text:span>
</text:h>
      <text:p text:style-name="P4">
在依据《1974年贸易法》第301条款进行调查，发现中国盗用美国的知识产权并胁迫美国公司转让敏感技术以开展业务之后，美国前总统特朗普在2018年和2019年对当时价值约为3700亿美元的数千种中国商品征收关税。</text:p>
      <text:h text:style-name="P12" text:outline-level="3">
<text:span text:style-name="T4">
拜登会继续对华贸易战吗？</text:span>
</text:h>
      <text:p text:style-name="P4">
目前对华关税的范围包括对许多消费品征收7.5％的关税，对车辆、工业部件、半导体和其他电子产品征收25％的关税。实行关税豁免的主要类别包括手机、笔记本电脑和电子游戏机等等。</text:p>
      <ul>
        <li>
</li>
      </ul>
      <h5>
贸易战走过三年，该往何处去？</h5>
      <text:h text:style-name="P12" text:outline-level="3">
<text:span text:style-name="T4">
贸易逆差不减反增</text:span>
</text:h>
      <text:p text:style-name="P4">
特朗普把减少对华贸易赤字作为其优先政策。根据与北京达成阶段性协议，中方承诺从美进口大豆等更多商品。然而统计数字显示，2020年中国对美贸易顺差扩大，达到3169亿美元，上升7.1%。与2017年的2658亿美元相比，更增加了14.9%。去年，遭新冠疫情重创的美国对产自中国的电子、医疗产品需求明显增加。</text:p>
      <ul>
        <li>
</li>
      </ul>
      <h5>
贸易战走过三年，该往何处去？</h5>
      <text:h text:style-name="P12" text:outline-level="3">
<text:span text:style-name="T4">
就业岗位在哪里</text:span>
</text:h>
      <text:p text:style-name="P4">
特朗普曾誓言要让制造业的就业岗位回归美国。但美国企业及其雇员也是关税等贸易制裁措施的受害者。经济资讯分析公司“牛津经济”（OxfordEconomics）的一项调查显示，贸易战导致美国丧失的就业岗位可能已达24.5万个。相反，如果逐步消除贸易壁垒，至2025年美国可能重新创造14.5万个就业机会。</text:p>
      <ul>
        <li>
</li>
      </ul>
      <h5>
贸易战走过三年，该往何处去？</h5>
      <text:h text:style-name="P12" text:outline-level="3">
<text:span text:style-name="T4">
越来越多中企上了黑名单</text:span>
</text:h>
      <text:p text:style-name="P4">
2021年1月，美国将小米等9家公司新增到国防部判定为与中国军方有联系的名单，发布投资禁令。此前美国已将包括中芯国际、大疆在内的60家中国公司加入贸易黑名单，理由是这些企业存在“违反美国国家安全或外交政策利益”的行动。</text:p>
      <ul>
        <li>
</li>
      </ul>
      <h5>
贸易战走过三年，该往何处去？</h5>
      <text:h text:style-name="P12" text:outline-level="3">
<text:span text:style-name="T4">
社交媒体遭禁</text:span>
</text:h>
      <text:p text:style-name="P4">
2020年9月，美国商务部宣布，将禁止在美国境内下载和使用来自中国企业的手机应用程序微信和TikTok。TikTok在美国拥有大量本土用户，微信则是华人社区普及的通信应用。由于当事公司和用户团体通过法律途径多方申诉，一再阻止和推迟行政令的生效，禁用措施始终未能实施。</text:p>
      <ul>
        <li>
</li>
      </ul>
      <h5>
贸易战走过三年，该往何处去？</h5>
      <text:h text:style-name="P12" text:outline-level="3">
<text:span text:style-name="T4">
华为之争</text:span>
</text:h>
      <text:p text:style-name="P4">
在美中贸易冲突中，中国电信巨头华为成为争议焦点之一。2018年8月特朗普签署法案，禁止任何美国政府部门使用华为与中兴两家公司的产品,，包括网络设备。在美国的敦促下，全球多个国家已决定将华为排除在5G网络建设之外。2019年5月美国商务部把华为及70家关联企业列入“实体清单”，禁止美国企业向华为出售元器件。随后，谷歌开始限制安卓系统和相关应用在华为手机的使用。从2018年底持续至今的孟晚舟事件，也被认为是美国惩罚打压华为的缩影。</text:p>
      <ul>
        <li>
</li>
      </ul>
      <h5>
贸易战走过三年，该往何处去？</h5>
      <text:h text:style-name="P12" text:outline-level="3">
<text:span text:style-name="T4">
渔翁得利</text:span>
</text:h>
      <text:p text:style-name="P4">
伴随着中国制造被征收高关税，美国一些进口商开始转战其他国家。越南和墨西哥成为其中的赢家。在中美贸易纠纷的两年中，越南对美出口增加了64亿美元。而在2017年至2019年间，墨西哥估计多向美国出口了47亿美元。台湾也进一步扩大了其对美国的出口量。此外中美贸易纠纷迫使很多中国制造商更快从中国迁出，将生产线迁往越南。</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比安奇：2023年底前完成评估是 "合理的"</text:span>
</text:h>
      <text:p text:style-name="P4">
按照"301条款 "，在实施关税4年后将对此进行评估。评估从2022年5月开始。比安奇拒绝透露评估将何时完成，但表示，在2023年底前完成是 "合理的"。</text:p>
      <text:p text:style-name="P4">
2022年12月16日，美国贸易代表办公室宣布对中国输出美国的352项产品的关税豁免将延长9个月。这个期限将于今年9月30日到期。华盛顿的一些贸易专家认为，这个日子可能是关税评估的一个决定性的时间点。</text:p>
      <text:p text:style-name="P4">
自去年5月开始就对华关税进行评估以来，拜登政府的一些官员主张取消一些关税，以控制高通胀。</text:p>
      <text:p text:style-name="P4">
美国财政部长耶伦认为，取消"非战略性 "关税可以降低特定商品的成本，但贸易代表戴琪则认为，这些关税是对中国的 "重要杠杆"。</text:p>
      <text:p text:style-name="P4">
比安奇说，由于通货膨胀已经缓解，与关税相关的讨论已经平息。</text:p>
      <text:h text:style-name="P12" text:outline-level="3">
<text:span text:style-name="T4">
美中数月来首次举行内阁级会晤</text:span>
</text:h>
      <text:p text:style-name="P4">
5月25日，中国商务部部长王文涛在美国底特律参加亚太经合组织贸易部长会议期间， <text:a xlink:type="simple" xlink:href="https://www.dw.com/zh/zh/中國商務部長王文濤見雷蒙多-中美破冰關鍵/a-65738924" text:style-name="Internet_20_link" text:visited-style-name="Visited_20_Internet_20_Link">
 在华盛顿会见了美国商务部长雷蒙多（Gina Raimondo）</text:a>
。这是拜登执政以来，中美官员在美国首都举行的第一次内阁级会晤，也是数月来，华盛顿和北京之间第一次内阁级交流。今年2月发生"间谍气球"事件后，中美关系不断恶化。</text:p>
      <text:p text:style-name="P4">
</text:p>
      <text:p text:style-name="P4">
中国商务部部长王文涛</text:p>
      <text:p text:style-name="P4">
5月26日，中国商务部部长王文涛会见了美国贸易代表戴琪。中国商务部称，中国就美国对华经贸政策、经贸领域涉台问题印太经济框架、301关税等重点问题提出关切。双方同意继续保持交流沟通。</text:p>
      <text:p text:style-name="P4">
比安奇5月27日表示，对全球经济来说，美国和中国保持健康的对话非常重要，即使两国存在分歧。她说："这是世界上最大的两个经济体，我们需要在不同层面上进行对话，即使对话是艰难的。"</text:p>
      <text:p text:style-name="P4">
（路透社等）</text:p>
      <text:p text:style-name="P4">
Source: <text:a xlink:type="simple" xlink:href="https://www.dw.com/zh/美副贸易代表：评估对华关税不会取决于贸易关系是否有突破/a-65759378" text:style-name="Internet_20_link" text:visited-style-name="Visited_20_Internet_20_Link">
https://www.dw.com/zh/美副贸易代表：评估对华关税不会取决于贸易关系是否有突破/a-65759378?maca=chi-rss-chi-all-1127-rdf</text:a>
</text:p>
      <!--NEWS-->
      <text:h text:style-name="P10" text:outline-level="1">
<text:span text:style-name="T4">
为何有8亿多人生活在饥饿之中？</text:span>
</text:h>
      <text:p text:style-name="P4">
Author: 半岛电视台</text:p>
      <text:p text:style-name="P4">
Publisher: Al Jazeera</text:p>
      <text:p text:style-name="P4">
Published Time: 2023-05-28T15:26:12</text:p>
      <text:p text:style-name="P4">
Modified Time: 2023-05-28T15:26:12</text:p>
      <text:p text:style-name="P4">
Description: 世界上百分之十的人口没有足够的食物，这是十多年来最高的数字。</text:p>
      <text:p text:style-name="P4">
Images: ["<text:a xlink:type="simple" xlink:href="https://chinese.aljazeera.net/wp-content/uploads/2023/05/31-1685287287.png" text:style-name="Internet_20_link" text:visited-style-name="Visited_20_Internet_20_Link">
31-1685287287...</text:a>
", "<text:a xlink:type="simple" xlink:href="https://chinese.aljazeera.net/wp-content/uploads/2023/05/32-1685287304.png" text:style-name="Internet_20_link" text:visited-style-name="Visited_20_Internet_20_Link">
32-1685287304...</text:a>
"]</text:p>
      <text:p text:style-name="P4">
Topics: ['新闻']</text:p>
      <text:p text:style-name="P4">
Keywords: ['新闻', '世界']</text:p>
      <text:p text:style-name="P4">
Type: Article</text:p>
      <!--METADATA-->
      <text:p text:style-name="P4">
<draw:frame draw:style-name="fr1" draw:name="Image121" text:anchor-type="as-char" svg:width="6.9236in" svg:height="4.612736in" draw:z-index="0">
<draw:image xlink:href="../Images/Aljazeera Chinese/2023-05-28T15-26-12/31-1685287287.png" xlink:type="simple" xlink:show="embed" xlink:actuate="onLoad" draw:mime-type="image/png"/>
</draw:frame>
 世界上的饥饿人口为何在上升？ (半岛电视台)</text:p>
      <text:p text:style-name="P4">
世界各地的饥饿水平正在上升。</text:p>
      <text:p text:style-name="P4">
根据联合国粮食及农业组织（FAO）的数据，多达8.28亿人（占世界人口的10%）每晚饿着肚子上床睡觉，比上一年多4600万。</text:p>
      <text:p text:style-name="P4">
在受饥饿影响的人中，三分之二是女性，80%的人生活在易受气候变化影响的地区。</text:p>
      <text:p text:style-name="P4">
为了提高人们对全球饥饿水平的认识，非营利组织The Hunger Project将5月28日定为世界饥饿日。</text:p>
      <text:p text:style-name="P4">
<draw:frame draw:style-name="fr1" draw:name="Image122" text:anchor-type="as-char" svg:width="6.9236in" svg:height="6.9236in" draw:z-index="0">
<draw:image xlink:href="../Images/Aljazeera Chinese/2023-05-28T15-26-12/32-1685287304.png" xlink:type="simple" xlink:show="embed" xlink:actuate="onLoad" draw:mime-type="image/png"/>
</draw:frame>
 世界饥饿日  8.28亿人生活在饥饿中  全世界每10个人中就有1人每晚饿着肚子上床睡觉。在受饥饿影响的人中，三分之二是女性，80%的人生活在易受气候变化影响的地区。 (半岛电视台)</text:p>
      <text:p text:style-name="P4">
饥饿是一种令人虚弱的状态，当身体长时间缺乏食物时，就会发生这种情况。</text:p>
      <text:p text:style-name="P4">
长期饥饿会导致健康问题，并可能导致终生的身体和认知损伤，特别是对儿童而言。</text:p>
      <text:p text:style-name="P4">
营养不良，即达不到卡路里摄入量，表明缺乏能量和蛋白质，以及重要的维生素和矿物质。</text:p>
      <text:p text:style-name="P4">
在十年的持续减少后，全球饥饿人口近年来呈上升趋势。2019年至2021年期间，营养不良人数增加了超过1.5亿，主要由冲突、气候变化、经济冲击和新冠疫情导致。</text:p>
      <text:p text:style-name="P4">
食物的成本也增加了。2019年至2022年间，粮农组织食品价格指数（FPI），该指数衡量包括糖、肉类、谷物、乳制品和植物油在内的一揽子食品的全球价格变化，它从95.1上升至143.7。</text:p>
      <text:p text:style-name="P4">
粮农组织贸易及市场司经济学家莫妮卡·托托娃指出，“即使全球食品商品价格上涨，由于各国采用不同的政策，国家层面的增长有所不同。”</text:p>
      <text:p text:style-name="P4">
“例如，许多国家对选定的产品实行消费者补贴，为消费者固定价格并保护他们免受全球市场波动的影响，即以牺牲国家预算为代价。”</text:p>
      <text:p text:style-name="P4">
最新的联合国世界粮食安全和营养状况（SOFI）报告发现，世界上大部分营养不良人口生活在亚洲，2021年该地区约有4.25亿人挨饿。然而，饥饿发生率最高在非洲，当年有2.78 亿人受到影响。</text:p>
      <text:p text:style-name="P4">
根据 2023年版的《全球粮食危机报告》，2022年，经历严重粮食短缺的人数连续第四年增加，严重粮食短缺衡量的是一个人无法消费足够的食物，并因此将他们的生命或生计置于紧迫的危险之中，共有2.58亿人面临严重饥饿。</text:p>
      <text:p text:style-name="P4">
托托娃表示，“在几次重大粮食危机中，经济冲击已经超过冲突，成为严重粮食不安全和营养不良的主要驱动因素。”</text:p>
      <text:p text:style-name="P4">
“累积的全球经济冲击，包括飙升的食品价格和对市场的严重破坏，削弱了各国应对食品价格冲击的复原力和能力。”</text:p>
      <text:p text:style-name="P4">
2022年，全球最大的两个主要谷物、油籽和肥料生产商俄罗斯和乌克兰之间爆发战争，导致国际供应链严重中断，推高了粮食、化肥和能源的价格。这导致全球食品价格指数（FPI）在2022年达到历史最高水平。</text:p>
      <text:p text:style-name="P4">
对全球饥饿未来前景的预测表明，饥饿情况将持续存在，并且极端天气事件会带来更具破坏性的影响。</text:p>
      <text:p text:style-name="P4">
Source: <text:a xlink:type="simple" xlink:href="https://chinese.aljazeera.net/news/2023/5/28/%e4%b8%ba%e4%bd%95%e6%9c%898%e4%ba%bf%e5%a4%9a%e4%ba%ba%e7%94%9f%e6%b4%bb%e5%9c%a8%e9%a5%a5%e9%a5%bf%e4%b9%8b%e4%b8%ad%ef%bc%9f" text:style-name="Internet_20_link" text:visited-style-name="Visited_20_Internet_20_Link">
https://chinese.aljazeera.net/news/2023/5/28/%e4%b8%ba%e4%bd%95%e6%9c%898%e4%ba%bf%e5%a4%9a%e4%ba%ba%e7%94%9f%e6%b4%bb%e5%9c%a8%e9%a5%a5%e9%a5%bf%e4%b9%8b%e4%b8%ad%ef%bc%9f</text:a>
</text:p>
      <!--NEWS-->
      <text:h text:style-name="P10" text:outline-level="1">
<text:span text:style-name="T4">
马国研究让科技巨头为转载新闻付费</text:span>
</text:h>
      <text:p text:style-name="P4">
Author: 联合早报 (Person)</text:p>
      <text:p text:style-name="P4">
Publisher: 联合早报 (Organization)</text:p>
      <text:p text:style-name="P4">
Published Time: 2023-05-28T16:34</text:p>
      <text:p text:style-name="P4">
Modified Time: 2023-05-28T20:00</text:p>
      <text:p text:style-name="P4">
Description: 马来西亚政府正在研究要求谷歌和Meta等科技巨头为转载马国媒体的新闻付费，当局也将与科技巨头讨论此事。通讯及数码部长法米星期天（5月28日）在霹雳怡保与当地媒体交流后的记者会上说，...</text:p>
      <text:p text:style-name="P4">
Videos: []</text:p>
      <text:p text:style-name="P4">
Audios: []</text:p>
      <text:p text:style-name="P4">
Images: []</text:p>
      <text:p text:style-name="P4">
Type: NewsArticle</text:p>
      <text:p text:style-name="P4">
Breadcrumbs: ['即时', '国际']</text:p>
      <text:p text:style-name="P4">
Keywords: ['Meta', '谷歌', '媒体', '科技']</text:p>
      <!--METADATA-->
      <text:p text:style-name="P4">
马来西亚政府正在研究要求谷歌和Meta等科技巨头为转载马国媒体的新闻付费，当局也将与科技巨头讨论此事。</text:p>
      <text:p text:style-name="P4">
通讯及数码部长法米星期天（5月28日）在霹雳怡保与当地媒体交流后的记者会上说，政府将寻找更多适合马国媒体生态的方案。“我们已展开多次讨论，包括向所有马国媒体单位收集意见。我们也将相关意见提呈给首相（安华）。”</text:p>
      <text:p text:style-name="P4">
他说：“国外发生（科技巨头或不允许特定国家利用平台分享新闻）的争端，未必会发生在马国。我们将研究适用马国的方案。我们不要不健康的媒体环境，我们希望与网络平台（科技巨头）展开讨论。”</text:p>
      <text:p text:style-name="P4">
法米3月15日在国家记者日活动上告诉媒体，通讯部正研究加拿大和澳大利亚等发达国家要求谷歌和META等科技巨头向当地媒体公司支付新闻内容费法案的进展。</text:p>
      <text:p text:style-name="P4">
他说，马国尚未准备为此立法，但通讯部和马国通讯及多媒体委员会已进行系列讨论，包括与META等社交媒体平台供应商会谈。</text:p>
      <text:p text:style-name="P4">
Source: <text:a xlink:type="simple" xlink:href="https://www.zaobao.com.sg/realtime/world/story20230528-1399044" text:style-name="Internet_20_link" text:visited-style-name="Visited_20_Internet_20_Link">
https://www.zaobao.com.sg/realtime/world/story20230528-1399044</text:a>
</text:p>
      <!--NEWS-->
      <text:h text:style-name="P10" text:outline-level="1">
<text:span text:style-name="T4">
香港政府就“失踪维吾尔族男子”一事抨击国际特赦组织</text:span>
</text:h>
      <text:p text:style-name="P4">
Author: chinese@voanews.com (美国之音)</text:p>
      <text:p text:style-name="P4">
Publisher: 美国之音中文网 (Type: NewsMediaOrganization)</text:p>
      <text:p text:style-name="P4">
Published Time: 2023-05-28T16:42:54+08:00</text:p>
      <text:p text:style-name="P4">
Modified Time: 2023-05-28 08:42:54Z</text:p>
      <text:p text:style-name="P4">
Description: 香港当局周六“强烈谴责”人权组织国际特赦组织声称一名维吾尔族男子在抵达香港机场后失踪。人权组织国际特赦组织周五在一份声明中说，出生于中国西北部新疆地区的阿不都热合曼·阿不都外力(Abuduwaili Abudureheman)5月10日从韩国前往香港探望一位朋友，此后便再无音讯。</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blasts-rights-group-over-missing-uyghur-man-allegation-20230528/7112405.html" text:style-name="Internet_20_link" text:visited-style-name="Visited_20_Internet_20_Link">
https://www.voachinese.com/a/hong-kong-blasts-rights-group-over-missing-uyghur-man-allegation-20230528/7112405.html</text:a>
</text:p>
      <!--NEWS-->
      <text:h text:style-name="P10" text:outline-level="1">
<text:span text:style-name="T4">
意总理：不参与“一带一路”也可能与中国建立良好关系</text:span>
</text:h>
      <text:p text:style-name="P4">
Author: 联合早报 (Person)</text:p>
      <text:p text:style-name="P4">
Publisher: 联合早报 (Organization)</text:p>
      <text:p text:style-name="P4">
Published Time: 2023-05-28T16:45</text:p>
      <text:p text:style-name="P4">
Modified Time: 2023-05-28T17:15</text:p>
      <text:p text:style-name="P4">
Description: 意大利总理梅洛尼说，即使意大利不参与“一带一路”倡议，也可能与中国保持良好的关系。彭博社报道，梅洛尼在意大利媒体Il Messaggero星期天（5月28日）发布的采访中指出，现在...</text:p>
      <text:p text:style-name="P4">
Videos: []</text:p>
      <text:p text:style-name="P4">
Audios: []</text:p>
      <text:p text:style-name="P4">
Images: []</text:p>
      <text:p text:style-name="P4">
Type: NewsArticle</text:p>
      <text:p text:style-name="P4">
Breadcrumbs: ['即时', '国际']</text:p>
      <text:p text:style-name="P4">
Keywords: ['意大利', '中国', '一带一路']</text:p>
      <!--METADATA-->
      <text:p text:style-name="P4">
意大利总理梅洛尼说，即使意大利不参与“一带一路”倡议，也可能与中国保持良好的关系。</text:p>
      <text:p text:style-name="P4">
彭博社报道，梅洛尼在意大利媒体IlMessaggero星期天（5月28日）发布的采访中指出，现在预测意大利是否继续参与该项目的结果还为时过早，“我们的评估是非常精细的，涉及到许多利益。”</text:p>
      <text:p text:style-name="P4">
2019年，意大利时任总理孔特与中国签署谅解备忘录，该国成为迄今唯一加入“一带一路”倡议的七国集团（G7）成员国。</text:p>
      <text:p text:style-name="P4">
然而，据较早前报道，梅洛尼政府近期已传达出想要退出“一带一路”倡议的信号。梅洛尼曾于5月10日表明，意大利尚未决定是否要退出一带一路，并正在评估相关选项。“我们尚未做出决定，这场辩论还是公开的。”</text:p>
      <text:p text:style-name="P4">
梅洛尼在星期天公开的访谈中还说，虽然意大利是G7成员国中唯一加入了“一带一路”倡议的国家，但它并不是与中国经贸关系最为紧密的欧洲和西方国家。</text:p>
      <text:p text:style-name="P4">
她说：“这意味着（意大利）有可能与北京建立良好关系，且在重要领域也建立良好关系，但这些不一定是整体战略设计的一部分。”</text:p>
      <text:p text:style-name="P4">
Source: <text:a xlink:type="simple" xlink:href="https://www.zaobao.com.sg/realtime/world/story20230528-1399047" text:style-name="Internet_20_link" text:visited-style-name="Visited_20_Internet_20_Link">
https://www.zaobao.com.sg/realtime/world/story20230528-1399047</text:a>
</text:p>
      <!--NEWS-->
      <text:h text:style-name="P10" text:outline-level="1">
<text:span text:style-name="T4">
六四临近  湖南株洲维权人士陈思明发推遭警方拘留</text:span>
</text:h>
      <text:p text:style-name="P4">
Author: None</text:p>
      <text:p text:style-name="P4">
Publisher: Radio Free Asia (Organization)</text:p>
      <text:p text:style-name="P4">
Published Time: 2023-05-28T16:46:32-04:00</text:p>
      <text:p text:style-name="P4">
Modified Time: 2023-05-28T16:4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6.789595in" draw:z-index="0">
<draw:image xlink:href="../Images/rfamandarin/2023-05-28T16-46-32-04-00/000000.png" xlink:type="simple" xlink:show="embed" xlink:actuate="onLoad" draw:mime-type="image/png"/>
</draw:frame>
 六四临近 湖南株洲维权人士陈思明发推 <text:a xlink:type="simple" xlink:href="https://www.rfa.org/mandarin/Xinwen/6-05282023164229.html/@@images/image" text:style-name="Internet_20_link" text:visited-style-name="Visited_20_Internet_20_Link">
</text:a>
推特截图/ 陈思明 (@csm8964)</text:p>
      <text:p text:style-name="P4">
据中国民间权益组织民生观察本周日发布的消息，“六四事件”34周年临近，湖南国保部门为阻止株洲维权人士陈思明纪念六四，将其强制带出监视旅游。但陈思明因拒绝当局有关删除六四推文的要求，目前已被警方拘留。</text:p>
      <text:p text:style-name="P4">
陈思明5月26日发推表示：今年六四临近，国保将开始日夜“陪伴”他渡过这个敏感期。他在2017、2018、2020、2021年4次举牌纪念六四，4次被拘留；2019、2020和2022年六四期间，三次被“旅游”。而今年，他只能以回顾自己这几年纪念六四的经历，来纪念这个哀伤的日子。</text:p>
      <text:p text:style-name="P4">
据介绍，陈思明于5月27日上午被株洲国保强制带出旅游。国保同时提出要求陈思明删除上述推文内容，遭到拒绝后，威胁要将陈思明判刑。</text:p>
      <text:p text:style-name="P4">
民生观察披露，本周日，陈思明被带回株洲市公安局芦淞分局做询问笔录。之前他给友人发信息表示，疑似情节严重，望友人联系张磊律师。周日下午，前去探望的朋友传出信息，陈思明已被关进拘留所，但目前拘留天数不详。</text:p>
      <text:p text:style-name="P4">
责编：何平</text:p>
      <text:p text:style-name="P4">
Source: <text:a xlink:type="simple" xlink:href="https://www.rfa.org/mandarin/Xinwen/6-05282023164229.html" text:style-name="Internet_20_link" text:visited-style-name="Visited_20_Internet_20_Link">
https://www.rfa.org/mandarin/Xinwen/6-05282023164229.html</text:a>
</text:p>
      <!--NEWS-->
      <text:h text:style-name="P10" text:outline-level="1">
<text:span text:style-name="T4">
南昌儿童节彩排舞台屏幕倒塌  官方：9名幼儿被砸伤</text:span>
</text:h>
      <text:p text:style-name="P4">
Author: None</text:p>
      <text:p text:style-name="P4">
Publisher: Radio Free Asia (Organization)</text:p>
      <text:p text:style-name="P4">
Published Time: 2023-05-28T17:01:32-04:00</text:p>
      <text:p text:style-name="P4">
Modified Time: 2023-05-28T17:01: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6.778428in" draw:z-index="0">
<draw:image xlink:href="../Images/rfamandarin/2023-05-28T17-01-32-04-00/000000.png" xlink:type="simple" xlink:show="embed" xlink:actuate="onLoad" draw:mime-type="image/png"/>
</draw:frame>
 南昌儿童节彩排舞台屏幕倒塌 <text:a xlink:type="simple" xlink:href="https://www.rfa.org/mandarin/Xinwen/7-05282023164711.html/@@images/image" text:style-name="Internet_20_link" text:visited-style-name="Visited_20_Internet_20_Link">
</text:a>
微博截图/锋潮科技</text:p>
      <text:p text:style-name="P4">
据中国官方央视新闻报道，5月27日下午5点半左右，南昌市青山湖区多所幼儿园在区市政公用广场进行“庆六一”文艺演出彩排时，舞台背景显示屏突然倒塌。初步了解，有9名幼儿被砸受伤，目前已被送往医院救治。</text:p>
      <text:p text:style-name="P4">
网络视频显示，当时舞台上约有20多名幼儿面向观众进行歌舞表演，舞台后方的一座立地大屏幕突然整体导向舞台，附近儿童瞬间被倒塌的屏幕覆盖砸倒在地，台下家长和观众发出叫喊声。</text:p>
      <text:p text:style-name="P4">
但南昌市青山湖区委随后发布的官方通报则表示，受伤幼儿经医院初步诊断为轻微伤或擦伤，均在医院继续观察，同时对孩子进行心理安抚。</text:p>
      <text:p text:style-name="P4">
有中国媒体披露，目前演出活动已被取消，舞台设施也被陆续拆除撤离，有现场人员对接近的群众进行劝阻。</text:p>
      <text:p text:style-name="P4">
责编：何平</text:p>
      <text:p text:style-name="P4">
Source: <text:a xlink:type="simple" xlink:href="https://www.rfa.org/mandarin/Xinwen/7-05282023164711.html" text:style-name="Internet_20_link" text:visited-style-name="Visited_20_Internet_20_Link">
https://www.rfa.org/mandarin/Xinwen/7-05282023164711.html</text:a>
</text:p>
      <!--NEWS-->
      <text:h text:style-name="P10" text:outline-level="1">
<text:span text:style-name="T4">
广东基层人大代表参选人李碧云酷刑致残   就医受阻</text:span>
</text:h>
      <text:p text:style-name="P4">
Author: None</text:p>
      <text:p text:style-name="P4">
Publisher: Radio Free Asia (Organization)</text:p>
      <text:p text:style-name="P4">
Published Time: 2023-05-28T17:09:44-04:00</text:p>
      <text:p text:style-name="P4">
Modified Time: 2023-05-28T17:09: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6.320577in" draw:z-index="0">
<draw:image xlink:href="../Images/rfamandarin/2023-05-28T17-09-44-04-00/000000.png" xlink:type="simple" xlink:show="embed" xlink:actuate="onLoad" draw:mime-type="image/png"/>
</draw:frame>
广东佛山维权人士李碧云在家人的陪同下计划前往广州某医院治病，但在地铁入口被居委会雇佣人员推撞阻止。 <text:a xlink:type="simple" xlink:href="https://www.rfa.org/mandarin/Xinwen/8-05282023170211.html/@@images/image" text:style-name="Internet_20_link" text:visited-style-name="Visited_20_Internet_20_Link">
</text:a>
网络截图/维权网</text:p>
      <text:p text:style-name="P4">
据维权网5月28日发布的消息，广东佛山维权人士李碧云因多次被囚受酷刑致残，出狱一年多无法行走急需治病。近日，李碧云在家人的陪同下计划前往广州某医院治病，但在地铁入口被居委会雇佣人员推撞阻止。</text:p>
      <text:p text:style-name="P4">
李碧云上周随弟弟、妹妹出门就医，但行至顺德区东乐路3号地铁站入口时，被容桂街道办容里居委领导雇佣人员推撞，阻止她进入地铁。在被多次推撞后，李碧云体力不支晕倒在地。截至目前，她仍被非法围困在家中，无法自由出行。</text:p>
      <text:p text:style-name="P4">
据介绍，李碧云在2009年7月因带领村民土地维权，遭当局拘留、被酷刑逼供致残。2011年，李碧云因参选顺德基层人大代表选举，再次被当局以“破坏选举罪”羁押7个月；2013年10月，她被以“妨碍公务罪”逮捕，并在狱中遭酷刑虐待，还被注射不知名药物，导致健康状况毎况愈下。</text:p>
      <text:p text:style-name="P4">
2019年2月，李碧云被以“偷盗罪”、“妨害公务罪”判刑4年零3个月，以残疾之身入狱再遭虐待；去年2月24日，李碧云出狱，重病重残、大小便不能自理、吐血、患眼病，但仍被容桂街道派人24小时看守至今，要求出门看病数次被拦截殴打。</text:p>
      <text:p text:style-name="P4">
责编：何平</text:p>
      <text:p text:style-name="P4">
Source: <text:a xlink:type="simple" xlink:href="https://www.rfa.org/mandarin/Xinwen/8-05282023170211.html" text:style-name="Internet_20_link" text:visited-style-name="Visited_20_Internet_20_Link">
https://www.rfa.org/mandarin/Xinwen/8-05282023170211.html</text:a>
</text:p>
      <!--NEWS-->
      <text:h text:style-name="P10" text:outline-level="1">
<text:span text:style-name="T4">
英卫生部长：不会与护士工会就薪酬数额谈判</text:span>
</text:h>
      <text:p text:style-name="P4">
Author: 联合早报 (Person)</text:p>
      <text:p text:style-name="P4">
Publisher: 联合早报 (Organization)</text:p>
      <text:p text:style-name="P4">
Published Time: 2023-05-28T17:10</text:p>
      <text:p text:style-name="P4">
Modified Time: 2023-05-28T17:28</text:p>
      <text:p text:style-name="P4">
Description: 英国卫生部长巴克利说，政府不会就薪酬数额问题与皇家护理学院（RCN）进行谈判。路透社报道，英国当局此前为摆平护士罢工潮，曾提出下个财政年为护士加薪5%，并给每人发放相当于2%薪水的...</text:p>
      <text:p text:style-name="P4">
Videos: []</text:p>
      <text:p text:style-name="P4">
Audios: []</text:p>
      <text:p text:style-name="P4">
Images: []</text:p>
      <text:p text:style-name="P4">
Type: NewsArticle</text:p>
      <text:p text:style-name="P4">
Breadcrumbs: ['即时', '国际']</text:p>
      <text:p text:style-name="P4">
Keywords: ['英国', '护士', '通胀', '薪金']</text:p>
      <!--METADATA-->
      <text:p text:style-name="P4">
英国卫生部长巴克利说，政府不会就薪酬数额问题与皇家护理学院（RCN）进行谈判。</text:p>
      <text:p text:style-name="P4">
路透社报道，英国当局此前为摆平护士罢工潮，曾提出下个财政年为护士加薪5%，并给每人发放相当于2%薪水的一次性奖金。不过，英国最大护士工会RCN的护士拒绝了这份涨薪方案，并宣布立即升级罢工行动。</text:p>
      <text:p text:style-name="P4">
RCN方面曾表态称，政府必须“公平”地支付国家医疗服务体系（NHS）工作人员的工资；若工会护士不能与政府就薪酬问题达成协议，将计划罢工到圣诞节。</text:p>
      <text:p text:style-name="P4">
被问及会否恢复与工会的谈判时，卫生部长巴克利对英国天空新闻（Sky News）说，“不会就薪酬数额”与工会谈判。</text:p>
      <text:p text:style-name="P4">
据报，RCN的30万名成员已在就未来六个月的进一步罢工行动进行投票。</text:p>
      <text:p text:style-name="P4">
面对严重的通货膨胀危机，英国护士已展开多轮罢工，呼吁政府涨薪。其中，RCN于4月底进行的48小时罢工行动，首次将范围扩大到急诊科、重症监护室和癌症病房的工作人员。</text:p>
      <text:p text:style-name="P4">
Source: <text:a xlink:type="simple" xlink:href="https://www.zaobao.com.sg/realtime/world/story20230528-1399050" text:style-name="Internet_20_link" text:visited-style-name="Visited_20_Internet_20_Link">
https://www.zaobao.com.sg/realtime/world/story20230528-1399050</text:a>
</text:p>
      <!--NEWS-->
      <text:h text:style-name="P10" text:outline-level="1">
<text:span text:style-name="T4">
耳光乐队《红孩儿十八赢》走红    网民：谁听了瑟瑟发抖？</text:span>
</text:h>
      <text:p text:style-name="P4">
Author: None</text:p>
      <text:p text:style-name="P4">
Publisher: Radio Free Asia (Organization)</text:p>
      <text:p text:style-name="P4">
Published Time: 2023-05-28T17:17:04-04:00</text:p>
      <text:p text:style-name="P4">
Modified Time: 2023-05-28T17:17: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863815in" draw:z-index="0">
<draw:image xlink:href="../Images/rfamandarin/2023-05-28T17-17-04-04-00/000000.png" xlink:type="simple" xlink:show="embed" xlink:actuate="onLoad" draw:mime-type="image/png"/>
</draw:frame>
 耳光乐队现场演出 <text:a xlink:type="simple" xlink:href="https://www.rfa.org/mandarin/Xinwen/9-05282023171020.html/@@images/image" text:style-name="Internet_20_link" text:visited-style-name="Visited_20_Internet_20_Link">
</text:a>
网络视频截图</text:p>
      <text:p text:style-name="P4">
据海外网站中国数字时代发布的消息，中国摇滚乐队耳光乐队一首在今年初创作的歌曲《红孩儿十八赢》，近日在互联网上引发舆论关注。而一段疑似由观众拍摄的耳光乐队现场演出视频，也在推特中文圈广泛传播。</text:p>
      <text:p text:style-name="P4">
这首曲列出了中国“动态清零”疫政、谷爱凌争议、东航坠机、俄乌战争、小镇做题家、二舅、丰县铁链女、唐山烧烤店殴打女性、北京天通苑居委会“软肋”、兰州三岁男童因疫情防控错过治疗去世、郑州社区书记错过女儿成人礼、胡鑫宇失踪案、广州宝马冲撞人群、佩洛西访台、河南村镇银行暴雷、富士康员工徒步返乡、贵州大巴车、乌鲁木齐大火、白纸运动等近年来的热点事件，并形成“十八系列”，而其中一些歌曲在中国各大网络平台都遭到封禁。</text:p>
      <text:p text:style-name="P4">
报道说，目前在中国微博搜索“耳光乐队”或“红孩儿十八赢”，均显示“未找到相关结果”。而有网民评论问道，这歌曲“谁听了瑟瑟发抖？谁听了热泪盈眶？谁听了咬牙切齿？”。</text:p>
      <text:p text:style-name="P4">
责编：何平</text:p>
      <text:p text:style-name="P4">
Source: <text:a xlink:type="simple" xlink:href="https://www.rfa.org/mandarin/Xinwen/9-05282023171020.html" text:style-name="Internet_20_link" text:visited-style-name="Visited_20_Internet_20_Link">
https://www.rfa.org/mandarin/Xinwen/9-05282023171020.html</text:a>
</text:p>
      <!--NEWS-->
      <text:h text:style-name="P10" text:outline-level="1">
<text:span text:style-name="T4">
赖清德抨击中国制造舆论：形塑台湾大选为战争与和平选择</text:span>
</text:h>
      <text:p text:style-name="P4">
Author: None</text:p>
      <text:p text:style-name="P4">
Publisher: Radio Free Asia (Organization)</text:p>
      <text:p text:style-name="P4">
Published Time: 2023-05-28T17:19:39-04:00</text:p>
      <text:p text:style-name="P4">
Modified Time: 2023-05-28T17:19: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57851in" draw:z-index="0">
<draw:image xlink:href="../Images/rfamandarin/2023-05-28T17-19-39-04-00/000000.png" xlink:type="simple" xlink:show="embed" xlink:actuate="onLoad" draw:mime-type="image/png"/>
</draw:frame>
 台湾民进党主席赖清德 <text:a xlink:type="simple" xlink:href="https://www.rfa.org/mandarin/Xinwen/10-05282023171735.html/@@images/image" text:style-name="Internet_20_link" text:visited-style-name="Visited_20_Internet_20_Link">
</text:a>
路透社图片</text:p>
      <text:p text:style-name="P4">
台湾民进党主席赖清德星期天公开抨击北京当局在台湾社会制造舆论，形塑2024年台湾的总统大选是战争与和平的选择。</text:p>
      <text:p text:style-name="P4">
据台湾中央社5月28日报道，作为2024年总统大选参选人，赖清德当天出席亚太青年协会与台湾大学政治学系系学会主办的“2024校园总统马拉松”论坛时指出，中国对台“文攻”变本加厉，即九二共识、“一个中国”原则，或采取“武吓”，在台海进行军演，不放弃以武力并吞统一台湾；且中国还在台湾社会制造舆论，形塑2024总统大选是战争与和平的选择。</text:p>
      <text:p text:style-name="P4">
赖清德指出，台湾近年在总统蔡英文领导下，不断强化自我防卫能力，与民主阵营站在一起，“备战达到避战而求得和平，而不是放弃主权求得假和平”。台湾社会有一个共识，就是“民主、和平、繁荣”；特别是民主，除了有自由，还要尊重多元民主、尊重多元文化、尊重多元价值，这才是“人民当家作主”的真谛。</text:p>
      <text:p text:style-name="P4">
赖清德强调，“和平无价，战争没有赢家”，台湾没有人想要战争，也没有任何一个政党想求战；和平不只符合两岸利益，而是符合全世界的利益。</text:p>
      <text:p text:style-name="P4">
责编：何平</text:p>
      <text:p text:style-name="P4">
Source: <text:a xlink:type="simple" xlink:href="https://www.rfa.org/mandarin/Xinwen/10-05282023171735.html" text:style-name="Internet_20_link" text:visited-style-name="Visited_20_Internet_20_Link">
https://www.rfa.org/mandarin/Xinwen/10-05282023171735.html</text:a>
</text:p>
      <!--NEWS-->
      <text:h text:style-name="P10" text:outline-level="1">
<text:span text:style-name="T4">
美大使指对俄提供武器 南非将成立调查小组</text:span>
</text:h>
      <text:p text:style-name="P4">
Author: 联合早报 (Person)</text:p>
      <text:p text:style-name="P4">
Publisher: 联合早报 (Organization)</text:p>
      <text:p text:style-name="P4">
Published Time: 2023-05-28T18:02</text:p>
      <text:p text:style-name="P4">
Modified Time: 2023-05-28T18:07</text:p>
      <text:p text:style-name="P4">
Description: 南非总统拉马福萨成立一支三人独立小组，就此前美国大使所称俄罗斯船只在南非港口装载武器一事展开调查。彭博社报道，南非总统府在星期天（5月28日）的一份声明中说：“该小组将在任命后六周...</text:p>
      <text:p text:style-name="P4">
Videos: []</text:p>
      <text:p text:style-name="P4">
Audios: []</text:p>
      <text:p text:style-name="P4">
Images: []</text:p>
      <text:p text:style-name="P4">
Type: NewsArticle</text:p>
      <text:p text:style-name="P4">
Breadcrumbs: ['即时', '国际']</text:p>
      <text:p text:style-name="P4">
Keywords: ['南非', '美国', '俄乌战争', '俄罗斯']</text:p>
      <!--METADATA-->
      <text:p text:style-name="P4">
南非总统拉马福萨成立一支三人独立小组，就此前美国大使所称俄罗斯船只在南非港口装载武器一事展开调查。</text:p>
      <text:p text:style-name="P4">
彭博社报道，南非总统府在星期天（5月28日）的一份声明中说：“该小组将在任命后六周内完成调查，并有望在结束工作后两周内向总统提交报告。”</text:p>
      <text:p text:style-name="P4">
声明中还说，如果有必要，工作组也可要求延长调查时间。</text:p>
      <text:p text:style-name="P4">
如果报告能够按时完成，可能会在南非8月举办金砖五国集团（BRICS）峰会之前提交给总统拉马福萨。由于俄罗斯是金砖五国集团成员国，俄罗斯总统普京届时也将出席峰会。</text:p>
      <text:p text:style-name="P4">
美国驻南非大使布里格蒂5月11日对媒体说，虽然南非在俄罗斯入侵乌克兰一事上持中立立场，但美国确信南非向俄罗斯提供了武器和弹药，并指出武器已于去年12月在开普敦西门镇（Simon’sTown）海军基地装载到一艘俄罗斯货船Lady R上。</text:p>
      <text:p text:style-name="P4">
南非总统府当天声明，该货轮曾停靠南非并非秘密，但就其停靠目的出现的各种说法“至今都没有获得证据支持”。</text:p>
      <text:p text:style-name="P4">
南非国际关系与合作部长潘多尔5月12日召见布里格蒂，就后者的上述言论表示“最大不满”。布里格蒂当天发文称很高兴有机会“纠正我的公开言论所留下的任何错误印象”，此举被认为对其言论致歉。</text:p>
      <text:p text:style-name="P4">
彭博社的报道指出，南非货币兰特已在布里格蒂发表其言论后的四天内暴跌超过5%，随之而来的外交风波有可能破坏南非与美国的贸易协定。</text:p>
      <text:p text:style-name="P4">
Source: <text:a xlink:type="simple" xlink:href="https://www.zaobao.com.sg/realtime/world/story20230528-1399061" text:style-name="Internet_20_link" text:visited-style-name="Visited_20_Internet_20_Link">
https://www.zaobao.com.sg/realtime/world/story20230528-1399061</text:a>
</text:p>
      <!--NEWS-->
      <text:h text:style-name="P10" text:outline-level="1">
<text:span text:style-name="T4">
土耳其总统决选开票逾半 国营媒体称艾尔段暂居领先</text:span>
</text:h>
      <text:p text:style-name="P4">
Publisher: 法新社</text:p>
      <text:p text:style-name="P4">
Published Time: 2023-05-28T18:02:07+00:00</text:p>
      <text:p text:style-name="P4">
Modified Time: 2023-05-28T17:50:01+00:00</text:p>
      <text:p text:style-name="P4">
Description: （法新社伊斯坦堡28日电） 土耳其今天举行总统大选决选，据国营媒体报导，在开出过半选票后，现任总统艾尔段领先反对派领袖基里达欧鲁，但随着更多选票开出，他的领先差距似有缩减之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28T18-02-07-00-00/000000.png" xlink:type="simple" xlink:show="embed" xlink:actuate="onLoad" draw:mime-type="image/png"/>
</draw:frame>
</text:p>
      <text:p text:style-name="P4">
国营安纳杜鲁新闻社（Anadolu）报导，开出55%选票后，艾尔段（Tayyip Erdogan）以55.8%得票率暂居领先，基里达欧鲁（KemalKilicdaroglu）则以44.2%在后追赶。</text:p>
      <text:p text:style-name="P4">
不过，支持反对阵营的Anka新闻社报导，基里达欧鲁以51%领先艾尔段的49%。</text:p>
      <text:p text:style-name="P4">
Source: <text:a xlink:type="simple" xlink:href="https://www.rfi.fr/cn/%E5%9B%BD%E9%99%85%E6%8A%A5%E9%81%93/20230528-%E5%9C%9F%E8%80%B3%E5%85%B6%E6%80%BB%E7%BB%9F%E5%86%B3%E9%80%89%E5%BC%80%E7%A5%A8%E9%80%BE%E5%8D%8A-%E5%9B%BD%E8%90%A5%E5%AA%92%E4%BD%93%E7%A7%B0%E8%89%BE%E5%B0%94%E6%AE%B5%E6%9A%82%E5%B1%85%E9%A2%86%E5%85%88" text:style-name="Internet_20_link" text:visited-style-name="Visited_20_Internet_20_Link">
https://www.rfi.fr/cn/%E5%9B%BD%E9%99%85%E6%8A%A5%E9%81%93/20230528-%E5%9C%9F%E8%80%B3%E5%85%B6%E6%80%BB%E7%BB%9F%E5%86%B3%E9%80%89%E5%BC%80%E7%A5%A8%E9%80%BE%E5%8D%8A-%E5%9B%BD%E8%90%A5%E5%AA%92%E4%BD%93%E7%A7%B0%E8%89%BE%E5%B0%94%E6%AE%B5%E6%9A%82%E5%B1%85%E9%A2%86%E5%85%88</text:a>
</text:p>
      <!--NEWS-->
      <text:h text:style-name="P10" text:outline-level="1">
<text:span text:style-name="T4">
俄外长：西方对乌提供F-16战机是“不可接受”的升级行为</text:span>
</text:h>
      <text:p text:style-name="P4">
Author: 联合早报 (Person)</text:p>
      <text:p text:style-name="P4">
Publisher: 联合早报 (Organization)</text:p>
      <text:p text:style-name="P4">
Published Time: 2023-05-28T19:08</text:p>
      <text:p text:style-name="P4">
Modified Time: 2023-05-28T19:08</text:p>
      <text:p text:style-name="P4">
Description: 俄罗斯外交部长拉夫罗夫说，西方国家向乌克兰提供F-16战机的计划是“不可接受”的战争升级行为。俄罗斯塔斯社报道，拉夫罗夫星期天（5月28日）在接受电视节目“莫斯科，克里姆林宫，普京...</text:p>
      <text:p text:style-name="P4">
Videos: []</text:p>
      <text:p text:style-name="P4">
Audios: []</text:p>
      <text:p text:style-name="P4">
Images: []</text:p>
      <text:p text:style-name="P4">
Type: NewsArticle</text:p>
      <text:p text:style-name="P4">
Breadcrumbs: ['即时', '国际']</text:p>
      <text:p text:style-name="P4">
Keywords: ['俄乌战争', 'F-16战机', '俄罗斯', '拜登']</text:p>
      <!--METADATA-->
      <text:p text:style-name="P4">
俄罗斯外交部长拉夫罗夫说，西方国家向乌克兰提供F-16战机的计划是“不可接受”的战争升级行为。</text:p>
      <text:p text:style-name="P4">
俄罗斯塔斯社报道，拉夫罗夫星期天（5月28日）在接受电视节目“莫斯科，克里姆林宫，普京”（Moscow. Kremlin.Putin）采访时，谈到西方向乌克兰提供F-16战机一事，他对此评价道：“当然，这是一种不可接受的升级。”</text:p>
      <text:p text:style-name="P4">
拉夫罗夫指出，“西方政治分析家一直在讨论如何使俄罗斯去殖民化”，“他们的意思是分裂我们的国家。我希望明智者会放弃对由西方自己创造的新纳粹政权的鲁莽支持。”</text:p>
      <text:p text:style-name="P4">
乌克兰长期呼吁西方盟国提供至关重要的F-16战机支持，然而掌握决定权的美国此前迟迟不开绿灯，直到近期，面对国会和盟友的日益施压，美国总统拜登政府向欧洲盟友发出信号，表明将允许他们向乌克兰出口F-16战斗机。</text:p>
      <text:p text:style-name="P4">
拜登在出席七国集团（G7）广岛峰会时承诺，将支援盟友对乌飞行员的培训工作。</text:p>
      <text:p text:style-name="P4">
俄副外长格鲁什科上周警告称，若西方国家向乌克兰提供F-16战机，将面临“巨大风险”。</text:p>
      <text:p text:style-name="P4">
Source: <text:a xlink:type="simple" xlink:href="https://www.zaobao.com.sg/realtime/world/story20230528-1399074" text:style-name="Internet_20_link" text:visited-style-name="Visited_20_Internet_20_Link">
https://www.zaobao.com.sg/realtime/world/story20230528-1399074</text:a>
</text:p>
      <!--NEWS-->
      <text:h text:style-name="P10" text:outline-level="1">
<text:span text:style-name="T4">
法航大阪赴巴黎航班 因故障中途折返</text:span>
</text:h>
      <text:p text:style-name="P4">
Author: 联合早报 (Person)</text:p>
      <text:p text:style-name="P4">
Publisher: 联合早报 (Organization)</text:p>
      <text:p text:style-name="P4">
Published Time: 2023-05-28T19:15</text:p>
      <text:p text:style-name="P4">
Modified Time: 2023-05-28T19:15</text:p>
      <text:p text:style-name="P4">
Description: 法国航空一架由日本大阪飞往法国巴黎的航班，在飞行途中因出现故障而折返大阪。路透社引述日本共同社报道，法航客机KLM SA于当地时间星期天（5月28日）上午11时15分（新加坡时间星...</text:p>
      <text:p text:style-name="P4">
Videos: []</text:p>
      <text:p text:style-name="P4">
Audios: []</text:p>
      <text:p text:style-name="P4">
Images: []</text:p>
      <text:p text:style-name="P4">
Type: NewsArticle</text:p>
      <text:p text:style-name="P4">
Breadcrumbs: ['即时', '国际']</text:p>
      <text:p text:style-name="P4">
Keywords: ['航班', '故障', '日本', '法国']</text:p>
      <!--METADATA-->
      <text:p text:style-name="P4">
法国航空一架由日本大阪飞往法国巴黎的航班，在飞行途中因出现故障而折返大阪。</text:p>
      <text:p text:style-name="P4">
路透社引述日本共同社报道，法航客机KLMSA于当地时间星期天（5月28日）上午11时15分（新加坡时间星期天上午10时15分）从大阪关西机场起飞，但由于天气雷达和速度计出现故障，飞机在大约35分钟后折返，并于下午2时25分左右在关西机场安全降落。</text:p>
      <text:p text:style-name="P4">
日本交通部关西国际机场办公室称，机上324名乘客和机组人员均未受伤，但飞机前缘受损，原因正在调查中。</text:p>
      <text:p text:style-name="P4">
Source: <text:a xlink:type="simple" xlink:href="https://www.zaobao.com.sg/realtime/world/story20230528-1399076" text:style-name="Internet_20_link" text:visited-style-name="Visited_20_Internet_20_Link">
https://www.zaobao.com.sg/realtime/world/story20230528-1399076</text:a>
</text:p>
      <!--NEWS-->
      <text:h text:style-name="P10" text:outline-level="1">
<text:span text:style-name="T4">
韩媒：韩国机上擅开舱门乘客被逮捕</text:span>
</text:h>
      <text:p text:style-name="P4">
Author: 联合早报 (Person)</text:p>
      <text:p text:style-name="P4">
Publisher: 联合早报 (Organization)</text:p>
      <text:p text:style-name="P4">
Published Time: 2023-05-28T20:01</text:p>
      <text:p text:style-name="P4">
Modified Time: 2023-05-28T20:05</text:p>
      <text:p text:style-name="P4">
Description: 韩国大邱法院对在韩亚航空飞机上擅自打开应急舱门的乘客李某发出逮捕令。韩联社报道，韩亚航空（Asiana）OZ8124航班星期五（5月26日）上午从济州机场起飞，在降落大邱机场前，舱...</text:p>
      <text:p text:style-name="P4">
Videos: []</text:p>
      <text:p text:style-name="P4">
Audios: []</text:p>
      <text:p text:style-name="P4">
Images: []</text:p>
      <text:p text:style-name="P4">
Type: NewsArticle</text:p>
      <text:p text:style-name="P4">
Breadcrumbs: ['即时', '国际']</text:p>
      <text:p text:style-name="P4">
Keywords: ['韩国', '韩亚航空']</text:p>
      <!--METADATA-->
      <text:p text:style-name="P4">
韩国大邱法院对在韩亚航空飞机上擅自打开应急舱门的乘客李某发出逮捕令。</text:p>
      <text:p text:style-name="P4">
韩联社报道，韩亚航空（Asiana）OZ8124航班星期五（5月26日）上午从济州机场起飞，在降落大邱机场前，舱门突然打开。大邱警察厅在飞机降落后当场抓获打开舱门的男子李某（33岁）。</text:p>
      <text:p text:style-name="P4">
大邱地方法院星期天（28日）下午对李某进行逮捕必要性审查后，签发了逮捕证。据悉，法院认为李某罪行严重，有潜逃可能，因此决定将其逮捕。</text:p>
      <text:p text:style-name="P4">
此外，警方还计划对事发时制服犯罪嫌疑人的乘客和乘务员开展调查。</text:p>
      <text:p text:style-name="P4">
警方星期六（27日）说，李某自称最近失业，所以压力大，在飞机上觉得飞行时间比预期中要长，感到窒息，因此想要赶快离开。</text:p>
      <text:p text:style-name="P4">
李某打开舱门后，强风吹进机舱，导致部分乘客感到恐慌。机上共载有194名乘客，其中包括65名中小学生，部分学生出现恶心、呕吐、手脚颤抖等症状，被送医接受治疗。李某面对记者称“非常对不起孩子们”。</text:p>
      <text:p text:style-name="P4">
这是韩当局已知韩国航空史上首起这类事件。李某涉嫌违反《航空保安法》，可面临最高10年的监禁。</text:p>
      <text:p text:style-name="P4">
Source: <text:a xlink:type="simple" xlink:href="https://www.zaobao.com.sg/realtime/world/story20230528-1399085" text:style-name="Internet_20_link" text:visited-style-name="Visited_20_Internet_20_Link">
https://www.zaobao.com.sg/realtime/world/story20230528-1399085</text:a>
</text:p>
      <!--NEWS-->
      <text:h text:style-name="P10" text:outline-level="1">
<text:span text:style-name="T4">
英媒：苏纳克政府希望零售商为食品价格设上限</text:span>
</text:h>
      <text:p text:style-name="P4">
Author: 联合早报 (Person)</text:p>
      <text:p text:style-name="P4">
Publisher: 联合早报 (Organization)</text:p>
      <text:p text:style-name="P4">
Published Time: 2023-05-28T21:01</text:p>
      <text:p text:style-name="P4">
Modified Time: 2023-05-28T21:01</text:p>
      <text:p text:style-name="P4">
Description: 英国首相苏纳克政府正在寻求与零售商达成协议，为面包和牛奶等食品设定价格上限，从而更好应对通货膨胀问题。英国《电讯报》星期六（5月27日）援引卫生部长巴克利称，当局正在与超市进行建设...</text:p>
      <text:p text:style-name="P4">
Videos: []</text:p>
      <text:p text:style-name="P4">
Audios: []</text:p>
      <text:p text:style-name="P4">
Images: []</text:p>
      <text:p text:style-name="P4">
Type: NewsArticle</text:p>
      <text:p text:style-name="P4">
Breadcrumbs: ['即时', '国际']</text:p>
      <text:p text:style-name="P4">
Keywords: ['英国', '零售业', '通胀', '苏纳克']</text:p>
      <!--METADATA-->
      <text:p text:style-name="P4">
英国首相苏纳克政府正在寻求与零售商达成协议，为面包和牛奶等食品设定价格上限，从而更好应对通货膨胀问题。</text:p>
      <text:p text:style-name="P4">
英国《电讯报》星期六（5月27日）援引卫生部长巴克利称，当局正在与超市进行建设性的合作，探讨如何解决有关食品通胀和生活成本的实际问题，同时也非常注意相关措施对供应商的影响。</text:p>
      <text:p text:style-name="P4">
政府人士强调，上述建议目前处于计划阶段，零售商将自愿决定是否参与。</text:p>
      <text:p text:style-name="P4">
英国的食品通胀率为西欧最高，过去的一年中，食品价格已上涨超过19%，是自1970年代以来最糟糕的情况。最近几周以来，英国乐购（Tesco）和Sainsbury’s等大型超市已宣布对一些食品进行降价。</text:p>
      <text:p text:style-name="P4">
面对通胀危机带来的一系列民生挑战，首相苏纳克已承诺在今年年底前将通胀率降至5%左右。英国4月的通胀率为8.7%，低于今年年初的10%以上。</text:p>
      <text:p text:style-name="P4">
若苏纳克政府引入食品价格上限政策，将是自1970年代英国保守派前首相希思（Edward Heath）制定控制措施以来，英国在管理零售价格方面的最大尝试。</text:p>
      <text:p text:style-name="P4">
英国零售商协会（BRC）则敦促政府简化规则，”而非重新创造1970年代的价格控制手段”。</text:p>
      <text:p text:style-name="P4">
BRC食品与可持续发展主管奥佩（AndrewOpie）指出，控制食品价格不会对食品售价产生任何影响，“高昂的食品价格是能源、运输和劳动力成本飙升的直接结果，也是支付给食品制造商和农民的更高价格。”</text:p>
      <text:p text:style-name="P4">
Source: <text:a xlink:type="simple" xlink:href="https://www.zaobao.com.sg/realtime/world/story20230528-1399103" text:style-name="Internet_20_link" text:visited-style-name="Visited_20_Internet_20_Link">
https://www.zaobao.com.sg/realtime/world/story20230528-1399103</text:a>
</text:p>
      <!--NEWS-->
      <text:h text:style-name="P10" text:outline-level="1">
<text:span text:style-name="T4">
麦卡锡下一个挑战：促使国会通过债务上限初步协定</text:span>
</text:h>
      <text:p text:style-name="P4">
Author: chinese@voanews.com (美国之音)</text:p>
      <text:p text:style-name="P4">
Publisher: 美国之音中文网 (Type: NewsMediaOrganization)</text:p>
      <text:p text:style-name="P4">
Published Time: 2023-05-28T21:13:34+08:00</text:p>
      <text:p text:style-name="P4">
Modified Time: 2023-05-28 13:13:34Z</text:p>
      <text:p text:style-name="P4">
Description: 美国国会众议院共和党领袖就提高美国债务上限与白宫进行艰难谈判达成初步协定，国会众议院议长麦卡锡的下一个严峻的挑战是如何使协定得以在国会获得通过。国会的强硬派共和党人和激进民主党人都可能反对这个初步协定。</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mccarthy-next-challenge-sell-debt-ceiling-deal-in-congress-20230528/7112557.html" text:style-name="Internet_20_link" text:visited-style-name="Visited_20_Internet_20_Link">
https://www.voachinese.com/a/mccarthy-next-challenge-sell-debt-ceiling-deal-in-congress-20230528/7112557.html</text:a>
</text:p>
      <!--NEWS-->
      <text:h text:style-name="P10" text:outline-level="1">
<text:span text:style-name="T4">
乌遭俄最大规模空袭 泽连斯基赞扬乌空军</text:span>
</text:h>
      <text:p text:style-name="P4">
Author: 联合早报 (Person)</text:p>
      <text:p text:style-name="P4">
Publisher: 联合早报 (Organization)</text:p>
      <text:p text:style-name="P4">
Published Time: 2023-05-28T21:32</text:p>
      <text:p text:style-name="P4">
Modified Time: 2023-05-28T21:33</text:p>
      <text:p text:style-name="P4">
Description: 乌克兰遭俄罗斯大规模无人机空袭，乌空军称击落52架俄军无人机，总统泽连斯基赞扬乌防空部队的英勇表现。综合外电报道，俄罗斯对乌克兰彻夜发动数轮无人机袭击，也是本月对基辅进行的第14次...</text:p>
      <text:p text:style-name="P4">
Videos: []</text:p>
      <text:p text:style-name="P4">
Audios: []</text:p>
      <text:p text:style-name="P4">
Images: []</text:p>
      <text:p text:style-name="P4">
Type: NewsArticle</text:p>
      <text:p text:style-name="P4">
Breadcrumbs: ['即时', '国际']</text:p>
      <text:p text:style-name="P4">
Keywords: ['俄乌战争', '乌克兰', '无人机', '空袭']</text:p>
      <!--METADATA-->
      <text:p text:style-name="P4">
乌克兰遭俄罗斯大规模无人机空袭， <text:a xlink:type="simple" xlink:href="https://www.zaobao.com.sg/realtime/world/story20230528-1398909" text:style-name="Internet_20_link" text:visited-style-name="Visited_20_Internet_20_Link">
 乌空军称击落52架俄军无人机</text:a>
，总统泽连斯基赞扬乌防空部队的英勇表现。</text:p>
      <text:p text:style-name="P4">
综合外电报道，俄罗斯对乌克兰彻夜发动数轮无人机袭击，也是本月对基辅进行的第14次无人机袭击。乌克兰当局星期天（5月28日）说，被击落的无人机碎片落在几个区，导致两人死亡，另有三人受伤。</text:p>
      <text:p text:style-name="P4">
基辅市长克利奇科（VitaliKlitschko）当天早些时候说，无人机从多个方向袭向基辅，防空系统拦截了至少20架无人机，机体碎片坠落在一处加油站附近，导致一名41岁男子死亡，另有一名35岁妇女受伤。</text:p>
      <text:p text:style-name="P4">
乌克兰军方随后声明，本次袭击是战争爆发以来俄方发动的最大规模空袭，俄军出动了54架伊朗制“见证者”无人机（Shahed），其中52架被乌克兰防空部队击落。</text:p>
      <text:p text:style-name="P4">
乌空军称，莫斯科的目标是乌克兰“中部尤其基辅的军事设施和关键基础设施”。</text:p>
      <text:p text:style-name="P4">
乌总统泽连斯基当天晚些时候向乌防空部队表示感谢，赞扬部队士兵是“英雄”。他说：“每当你们击落敌人的无人机和导弹，生命就得到了拯救……你们是英雄！”</text:p>
      <text:p text:style-name="P4">
星期天正逢基辅庆祝城市日，乌当局称：“敌人决定在基辅日用他们的无人机杀手锏对基辅民众表示’祝贺’。”</text:p>
      <text:p text:style-name="P4">
乌总统办公室发言人耶尔马克说：“基辅已经站起来了。基辅强大而有力。”</text:p>
      <text:p text:style-name="P4">
Source: <text:a xlink:type="simple" xlink:href="https://www.zaobao.com.sg/realtime/world/story20230528-1399109" text:style-name="Internet_20_link" text:visited-style-name="Visited_20_Internet_20_Link">
https://www.zaobao.com.sg/realtime/world/story20230528-1399109</text:a>
</text:p>
      <!--NEWS-->
      <text:h text:style-name="P10" text:outline-level="1">
<text:span text:style-name="T4">
麦卡锡拜登美债上限协议 或面临强硬派共和党人挑战</text:span>
</text:h>
      <text:p text:style-name="P4">
Author: 联合早报 (Person)</text:p>
      <text:p text:style-name="P4">
Publisher: 联合早报 (Organization)</text:p>
      <text:p text:style-name="P4">
Published Time: 2023-05-28T22:27</text:p>
      <text:p text:style-name="P4">
Modified Time: 2023-05-28T23:10</text:p>
      <text:p text:style-name="P4">
Description: 美国政府债务违约危机迫在眉睫，经过多轮谈判，总统拜登和众议院议长麦卡锡原则上达成债务上限协议，但该协议能否在众议院获得通过仍有不确定性。路透社报道，债务上限协议预计将在星期天（5月...</text:p>
      <text:p text:style-name="P4">
Videos: []</text:p>
      <text:p text:style-name="P4">
Audios: []</text:p>
      <text:p text:style-name="P4">
Images: []</text:p>
      <text:p text:style-name="P4">
Type: NewsArticle</text:p>
      <text:p text:style-name="P4">
Breadcrumbs: ['即时', '国际']</text:p>
      <text:p text:style-name="P4">
Keywords: ['美国', '债务违约', '共和党', '拜登', '麦卡锡']</text:p>
      <!--METADATA-->
      <text:p text:style-name="P4">
美国政府债务违约危机迫在眉睫，经过多轮谈判，总统拜登和众议院议长麦卡锡原则上达成债务上限协议，但该协议能否在众议院获得通过仍有不确定性。</text:p>
      <text:p text:style-name="P4">
路透社报道，债务上限协议预计将在星期天（5月28日）拟定立法文本，国会议员将在同日获得有关协议文本，众议院将在5月31日进行投票。</text:p>
      <text:p text:style-name="P4">
根据协议，债务上限将暂停至2025年1月，即下一届美国大选结束后。一些了解该框架的人说，债务上限到时将于1月1日重新生效，但也有专家认为，确切日期或取决于法案文本。</text:p>
      <text:p text:style-name="P4">
共和党众议院议长麦卡锡即将面对的关卡，便是推动协议在众议院获得通过。麦卡锡星期天说，95%以上的众议院共和党人对该协议感到非常兴奋，他认为协议会获得大部分共和党人支持。</text:p>
      <text:p text:style-name="P4">
然而，一些强硬派共和党人已经威胁要让协议泡汤。得州共和党众议员罗伊（Chip Roy）当天发推文称，“我们将阻止”该协议在众议院获得通过。</text:p>
      <text:p text:style-name="P4">
众议院和参议院的共和党人对该协议的时间框架和新出现的条款持批评态度。罗伊在推文中指责道，该协议将保留民主党控制国会两院时制定的扩大国内税收局的做法。</text:p>
      <text:p text:style-name="P4">
共和党资深参议员格雷厄姆（LindseyGraham）也对协议有关美国国防和支持乌克兰的潜在影响表示担忧。他发文称不打算拖欠债务，但也不会支持削减海军规模、阻止继续向乌克兰提供技术和武器援助的协议。</text:p>
      <text:p text:style-name="P4">
麦卡锡承认众口难调，协议可能会受到部分共和党人抵制，但同时强调“这是朝正确方向迈出的一步，没有人想到我们会走到今天”；他也并不担心自己会因协议而丢掉众议院议长一职。</text:p>
      <text:p text:style-name="P4">
民主党非裔领袖杰弗里斯（HakeemJeffries）星期天晚些时候说，拜登和麦卡锡将于当地时间下午2时（新加坡时间29日凌晨2时）就敲定协议进行最终谈话，白宫将在下午5时向民主党人汇报债务上限协议。</text:p>
      <text:p text:style-name="P4">
Source: <text:a xlink:type="simple" xlink:href="https://www.zaobao.com.sg/realtime/world/story20230528-1399117" text:style-name="Internet_20_link" text:visited-style-name="Visited_20_Internet_20_Link">
https://www.zaobao.com.sg/realtime/world/story20230528-1399117</text:a>
</text:p>
      <!--NEWS-->
      <text:h text:style-name="P10" text:outline-level="1">
<text:span text:style-name="T4">
威尼斯运河部分河段变绿 疑为环保活动人士所为</text:span>
</text:h>
      <text:p text:style-name="P4">
Author: 联合早报 (Person)</text:p>
      <text:p text:style-name="P4">
Publisher: 联合早报 (Organization)</text:p>
      <text:p text:style-name="P4">
Published Time: 2023-05-28T23:09</text:p>
      <text:p text:style-name="P4">
Modified Time: 2023-05-28T23:09</text:p>
      <text:p text:style-name="P4">
Description: 意大利威尼斯大运河（Grand Canal）部分河段河水变成明亮的绿色，引起当地居民和警方注意，警方怀疑是气候变化活动人士所为。法新社报道，有照片显示，船夫在泛着磷光的威尼斯大运河...</text:p>
      <text:p text:style-name="P4">
Videos: []</text:p>
      <text:p text:style-name="P4">
Audios: []</text:p>
      <text:p text:style-name="P4">
Images: []</text:p>
      <text:p text:style-name="P4">
Type: NewsArticle</text:p>
      <text:p text:style-name="P4">
Breadcrumbs: ['即时', '国际']</text:p>
      <text:p text:style-name="P4">
Keywords: ['意大利', '威尼斯', '环境']</text:p>
      <!--METADATA-->
      <text:p text:style-name="P4">
意大利威尼斯大运河（Grand Canal）部分河段河水变成明亮的绿色，引起当地居民和警方注意，警方怀疑是气候变化活动人士所为。</text:p>
      <text:p text:style-name="P4">
法新社报道，有照片显示，船夫在泛着磷光的威尼斯大运河上划贡多拉，游客则沿阿尔托桥（Rialto Bridge）至运河部分变绿的水域拍照。</text:p>
      <text:p text:style-name="P4">
威尼托大区首长扎亚（LucaZaia）星期天（5月28日）发文说，当地居民首先发现了河水颜色的变化，地方当局已与警方紧急召开会议，调查河水中绿色液体的来源。</text:p>
      <text:p text:style-name="P4">
意大利消防部门称，正在帮助地区环境保护机构取样，对河水进行测试。</text:p>
      <text:p text:style-name="P4">
这并非威尼斯大运河第一次变成绿色。1968年，阿根廷艺术家乌利布鲁（Nicolas GarciaUriburu）在第34届威尼斯双年展期间，用荧光染料将大运河水染成了绿色，希望以此促进生态意识。</text:p>
      <text:p text:style-name="P4">
当地媒体称，警方正在调查星期天的行动会否是气候变化活动人士的抗议行为。</text:p>
      <text:p text:style-name="P4">
Source: <text:a xlink:type="simple" xlink:href="https://www.zaobao.com.sg/realtime/world/story20230528-1399129" text:style-name="Internet_20_link" text:visited-style-name="Visited_20_Internet_20_Link">
https://www.zaobao.com.sg/realtime/world/story20230528-1399129</text:a>
</text:p>
      <!--NEWS-->
      <text:h text:style-name="P10" text:outline-level="1">
<text:span text:style-name="T4">
俄在“基辅日”当天对基辅市发动侵乌以来最大规模无人机夜袭</text:span>
</text:h>
      <text:p text:style-name="P4">
Author: chinese@voanews.com (美国之音)</text:p>
      <text:p text:style-name="P4">
Publisher: 美国之音中文网 (Type: NewsMediaOrganization)</text:p>
      <text:p text:style-name="P4">
Published Time: 2023-05-28T23:26:32+08:00</text:p>
      <text:p text:style-name="P4">
Modified Time: 2023-05-28 15:26:32Z</text:p>
      <text:p text:style-name="P4">
Description: 在乌克兰首都基辅星期天（5月28日）准备举行庆祝建市活动之际，俄罗斯连夜对基辅进行了多波次无人机空袭。有关官员说，这次无人机袭击看来是俄罗斯去年2月入侵乌克兰以来规模最大的一次。</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unleashes-largest-drone-attack-on-kyiv-20230528/7112658.html" text:style-name="Internet_20_link" text:visited-style-name="Visited_20_Internet_20_Link">
https://www.voachinese.com/a/russia-unleashes-largest-drone-attack-on-kyiv-20230528/7112658.html</text:a>
</text:p>
      <!--NEWS-->
      <text:h text:style-name="P10" text:outline-level="1">
<text:span text:style-name="T4">
土耳其总统选举 官媒报埃尔多安领先</text:span>
</text:h>
      <text:p text:style-name="P4">
Author: 联合早报 (Person)</text:p>
      <text:p text:style-name="P4">
Publisher: 联合早报 (Organization)</text:p>
      <text:p text:style-name="P4">
Published Time: 2023-05-28T23:55</text:p>
      <text:p text:style-name="P4">
Modified Time: 2023-05-28T23:59</text:p>
      <text:p text:style-name="P4">
Description: 土耳其总统选举第二轮投票结束，当地官媒阿纳多卢通讯社（Anadolu）的数据显示，截至星期天（5月28日）晚上11时30分，现总统埃尔多安以略超一半的计票数领先于反对派“民族联盟”...</text:p>
      <text:p text:style-name="P4">
Videos: []</text:p>
      <text:p text:style-name="P4">
Audios: []</text:p>
      <text:p text:style-name="P4">
Images: []</text:p>
      <text:p text:style-name="P4">
Type: NewsArticle</text:p>
      <text:p text:style-name="P4">
Breadcrumbs: ['即时', '国际']</text:p>
      <text:p text:style-name="P4">
Keywords: ['土耳其', '总统选举', '埃尔多安']</text:p>
      <!--METADATA-->
      <text:p text:style-name="P4">
土耳其总统选举第二轮投票结束，当地官媒阿纳多卢通讯社（Anadolu）的数据显示，截至星期天（5月28日）晚上11时30分，现总统埃尔多安以略超一半的计票数领先于反对派“民族联盟”候选人克勒奇达尔奥卢。</text:p>
      <text:p text:style-name="P4">
法新社引述阿纳多卢通讯社报道，埃尔多安目前以55.8%的成绩领先，克勒奇达尔奥卢的得票率为44.2%；随着计票程序进行，两人之间的差距还会发生变化。</text:p>
      <text:p text:style-name="P4">
土耳其亲反对派的福克斯新闻频道称，土官媒统计的早期选票大多来自安纳托利亚（Anatolia）严重亲埃尔多安的地区。</text:p>
      <text:p text:style-name="P4">
当地不同媒体报道的初步机票成绩并不一致。亲反对派的安卡通讯社（Anka NewsAgency）公布的另一份计票结果显示，克勒奇达尔奥卢以51%的成绩领先于埃尔多安的49%。</text:p>
      <text:p text:style-name="P4">
Source: <text:a xlink:type="simple" xlink:href="https://www.zaobao.com.sg/realtime/world/story20230528-1399136" text:style-name="Internet_20_link" text:visited-style-name="Visited_20_Internet_20_Link">
https://www.zaobao.com.sg/realtime/world/story20230528-1399136</text:a>
</text:p>
      <!--NEWS-->
      <text:h text:style-name="P10" text:outline-level="1">
<text:span text:style-name="T4">
香港第二大民主派政党被迫解散 分析：温和路线走到尽头</text:span>
</text:h>
      <text:p text:style-name="P4">
Author: chinese@voanews.com (高锋)</text:p>
      <text:p text:style-name="P4">
Publisher: 美国之音中文网 (Type: NewsMediaOrganization)</text:p>
      <text:p text:style-name="P4">
Published Time: 2023-05-29T00:23:43+08:00</text:p>
      <text:p text:style-name="P4">
Modified Time: 2023-05-28 16:23:43Z</text:p>
      <text:p text:style-name="P4">
Description: 成立超过17年，以专业形象吸引中产支持的香港民主派政党公民党，5月27日宣布解散后，随后受到香港亲北京媒体炮轰，除了谴责公民党“反中乱港”，并质疑该党透过清盘，意图掩盖收受境外非法资助。有观察人士则谴责亲北京阵营为求抹黑香港民主派，无所不用其极。</text:p>
      <text:p text:style-name="P4">
Videos: []</text:p>
      <text:p text:style-name="P4">
Images: []</text:p>
      <text:p text:style-name="P4">
Categories: ['港澳', '人权', '中国', '法律', '新闻自由']</text:p>
      <text:p text:style-name="P4">
Type: None</text:p>
      <!--METADATA-->
      <text:p text:style-name="P4">
NoneNone</text:p>
      <text:p text:style-name="P4">
Source: <text:a xlink:type="simple" xlink:href="https://www.voachinese.com/a/hong-kong-s-pro-democracy-civic-party-dissolved-under-pressure-20230528/7112687.html" text:style-name="Internet_20_link" text:visited-style-name="Visited_20_Internet_20_Link">
https://www.voachinese.com/a/hong-kong-s-pro-democracy-civic-party-dissolved-under-pressure-20230528/7112687.html</text:a>
</text:p>
      <!--NEWS-->
      <text:h text:style-name="P10" text:outline-level="1">
<text:span text:style-name="T4">
中国与海外数据“脱钩”？境外用户无法登录福建统计局官网</text:span>
</text:h>
      <text:p text:style-name="P4">
Author: chinese@voanews.com (美国之音)</text:p>
      <text:p text:style-name="P4">
Publisher: 美国之音中文网 (Type: NewsMediaOrganization)</text:p>
      <text:p text:style-name="P4">
Published Time: 2023-05-29T01:24:11+08:00</text:p>
      <text:p text:style-name="P4">
Modified Time: 2023-05-28 17:24:11Z</text:p>
      <text:p text:style-name="P4">
Description: 提供经济和人口数据的福建省统计局官方网站的一些境外用户说，他们受限无法进入这个与台湾隔海相望省份的官网。有分析表示，中共当局近期限制海外获取中国数据的态势很明显。中国当局辩解称，福建采取了“紧急措施”应对网站近期受到的一次网络攻击。</text:p>
      <text:p text:style-name="P4">
Videos: []</text:p>
      <text:p text:style-name="P4">
Images: []</text:p>
      <text:p text:style-name="P4">
Categories: ['中国', '人权', '法律', '新闻自由']</text:p>
      <text:p text:style-name="P4">
Type: None</text:p>
      <!--METADATA-->
      <text:p text:style-name="P4">
NoneNone</text:p>
      <text:p text:style-name="P4">
Source: <text:a xlink:type="simple" xlink:href="https://www.voachinese.com/a/offshore-access-to-website-of-fujin-curbed-20230528/7112754.html" text:style-name="Internet_20_link" text:visited-style-name="Visited_20_Internet_20_Link">
https://www.voachinese.com/a/offshore-access-to-website-of-fujin-curbed-20230528/711275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